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re Baskerville1" svg:font-family="'Libre Baskervill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639in" fo:margin-left="-0.075in" fo:margin-top="0in" fo:margin-bottom="0in" table:align="left"/>
    </style:style>
    <style:style style:name="Table1.A" style:family="table-column">
      <style:table-column-properties style:column-width="0.4861in"/>
    </style:style>
    <style:style style:name="Table1.B" style:family="table-column">
      <style:table-column-properties style:column-width="0.2951in"/>
    </style:style>
    <style:style style:name="Table1.C" style:family="table-column">
      <style:table-column-properties style:column-width="0.3014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4924in"/>
    </style:style>
    <style:style style:name="Table1.G" style:family="table-column">
      <style:table-column-properties style:column-width="0.7597in"/>
    </style:style>
    <style:style style:name="Table1.H" style:family="table-column">
      <style:table-column-properties style:column-width="2.54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7674in" fo:margin-left="-0.075in" fo:margin-top="0in" fo:margin-bottom="0in" table:align="left"/>
    </style:style>
    <style:style style:name="Table2.A" style:family="table-column">
      <style:table-column-properties style:column-width="0.4861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0.3014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0.4924in"/>
    </style:style>
    <style:style style:name="Table2.F" style:family="table-column">
      <style:table-column-properties style:column-width="0.4931in"/>
    </style:style>
    <style:style style:name="Table2.G" style:family="table-column">
      <style:table-column-properties style:column-width="0.6889in"/>
    </style:style>
    <style:style style:name="Table2.H" style:family="table-column">
      <style:table-column-properties style:column-width="2.6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674in" fo:margin-left="-0.075in" fo:margin-top="0in" fo:margin-bottom="0in" table:align="left"/>
    </style:style>
    <style:style style:name="Table3.A" style:family="table-column">
      <style:table-column-properties style:column-width="0.4861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0.3014in"/>
    </style:style>
    <style:style style:name="Table3.D" style:family="table-column">
      <style:table-column-properties style:column-width="0.3938in"/>
    </style:style>
    <style:style style:name="Table3.E" style:family="table-column">
      <style:table-column-properties style:column-width="0.4924in"/>
    </style:style>
    <style:style style:name="Table3.F" style:family="table-column">
      <style:table-column-properties style:column-width="0.4931in"/>
    </style:style>
    <style:style style:name="Table3.G" style:family="table-column">
      <style:table-column-properties style:column-width="0.6889in"/>
    </style:style>
    <style:style style:name="Table3.H" style:family="table-column">
      <style:table-column-properties style:column-width="2.6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7674in" fo:margin-left="-0.075in" fo:margin-top="0in" fo:margin-bottom="0in" table:align="left"/>
    </style:style>
    <style:style style:name="Table4.A" style:family="table-column">
      <style:table-column-properties style:column-width="0.4861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0.3014in"/>
    </style:style>
    <style:style style:name="Table4.D" style:family="table-column">
      <style:table-column-properties style:column-width="0.3938in"/>
    </style:style>
    <style:style style:name="Table4.E" style:family="table-column">
      <style:table-column-properties style:column-width="0.4924in"/>
    </style:style>
    <style:style style:name="Table4.F" style:family="table-column">
      <style:table-column-properties style:column-width="0.4931in"/>
    </style:style>
    <style:style style:name="Table4.G" style:family="table-column">
      <style:table-column-properties style:column-width="0.6889in"/>
    </style:style>
    <style:style style:name="Table4.H" style:family="table-column">
      <style:table-column-properties style:column-width="2.6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7674in" fo:margin-left="-0.075in" fo:margin-top="0in" fo:margin-bottom="0in" table:align="left"/>
    </style:style>
    <style:style style:name="Table5.A" style:family="table-column">
      <style:table-column-properties style:column-width="0.4861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0.3014in"/>
    </style:style>
    <style:style style:name="Table5.D" style:family="table-column">
      <style:table-column-properties style:column-width="0.3938in"/>
    </style:style>
    <style:style style:name="Table5.F" style:family="table-column">
      <style:table-column-properties style:column-width="0.4931in"/>
    </style:style>
    <style:style style:name="Table5.G" style:family="table-column">
      <style:table-column-properties style:column-width="0.591in"/>
    </style:style>
    <style:style style:name="Table5.H" style:family="table-column">
      <style:table-column-properties style:column-width="2.81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5.7674in" fo:margin-left="-0.075in" fo:margin-top="0in" fo:margin-bottom="0in" table:align="left"/>
    </style:style>
    <style:style style:name="Table6.A" style:family="table-column">
      <style:table-column-properties style:column-width="0.4861in"/>
    </style:style>
    <style:style style:name="Table6.B" style:family="table-column">
      <style:table-column-properties style:column-width="0.2958in"/>
    </style:style>
    <style:style style:name="Table6.C" style:family="table-column">
      <style:table-column-properties style:column-width="0.3014in"/>
    </style:style>
    <style:style style:name="Table6.D" style:family="table-column">
      <style:table-column-properties style:column-width="0.3938in"/>
    </style:style>
    <style:style style:name="Table6.E" style:family="table-column">
      <style:table-column-properties style:column-width="0.4924in"/>
    </style:style>
    <style:style style:name="Table6.F" style:family="table-column">
      <style:table-column-properties style:column-width="0.4931in"/>
    </style:style>
    <style:style style:name="Table6.G" style:family="table-column">
      <style:table-column-properties style:column-width="0.6889in"/>
    </style:style>
    <style:style style:name="Table6.H" style:family="table-column">
      <style:table-column-properties style:column-width="2.615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5.7674in" fo:margin-left="-0.075in" fo:margin-top="0in" fo:margin-bottom="0in" table:align="left"/>
    </style:style>
    <style:style style:name="Table7.A" style:family="table-column">
      <style:table-column-properties style:column-width="0.4861in"/>
    </style:style>
    <style:style style:name="Table7.B" style:family="table-column">
      <style:table-column-properties style:column-width="0.2958in"/>
    </style:style>
    <style:style style:name="Table7.C" style:family="table-column">
      <style:table-column-properties style:column-width="0.3014in"/>
    </style:style>
    <style:style style:name="Table7.D" style:family="table-column">
      <style:table-column-properties style:column-width="0.3938in"/>
    </style:style>
    <style:style style:name="Table7.E" style:family="table-column">
      <style:table-column-properties style:column-width="0.4924in"/>
    </style:style>
    <style:style style:name="Table7.F" style:family="table-column">
      <style:table-column-properties style:column-width="0.4931in"/>
    </style:style>
    <style:style style:name="Table7.G" style:family="table-column">
      <style:table-column-properties style:column-width="0.6889in"/>
    </style:style>
    <style:style style:name="Table7.H" style:family="table-column">
      <style:table-column-properties style:column-width="2.615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5.7674in" fo:margin-left="-0.075in" fo:margin-top="0in" fo:margin-bottom="0in" table:align="left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0.3014in"/>
    </style:style>
    <style:style style:name="Table8.D" style:family="table-column">
      <style:table-column-properties style:column-width="0.3938in"/>
    </style:style>
    <style:style style:name="Table8.E" style:family="table-column">
      <style:table-column-properties style:column-width="0.4924in"/>
    </style:style>
    <style:style style:name="Table8.F" style:family="table-column">
      <style:table-column-properties style:column-width="0.4931in"/>
    </style:style>
    <style:style style:name="Table8.G" style:family="table-column">
      <style:table-column-properties style:column-width="0.6889in"/>
    </style:style>
    <style:style style:name="Table8.H" style:family="table-column">
      <style:table-column-properties style:column-width="2.615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5.7674in" fo:margin-left="-0.075in" fo:margin-top="0in" fo:margin-bottom="0in" table:align="left"/>
    </style:style>
    <style:style style:name="Table9.A" style:family="table-column">
      <style:table-column-properties style:column-width="0.4861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0.3014in"/>
    </style:style>
    <style:style style:name="Table9.D" style:family="table-column">
      <style:table-column-properties style:column-width="0.3938in"/>
    </style:style>
    <style:style style:name="Table9.F" style:family="table-column">
      <style:table-column-properties style:column-width="0.4931in"/>
    </style:style>
    <style:style style:name="Table9.G" style:family="table-column">
      <style:table-column-properties style:column-width="0.591in"/>
    </style:style>
    <style:style style:name="Table9.H" style:family="table-column">
      <style:table-column-properties style:column-width="2.811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5.7674in" fo:margin-left="-0.075in" fo:margin-top="0in" fo:margin-bottom="0in" table:align="left"/>
    </style:style>
    <style:style style:name="Table10.A" style:family="table-column">
      <style:table-column-properties style:column-width="0.4861in"/>
    </style:style>
    <style:style style:name="Table10.B" style:family="table-column">
      <style:table-column-properties style:column-width="0.2958in"/>
    </style:style>
    <style:style style:name="Table10.C" style:family="table-column">
      <style:table-column-properties style:column-width="0.3014in"/>
    </style:style>
    <style:style style:name="Table10.D" style:family="table-column">
      <style:table-column-properties style:column-width="0.3938in"/>
    </style:style>
    <style:style style:name="Table10.F" style:family="table-column">
      <style:table-column-properties style:column-width="0.4931in"/>
    </style:style>
    <style:style style:name="Table10.G" style:family="table-column">
      <style:table-column-properties style:column-width="0.591in"/>
    </style:style>
    <style:style style:name="Table10.H" style:family="table-column">
      <style:table-column-properties style:column-width="2.811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5.7674in" fo:margin-left="-0.075in" fo:margin-top="0in" fo:margin-bottom="0in" table:align="left"/>
    </style:style>
    <style:style style:name="Table11.A" style:family="table-column">
      <style:table-column-properties style:column-width="0.4861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0.3014in"/>
    </style:style>
    <style:style style:name="Table11.D" style:family="table-column">
      <style:table-column-properties style:column-width="0.3938in"/>
    </style:style>
    <style:style style:name="Table11.F" style:family="table-column">
      <style:table-column-properties style:column-width="0.4931in"/>
    </style:style>
    <style:style style:name="Table11.G" style:family="table-column">
      <style:table-column-properties style:column-width="0.591in"/>
    </style:style>
    <style:style style:name="Table11.H" style:family="table-column">
      <style:table-column-properties style:column-width="2.811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5.7674in" fo:margin-left="-0.075in" fo:margin-top="0in" fo:margin-bottom="0in" table:align="left"/>
    </style:style>
    <style:style style:name="Table12.A" style:family="table-column">
      <style:table-column-properties style:column-width="0.4861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0.3014in"/>
    </style:style>
    <style:style style:name="Table12.D" style:family="table-column">
      <style:table-column-properties style:column-width="0.3938in"/>
    </style:style>
    <style:style style:name="Table12.F" style:family="table-column">
      <style:table-column-properties style:column-width="0.4931in"/>
    </style:style>
    <style:style style:name="Table12.G" style:family="table-column">
      <style:table-column-properties style:column-width="0.591in"/>
    </style:style>
    <style:style style:name="Table12.H" style:family="table-column">
      <style:table-column-properties style:column-width="2.811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5.7674in" fo:margin-left="-0.075in" fo:margin-top="0in" fo:margin-bottom="0in" table:align="left"/>
    </style:style>
    <style:style style:name="Table13.A" style:family="table-column">
      <style:table-column-properties style:column-width="0.4861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0.3014in"/>
    </style:style>
    <style:style style:name="Table13.D" style:family="table-column">
      <style:table-column-properties style:column-width="0.3938in"/>
    </style:style>
    <style:style style:name="Table13.E" style:family="table-column">
      <style:table-column-properties style:column-width="0.4924in"/>
    </style:style>
    <style:style style:name="Table13.F" style:family="table-column">
      <style:table-column-properties style:column-width="0.4931in"/>
    </style:style>
    <style:style style:name="Table13.G" style:family="table-column">
      <style:table-column-properties style:column-width="0.6889in"/>
    </style:style>
    <style:style style:name="Table13.H" style:family="table-column">
      <style:table-column-properties style:column-width="2.6153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5.7674in" fo:margin-left="-0.075in" fo:margin-top="0in" fo:margin-bottom="0in" table:align="left"/>
    </style:style>
    <style:style style:name="Table14.A" style:family="table-column">
      <style:table-column-properties style:column-width="0.4861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0.3014in"/>
    </style:style>
    <style:style style:name="Table14.D" style:family="table-column">
      <style:table-column-properties style:column-width="0.3938in"/>
    </style:style>
    <style:style style:name="Table14.F" style:family="table-column">
      <style:table-column-properties style:column-width="0.4931in"/>
    </style:style>
    <style:style style:name="Table14.G" style:family="table-column">
      <style:table-column-properties style:column-width="0.591in"/>
    </style:style>
    <style:style style:name="Table14.H" style:family="table-column">
      <style:table-column-properties style:column-width="2.811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5.7674in" fo:margin-left="-0.075in" fo:margin-top="0in" fo:margin-bottom="0in" table:align="left"/>
    </style:style>
    <style:style style:name="Table15.A" style:family="table-column">
      <style:table-column-properties style:column-width="0.4861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0.3014in"/>
    </style:style>
    <style:style style:name="Table15.D" style:family="table-column">
      <style:table-column-properties style:column-width="0.3938in"/>
    </style:style>
    <style:style style:name="Table15.E" style:family="table-column">
      <style:table-column-properties style:column-width="0.4924in"/>
    </style:style>
    <style:style style:name="Table15.F" style:family="table-column">
      <style:table-column-properties style:column-width="0.4931in"/>
    </style:style>
    <style:style style:name="Table15.G" style:family="table-column">
      <style:table-column-properties style:column-width="0.6889in"/>
    </style:style>
    <style:style style:name="Table15.H" style:family="table-column">
      <style:table-column-properties style:column-width="2.6153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5.7674in" fo:margin-left="-0.075in" fo:margin-top="0in" fo:margin-bottom="0in" table:align="left"/>
    </style:style>
    <style:style style:name="Table16.A" style:family="table-column">
      <style:table-column-properties style:column-width="0.4861in"/>
    </style:style>
    <style:style style:name="Table16.B" style:family="table-column">
      <style:table-column-properties style:column-width="0.2958in"/>
    </style:style>
    <style:style style:name="Table16.C" style:family="table-column">
      <style:table-column-properties style:column-width="0.3014in"/>
    </style:style>
    <style:style style:name="Table16.D" style:family="table-column">
      <style:table-column-properties style:column-width="0.3938in"/>
    </style:style>
    <style:style style:name="Table16.E" style:family="table-column">
      <style:table-column-properties style:column-width="0.4924in"/>
    </style:style>
    <style:style style:name="Table16.F" style:family="table-column">
      <style:table-column-properties style:column-width="0.4931in"/>
    </style:style>
    <style:style style:name="Table16.G" style:family="table-column">
      <style:table-column-properties style:column-width="0.6889in"/>
    </style:style>
    <style:style style:name="Table16.H" style:family="table-column">
      <style:table-column-properties style:column-width="2.615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5.7674in" fo:margin-left="-0.075in" fo:margin-top="0in" fo:margin-bottom="0in" table:align="left"/>
    </style:style>
    <style:style style:name="Table17.A" style:family="table-column">
      <style:table-column-properties style:column-width="0.4861in"/>
    </style:style>
    <style:style style:name="Table17.B" style:family="table-column">
      <style:table-column-properties style:column-width="0.2958in"/>
    </style:style>
    <style:style style:name="Table17.C" style:family="table-column">
      <style:table-column-properties style:column-width="0.3014in"/>
    </style:style>
    <style:style style:name="Table17.D" style:family="table-column">
      <style:table-column-properties style:column-width="0.3938in"/>
    </style:style>
    <style:style style:name="Table17.E" style:family="table-column">
      <style:table-column-properties style:column-width="0.4924in"/>
    </style:style>
    <style:style style:name="Table17.F" style:family="table-column">
      <style:table-column-properties style:column-width="0.4931in"/>
    </style:style>
    <style:style style:name="Table17.G" style:family="table-column">
      <style:table-column-properties style:column-width="0.6889in"/>
    </style:style>
    <style:style style:name="Table17.H" style:family="table-column">
      <style:table-column-properties style:column-width="2.615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5.7674in" fo:margin-left="-0.075in" fo:margin-top="0in" fo:margin-bottom="0in" table:align="left"/>
    </style:style>
    <style:style style:name="Table18.A" style:family="table-column">
      <style:table-column-properties style:column-width="0.4861in"/>
    </style:style>
    <style:style style:name="Table18.B" style:family="table-column">
      <style:table-column-properties style:column-width="0.2958in"/>
    </style:style>
    <style:style style:name="Table18.C" style:family="table-column">
      <style:table-column-properties style:column-width="0.3014in"/>
    </style:style>
    <style:style style:name="Table18.D" style:family="table-column">
      <style:table-column-properties style:column-width="0.3938in"/>
    </style:style>
    <style:style style:name="Table18.E" style:family="table-column">
      <style:table-column-properties style:column-width="0.4924in"/>
    </style:style>
    <style:style style:name="Table18.F" style:family="table-column">
      <style:table-column-properties style:column-width="0.4931in"/>
    </style:style>
    <style:style style:name="Table18.G" style:family="table-column">
      <style:table-column-properties style:column-width="0.6889in"/>
    </style:style>
    <style:style style:name="Table18.H" style:family="table-column">
      <style:table-column-properties style:column-width="2.6153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9" style:family="table">
      <style:table-properties style:width="5.7674in" fo:margin-left="-0.075in" fo:margin-top="0in" fo:margin-bottom="0in" table:align="left"/>
    </style:style>
    <style:style style:name="Table19.A" style:family="table-column">
      <style:table-column-properties style:column-width="0.4861in"/>
    </style:style>
    <style:style style:name="Table19.B" style:family="table-column">
      <style:table-column-properties style:column-width="0.2958in"/>
    </style:style>
    <style:style style:name="Table19.C" style:family="table-column">
      <style:table-column-properties style:column-width="0.3014in"/>
    </style:style>
    <style:style style:name="Table19.D" style:family="table-column">
      <style:table-column-properties style:column-width="0.3938in"/>
    </style:style>
    <style:style style:name="Table19.E" style:family="table-column">
      <style:table-column-properties style:column-width="0.4924in"/>
    </style:style>
    <style:style style:name="Table19.F" style:family="table-column">
      <style:table-column-properties style:column-width="0.4931in"/>
    </style:style>
    <style:style style:name="Table19.G" style:family="table-column">
      <style:table-column-properties style:column-width="0.6889in"/>
    </style:style>
    <style:style style:name="Table19.H" style:family="table-column">
      <style:table-column-properties style:column-width="2.6153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20" style:family="table">
      <style:table-properties style:width="5.7674in" fo:margin-left="-0.075in" fo:margin-top="0in" fo:margin-bottom="0in" table:align="left"/>
    </style:style>
    <style:style style:name="Table20.A" style:family="table-column">
      <style:table-column-properties style:column-width="0.4861in"/>
    </style:style>
    <style:style style:name="Table20.B" style:family="table-column">
      <style:table-column-properties style:column-width="0.2958in"/>
    </style:style>
    <style:style style:name="Table20.C" style:family="table-column">
      <style:table-column-properties style:column-width="0.3014in"/>
    </style:style>
    <style:style style:name="Table20.D" style:family="table-column">
      <style:table-column-properties style:column-width="0.3938in"/>
    </style:style>
    <style:style style:name="Table20.F" style:family="table-column">
      <style:table-column-properties style:column-width="0.4931in"/>
    </style:style>
    <style:style style:name="Table20.G" style:family="table-column">
      <style:table-column-properties style:column-width="0.591in"/>
    </style:style>
    <style:style style:name="Table20.H" style:family="table-column">
      <style:table-column-properties style:column-width="2.811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1" style:family="table">
      <style:table-properties style:width="5.7674in" fo:margin-left="-0.075in" fo:margin-top="0in" fo:margin-bottom="0in" table:align="left"/>
    </style:style>
    <style:style style:name="Table21.A" style:family="table-column">
      <style:table-column-properties style:column-width="0.4861in"/>
    </style:style>
    <style:style style:name="Table21.B" style:family="table-column">
      <style:table-column-properties style:column-width="0.2958in"/>
    </style:style>
    <style:style style:name="Table21.C" style:family="table-column">
      <style:table-column-properties style:column-width="0.3014in"/>
    </style:style>
    <style:style style:name="Table21.D" style:family="table-column">
      <style:table-column-properties style:column-width="0.3938in"/>
    </style:style>
    <style:style style:name="Table21.E" style:family="table-column">
      <style:table-column-properties style:column-width="0.4924in"/>
    </style:style>
    <style:style style:name="Table21.F" style:family="table-column">
      <style:table-column-properties style:column-width="0.4931in"/>
    </style:style>
    <style:style style:name="Table21.G" style:family="table-column">
      <style:table-column-properties style:column-width="0.6889in"/>
    </style:style>
    <style:style style:name="Table21.H" style:family="table-column">
      <style:table-column-properties style:column-width="2.6153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5.7674in" fo:margin-left="-0.075in" fo:margin-top="0in" fo:margin-bottom="0in" table:align="left"/>
    </style:style>
    <style:style style:name="Table22.A" style:family="table-column">
      <style:table-column-properties style:column-width="0.4861in"/>
    </style:style>
    <style:style style:name="Table22.B" style:family="table-column">
      <style:table-column-properties style:column-width="0.2958in"/>
    </style:style>
    <style:style style:name="Table22.C" style:family="table-column">
      <style:table-column-properties style:column-width="0.3014in"/>
    </style:style>
    <style:style style:name="Table22.D" style:family="table-column">
      <style:table-column-properties style:column-width="0.3938in"/>
    </style:style>
    <style:style style:name="Table22.E" style:family="table-column">
      <style:table-column-properties style:column-width="0.4924in"/>
    </style:style>
    <style:style style:name="Table22.F" style:family="table-column">
      <style:table-column-properties style:column-width="0.5722in"/>
    </style:style>
    <style:style style:name="Table22.G" style:family="table-column">
      <style:table-column-properties style:column-width="0.6889in"/>
    </style:style>
    <style:style style:name="Table22.H" style:family="table-column">
      <style:table-column-properties style:column-width="2.536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3" style:family="table">
      <style:table-properties style:width="5.7674in" fo:margin-left="-0.075in" fo:margin-top="0in" fo:margin-bottom="0in" table:align="left"/>
    </style:style>
    <style:style style:name="Table23.A" style:family="table-column">
      <style:table-column-properties style:column-width="0.4861in"/>
    </style:style>
    <style:style style:name="Table23.B" style:family="table-column">
      <style:table-column-properties style:column-width="0.2958in"/>
    </style:style>
    <style:style style:name="Table23.C" style:family="table-column">
      <style:table-column-properties style:column-width="0.3014in"/>
    </style:style>
    <style:style style:name="Table23.D" style:family="table-column">
      <style:table-column-properties style:column-width="0.3938in"/>
    </style:style>
    <style:style style:name="Table23.E" style:family="table-column">
      <style:table-column-properties style:column-width="0.4924in"/>
    </style:style>
    <style:style style:name="Table23.F" style:family="table-column">
      <style:table-column-properties style:column-width="0.4931in"/>
    </style:style>
    <style:style style:name="Table23.G" style:family="table-column">
      <style:table-column-properties style:column-width="0.6889in"/>
    </style:style>
    <style:style style:name="Table23.H" style:family="table-column">
      <style:table-column-properties style:column-width="2.6153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4" style:family="table">
      <style:table-properties style:width="5.7674in" fo:margin-left="-0.075in" fo:margin-top="0in" fo:margin-bottom="0in" table:align="left"/>
    </style:style>
    <style:style style:name="Table24.A" style:family="table-column">
      <style:table-column-properties style:column-width="0.4861in"/>
    </style:style>
    <style:style style:name="Table24.B" style:family="table-column">
      <style:table-column-properties style:column-width="0.2958in"/>
    </style:style>
    <style:style style:name="Table24.C" style:family="table-column">
      <style:table-column-properties style:column-width="0.3014in"/>
    </style:style>
    <style:style style:name="Table24.D" style:family="table-column">
      <style:table-column-properties style:column-width="0.3938in"/>
    </style:style>
    <style:style style:name="Table24.E" style:family="table-column">
      <style:table-column-properties style:column-width="0.4924in"/>
    </style:style>
    <style:style style:name="Table24.F" style:family="table-column">
      <style:table-column-properties style:column-width="0.4931in"/>
    </style:style>
    <style:style style:name="Table24.G" style:family="table-column">
      <style:table-column-properties style:column-width="0.6889in"/>
    </style:style>
    <style:style style:name="Table24.H" style:family="table-column">
      <style:table-column-properties style:column-width="2.615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="none"/>
    </style:style>
    <style:style style:name="Table25" style:family="table">
      <style:table-properties style:width="5.7674in" fo:margin-left="-0.075in" fo:margin-top="0in" fo:margin-bottom="0in" table:align="left"/>
    </style:style>
    <style:style style:name="Table25.A" style:family="table-column">
      <style:table-column-properties style:column-width="0.4861in"/>
    </style:style>
    <style:style style:name="Table25.B" style:family="table-column">
      <style:table-column-properties style:column-width="0.2958in"/>
    </style:style>
    <style:style style:name="Table25.C" style:family="table-column">
      <style:table-column-properties style:column-width="0.3014in"/>
    </style:style>
    <style:style style:name="Table25.D" style:family="table-column">
      <style:table-column-properties style:column-width="0.3938in"/>
    </style:style>
    <style:style style:name="Table25.E" style:family="table-column">
      <style:table-column-properties style:column-width="0.4924in"/>
    </style:style>
    <style:style style:name="Table25.F" style:family="table-column">
      <style:table-column-properties style:column-width="0.4931in"/>
    </style:style>
    <style:style style:name="Table25.G" style:family="table-column">
      <style:table-column-properties style:column-width="0.6889in"/>
    </style:style>
    <style:style style:name="Table25.H" style:family="table-column">
      <style:table-column-properties style:column-width="2.6153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5.7674in" fo:margin-left="-0.075in" fo:margin-top="0in" fo:margin-bottom="0in" table:align="left"/>
    </style:style>
    <style:style style:name="Table26.A" style:family="table-column">
      <style:table-column-properties style:column-width="0.4861in"/>
    </style:style>
    <style:style style:name="Table26.B" style:family="table-column">
      <style:table-column-properties style:column-width="0.2958in"/>
    </style:style>
    <style:style style:name="Table26.C" style:family="table-column">
      <style:table-column-properties style:column-width="0.3014in"/>
    </style:style>
    <style:style style:name="Table26.D" style:family="table-column">
      <style:table-column-properties style:column-width="0.3938in"/>
    </style:style>
    <style:style style:name="Table26.E" style:family="table-column">
      <style:table-column-properties style:column-width="0.4924in"/>
    </style:style>
    <style:style style:name="Table26.F" style:family="table-column">
      <style:table-column-properties style:column-width="0.4931in"/>
    </style:style>
    <style:style style:name="Table26.G" style:family="table-column">
      <style:table-column-properties style:column-width="0.6889in"/>
    </style:style>
    <style:style style:name="Table26.H" style:family="table-column">
      <style:table-column-properties style:column-width="2.6153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="none"/>
    </style:style>
    <style:style style:name="Table27" style:family="table">
      <style:table-properties style:width="5.7674in" fo:margin-left="-0.075in" fo:margin-top="0in" fo:margin-bottom="0in" table:align="left"/>
    </style:style>
    <style:style style:name="Table27.A" style:family="table-column">
      <style:table-column-properties style:column-width="0.4861in"/>
    </style:style>
    <style:style style:name="Table27.B" style:family="table-column">
      <style:table-column-properties style:column-width="0.2958in"/>
    </style:style>
    <style:style style:name="Table27.C" style:family="table-column">
      <style:table-column-properties style:column-width="0.3014in"/>
    </style:style>
    <style:style style:name="Table27.D" style:family="table-column">
      <style:table-column-properties style:column-width="0.3938in"/>
    </style:style>
    <style:style style:name="Table27.E" style:family="table-column">
      <style:table-column-properties style:column-width="0.4924in"/>
    </style:style>
    <style:style style:name="Table27.F" style:family="table-column">
      <style:table-column-properties style:column-width="0.4931in"/>
    </style:style>
    <style:style style:name="Table27.G" style:family="table-column">
      <style:table-column-properties style:column-width="0.6889in"/>
    </style:style>
    <style:style style:name="Table27.H" style:family="table-column">
      <style:table-column-properties style:column-width="2.6153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5.7674in" fo:margin-left="-0.075in" fo:margin-top="0in" fo:margin-bottom="0in" table:align="left"/>
    </style:style>
    <style:style style:name="Table28.A" style:family="table-column">
      <style:table-column-properties style:column-width="0.4861in"/>
    </style:style>
    <style:style style:name="Table28.B" style:family="table-column">
      <style:table-column-properties style:column-width="0.2958in"/>
    </style:style>
    <style:style style:name="Table28.C" style:family="table-column">
      <style:table-column-properties style:column-width="0.3014in"/>
    </style:style>
    <style:style style:name="Table28.D" style:family="table-column">
      <style:table-column-properties style:column-width="0.3938in"/>
    </style:style>
    <style:style style:name="Table28.E" style:family="table-column">
      <style:table-column-properties style:column-width="0.4924in"/>
    </style:style>
    <style:style style:name="Table28.F" style:family="table-column">
      <style:table-column-properties style:column-width="0.4931in"/>
    </style:style>
    <style:style style:name="Table28.G" style:family="table-column">
      <style:table-column-properties style:column-width="0.6889in"/>
    </style:style>
    <style:style style:name="Table28.H" style:family="table-column">
      <style:table-column-properties style:column-width="2.6153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5.7674in" fo:margin-left="-0.075in" fo:margin-top="0in" fo:margin-bottom="0in" table:align="left"/>
    </style:style>
    <style:style style:name="Table29.A" style:family="table-column">
      <style:table-column-properties style:column-width="0.4861in"/>
    </style:style>
    <style:style style:name="Table29.B" style:family="table-column">
      <style:table-column-properties style:column-width="0.2958in"/>
    </style:style>
    <style:style style:name="Table29.C" style:family="table-column">
      <style:table-column-properties style:column-width="0.3014in"/>
    </style:style>
    <style:style style:name="Table29.D" style:family="table-column">
      <style:table-column-properties style:column-width="0.3938in"/>
    </style:style>
    <style:style style:name="Table29.E" style:family="table-column">
      <style:table-column-properties style:column-width="0.4924in"/>
    </style:style>
    <style:style style:name="Table29.F" style:family="table-column">
      <style:table-column-properties style:column-width="0.4931in"/>
    </style:style>
    <style:style style:name="Table29.G" style:family="table-column">
      <style:table-column-properties style:column-width="0.6889in"/>
    </style:style>
    <style:style style:name="Table29.H" style:family="table-column">
      <style:table-column-properties style:column-width="2.6153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none"/>
    </style:style>
    <style:style style:name="Table30" style:family="table">
      <style:table-properties style:width="5.7674in" fo:margin-left="-0.075in" fo:margin-top="0in" fo:margin-bottom="0in" table:align="left"/>
    </style:style>
    <style:style style:name="Table30.A" style:family="table-column">
      <style:table-column-properties style:column-width="0.4861in"/>
    </style:style>
    <style:style style:name="Table30.B" style:family="table-column">
      <style:table-column-properties style:column-width="0.2958in"/>
    </style:style>
    <style:style style:name="Table30.C" style:family="table-column">
      <style:table-column-properties style:column-width="0.3014in"/>
    </style:style>
    <style:style style:name="Table30.D" style:family="table-column">
      <style:table-column-properties style:column-width="0.3938in"/>
    </style:style>
    <style:style style:name="Table30.E" style:family="table-column">
      <style:table-column-properties style:column-width="0.4924in"/>
    </style:style>
    <style:style style:name="Table30.F" style:family="table-column">
      <style:table-column-properties style:column-width="0.4931in"/>
    </style:style>
    <style:style style:name="Table30.G" style:family="table-column">
      <style:table-column-properties style:column-width="0.6889in"/>
    </style:style>
    <style:style style:name="Table30.H" style:family="table-column">
      <style:table-column-properties style:column-width="2.6153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none"/>
    </style:style>
    <style:style style:name="Table31" style:family="table">
      <style:table-properties style:width="5.7674in" fo:margin-left="-0.075in" fo:margin-top="0in" fo:margin-bottom="0in" table:align="left"/>
    </style:style>
    <style:style style:name="Table31.A" style:family="table-column">
      <style:table-column-properties style:column-width="0.4861in"/>
    </style:style>
    <style:style style:name="Table31.B" style:family="table-column">
      <style:table-column-properties style:column-width="0.2958in"/>
    </style:style>
    <style:style style:name="Table31.C" style:family="table-column">
      <style:table-column-properties style:column-width="0.3014in"/>
    </style:style>
    <style:style style:name="Table31.D" style:family="table-column">
      <style:table-column-properties style:column-width="0.3938in"/>
    </style:style>
    <style:style style:name="Table31.E" style:family="table-column">
      <style:table-column-properties style:column-width="0.4924in"/>
    </style:style>
    <style:style style:name="Table31.F" style:family="table-column">
      <style:table-column-properties style:column-width="0.4931in"/>
    </style:style>
    <style:style style:name="Table31.G" style:family="table-column">
      <style:table-column-properties style:column-width="0.6889in"/>
    </style:style>
    <style:style style:name="Table31.H" style:family="table-column">
      <style:table-column-properties style:column-width="2.6153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5.7674in" fo:margin-left="-0.075in" fo:margin-top="0in" fo:margin-bottom="0in" table:align="left"/>
    </style:style>
    <style:style style:name="Table32.A" style:family="table-column">
      <style:table-column-properties style:column-width="0.4861in"/>
    </style:style>
    <style:style style:name="Table32.B" style:family="table-column">
      <style:table-column-properties style:column-width="0.2958in"/>
    </style:style>
    <style:style style:name="Table32.C" style:family="table-column">
      <style:table-column-properties style:column-width="0.3014in"/>
    </style:style>
    <style:style style:name="Table32.D" style:family="table-column">
      <style:table-column-properties style:column-width="0.3938in"/>
    </style:style>
    <style:style style:name="Table32.E" style:family="table-column">
      <style:table-column-properties style:column-width="0.4924in"/>
    </style:style>
    <style:style style:name="Table32.F" style:family="table-column">
      <style:table-column-properties style:column-width="0.4931in"/>
    </style:style>
    <style:style style:name="Table32.G" style:family="table-column">
      <style:table-column-properties style:column-width="0.6889in"/>
    </style:style>
    <style:style style:name="Table32.H" style:family="table-column">
      <style:table-column-properties style:column-width="2.6153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5.7674in" fo:margin-left="-0.075in" fo:margin-top="0in" fo:margin-bottom="0in" table:align="left"/>
    </style:style>
    <style:style style:name="Table33.A" style:family="table-column">
      <style:table-column-properties style:column-width="0.4861in"/>
    </style:style>
    <style:style style:name="Table33.B" style:family="table-column">
      <style:table-column-properties style:column-width="0.2958in"/>
    </style:style>
    <style:style style:name="Table33.C" style:family="table-column">
      <style:table-column-properties style:column-width="0.3014in"/>
    </style:style>
    <style:style style:name="Table33.D" style:family="table-column">
      <style:table-column-properties style:column-width="0.3938in"/>
    </style:style>
    <style:style style:name="Table33.E" style:family="table-column">
      <style:table-column-properties style:column-width="0.4924in"/>
    </style:style>
    <style:style style:name="Table33.F" style:family="table-column">
      <style:table-column-properties style:column-width="0.4931in"/>
    </style:style>
    <style:style style:name="Table33.G" style:family="table-column">
      <style:table-column-properties style:column-width="0.6889in"/>
    </style:style>
    <style:style style:name="Table33.H" style:family="table-column">
      <style:table-column-properties style:column-width="2.6153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5.7674in" fo:margin-left="-0.075in" fo:margin-top="0in" fo:margin-bottom="0in" table:align="left"/>
    </style:style>
    <style:style style:name="Table34.A" style:family="table-column">
      <style:table-column-properties style:column-width="0.4861in"/>
    </style:style>
    <style:style style:name="Table34.B" style:family="table-column">
      <style:table-column-properties style:column-width="0.2958in"/>
    </style:style>
    <style:style style:name="Table34.C" style:family="table-column">
      <style:table-column-properties style:column-width="0.3014in"/>
    </style:style>
    <style:style style:name="Table34.D" style:family="table-column">
      <style:table-column-properties style:column-width="0.3938in"/>
    </style:style>
    <style:style style:name="Table34.E" style:family="table-column">
      <style:table-column-properties style:column-width="0.4924in"/>
    </style:style>
    <style:style style:name="Table34.F" style:family="table-column">
      <style:table-column-properties style:column-width="0.4931in"/>
    </style:style>
    <style:style style:name="Table34.G" style:family="table-column">
      <style:table-column-properties style:column-width="0.6889in"/>
    </style:style>
    <style:style style:name="Table34.H" style:family="table-column">
      <style:table-column-properties style:column-width="2.6153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="none"/>
    </style:style>
    <style:style style:name="Table35" style:family="table">
      <style:table-properties style:width="5.7674in" fo:margin-left="-0.075in" fo:margin-top="0in" fo:margin-bottom="0in" table:align="left"/>
    </style:style>
    <style:style style:name="Table35.A" style:family="table-column">
      <style:table-column-properties style:column-width="0.4861in"/>
    </style:style>
    <style:style style:name="Table35.B" style:family="table-column">
      <style:table-column-properties style:column-width="0.2958in"/>
    </style:style>
    <style:style style:name="Table35.C" style:family="table-column">
      <style:table-column-properties style:column-width="0.3014in"/>
    </style:style>
    <style:style style:name="Table35.D" style:family="table-column">
      <style:table-column-properties style:column-width="0.3938in"/>
    </style:style>
    <style:style style:name="Table35.E" style:family="table-column">
      <style:table-column-properties style:column-width="0.4924in"/>
    </style:style>
    <style:style style:name="Table35.F" style:family="table-column">
      <style:table-column-properties style:column-width="0.4931in"/>
    </style:style>
    <style:style style:name="Table35.G" style:family="table-column">
      <style:table-column-properties style:column-width="0.6889in"/>
    </style:style>
    <style:style style:name="Table35.H" style:family="table-column">
      <style:table-column-properties style:column-width="2.6153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5.7674in" fo:margin-left="-0.075in" fo:margin-top="0in" fo:margin-bottom="0in" table:align="left"/>
    </style:style>
    <style:style style:name="Table36.A" style:family="table-column">
      <style:table-column-properties style:column-width="0.4861in"/>
    </style:style>
    <style:style style:name="Table36.B" style:family="table-column">
      <style:table-column-properties style:column-width="0.2958in"/>
    </style:style>
    <style:style style:name="Table36.C" style:family="table-column">
      <style:table-column-properties style:column-width="0.3014in"/>
    </style:style>
    <style:style style:name="Table36.D" style:family="table-column">
      <style:table-column-properties style:column-width="0.3938in"/>
    </style:style>
    <style:style style:name="Table36.E" style:family="table-column">
      <style:table-column-properties style:column-width="0.4924in"/>
    </style:style>
    <style:style style:name="Table36.F" style:family="table-column">
      <style:table-column-properties style:column-width="0.4931in"/>
    </style:style>
    <style:style style:name="Table36.G" style:family="table-column">
      <style:table-column-properties style:column-width="0.6889in"/>
    </style:style>
    <style:style style:name="Table36.H" style:family="table-column">
      <style:table-column-properties style:column-width="2.6153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="none"/>
    </style:style>
    <style:style style:name="Table37" style:family="table">
      <style:table-properties style:width="5.7674in" fo:margin-left="-0.075in" fo:margin-top="0in" fo:margin-bottom="0in" table:align="left"/>
    </style:style>
    <style:style style:name="Table37.A" style:family="table-column">
      <style:table-column-properties style:column-width="0.4861in"/>
    </style:style>
    <style:style style:name="Table37.B" style:family="table-column">
      <style:table-column-properties style:column-width="0.2958in"/>
    </style:style>
    <style:style style:name="Table37.C" style:family="table-column">
      <style:table-column-properties style:column-width="0.3014in"/>
    </style:style>
    <style:style style:name="Table37.D" style:family="table-column">
      <style:table-column-properties style:column-width="0.3938in"/>
    </style:style>
    <style:style style:name="Table37.E" style:family="table-column">
      <style:table-column-properties style:column-width="0.4924in"/>
    </style:style>
    <style:style style:name="Table37.F" style:family="table-column">
      <style:table-column-properties style:column-width="0.4931in"/>
    </style:style>
    <style:style style:name="Table37.G" style:family="table-column">
      <style:table-column-properties style:column-width="0.6889in"/>
    </style:style>
    <style:style style:name="Table37.H" style:family="table-column">
      <style:table-column-properties style:column-width="2.6153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38" style:family="table">
      <style:table-properties style:width="5.7674in" fo:margin-left="-0.075in" fo:margin-top="0in" fo:margin-bottom="0in" table:align="left"/>
    </style:style>
    <style:style style:name="Table38.A" style:family="table-column">
      <style:table-column-properties style:column-width="0.4861in"/>
    </style:style>
    <style:style style:name="Table38.B" style:family="table-column">
      <style:table-column-properties style:column-width="0.2958in"/>
    </style:style>
    <style:style style:name="Table38.C" style:family="table-column">
      <style:table-column-properties style:column-width="0.3014in"/>
    </style:style>
    <style:style style:name="Table38.D" style:family="table-column">
      <style:table-column-properties style:column-width="0.3938in"/>
    </style:style>
    <style:style style:name="Table38.E" style:family="table-column">
      <style:table-column-properties style:column-width="0.4924in"/>
    </style:style>
    <style:style style:name="Table38.F" style:family="table-column">
      <style:table-column-properties style:column-width="0.4931in"/>
    </style:style>
    <style:style style:name="Table38.G" style:family="table-column">
      <style:table-column-properties style:column-width="0.6889in"/>
    </style:style>
    <style:style style:name="Table38.H" style:family="table-column">
      <style:table-column-properties style:column-width="2.6153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="none"/>
    </style:style>
    <style:style style:name="Table39" style:family="table">
      <style:table-properties style:width="5.7674in" fo:margin-left="-0.075in" fo:margin-top="0in" fo:margin-bottom="0in" table:align="left"/>
    </style:style>
    <style:style style:name="Table39.A" style:family="table-column">
      <style:table-column-properties style:column-width="0.4861in"/>
    </style:style>
    <style:style style:name="Table39.B" style:family="table-column">
      <style:table-column-properties style:column-width="0.2958in"/>
    </style:style>
    <style:style style:name="Table39.C" style:family="table-column">
      <style:table-column-properties style:column-width="0.3014in"/>
    </style:style>
    <style:style style:name="Table39.D" style:family="table-column">
      <style:table-column-properties style:column-width="0.3938in"/>
    </style:style>
    <style:style style:name="Table39.E" style:family="table-column">
      <style:table-column-properties style:column-width="0.4924in"/>
    </style:style>
    <style:style style:name="Table39.F" style:family="table-column">
      <style:table-column-properties style:column-width="0.4931in"/>
    </style:style>
    <style:style style:name="Table39.G" style:family="table-column">
      <style:table-column-properties style:column-width="0.6889in"/>
    </style:style>
    <style:style style:name="Table39.H" style:family="table-column">
      <style:table-column-properties style:column-width="2.6153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40" style:family="table">
      <style:table-properties style:width="5.7674in" fo:margin-left="-0.075in" fo:margin-top="0in" fo:margin-bottom="0in" table:align="left"/>
    </style:style>
    <style:style style:name="Table40.A" style:family="table-column">
      <style:table-column-properties style:column-width="0.4861in"/>
    </style:style>
    <style:style style:name="Table40.B" style:family="table-column">
      <style:table-column-properties style:column-width="0.2958in"/>
    </style:style>
    <style:style style:name="Table40.C" style:family="table-column">
      <style:table-column-properties style:column-width="0.3014in"/>
    </style:style>
    <style:style style:name="Table40.D" style:family="table-column">
      <style:table-column-properties style:column-width="0.3938in"/>
    </style:style>
    <style:style style:name="Table40.E" style:family="table-column">
      <style:table-column-properties style:column-width="0.4924in"/>
    </style:style>
    <style:style style:name="Table40.F" style:family="table-column">
      <style:table-column-properties style:column-width="0.4931in"/>
    </style:style>
    <style:style style:name="Table40.G" style:family="table-column">
      <style:table-column-properties style:column-width="0.6889in"/>
    </style:style>
    <style:style style:name="Table40.H" style:family="table-column">
      <style:table-column-properties style:column-width="2.6153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="none"/>
    </style:style>
    <style:style style:name="Table41" style:family="table">
      <style:table-properties style:width="5.7674in" fo:margin-left="-0.075in" fo:margin-top="0in" fo:margin-bottom="0in" table:align="left"/>
    </style:style>
    <style:style style:name="Table41.A" style:family="table-column">
      <style:table-column-properties style:column-width="0.4861in"/>
    </style:style>
    <style:style style:name="Table41.B" style:family="table-column">
      <style:table-column-properties style:column-width="0.2958in"/>
    </style:style>
    <style:style style:name="Table41.C" style:family="table-column">
      <style:table-column-properties style:column-width="0.3014in"/>
    </style:style>
    <style:style style:name="Table41.D" style:family="table-column">
      <style:table-column-properties style:column-width="0.3938in"/>
    </style:style>
    <style:style style:name="Table41.E" style:family="table-column">
      <style:table-column-properties style:column-width="0.4924in"/>
    </style:style>
    <style:style style:name="Table41.F" style:family="table-column">
      <style:table-column-properties style:column-width="0.4931in"/>
    </style:style>
    <style:style style:name="Table41.G" style:family="table-column">
      <style:table-column-properties style:column-width="0.6889in"/>
    </style:style>
    <style:style style:name="Table41.H" style:family="table-column">
      <style:table-column-properties style:column-width="2.6153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="none"/>
    </style:style>
    <style:style style:name="Table42" style:family="table">
      <style:table-properties style:width="5.8639in" fo:margin-left="-0.075in" fo:margin-top="0in" fo:margin-bottom="0in" table:align="left"/>
    </style:style>
    <style:style style:name="Table42.A" style:family="table-column">
      <style:table-column-properties style:column-width="0.6479in"/>
    </style:style>
    <style:style style:name="Table42.B" style:family="table-column">
      <style:table-column-properties style:column-width="0.884in"/>
    </style:style>
    <style:style style:name="Table42.C" style:family="table-column">
      <style:table-column-properties style:column-width="0.5313in"/>
    </style:style>
    <style:style style:name="Table42.D" style:family="table-column">
      <style:table-column-properties style:column-width="0.5521in"/>
    </style:style>
    <style:style style:name="Table42.E" style:family="table-column">
      <style:table-column-properties style:column-width="0.9833in"/>
    </style:style>
    <style:style style:name="Table42.F" style:family="table-column">
      <style:table-column-properties style:column-width="2.2646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5in" fo:padding-right="0.075in" fo:padding-top="0in" fo:padding-bottom="0in" fo:border="none"/>
    </style:style>
    <style:style style:name="Table43" style:family="table">
      <style:table-properties style:width="5.8639in" fo:margin-left="-0.075in" fo:margin-top="0in" fo:margin-bottom="0in" table:align="left"/>
    </style:style>
    <style:style style:name="Table43.A" style:family="table-column">
      <style:table-column-properties style:column-width="0.6479in"/>
    </style:style>
    <style:style style:name="Table43.B" style:family="table-column">
      <style:table-column-properties style:column-width="0.884in"/>
    </style:style>
    <style:style style:name="Table43.C" style:family="table-column">
      <style:table-column-properties style:column-width="0.5313in"/>
    </style:style>
    <style:style style:name="Table43.D" style:family="table-column">
      <style:table-column-properties style:column-width="0.5521in"/>
    </style:style>
    <style:style style:name="Table43.E" style:family="table-column">
      <style:table-column-properties style:column-width="0.9833in"/>
    </style:style>
    <style:style style:name="Table43.F" style:family="table-column">
      <style:table-column-properties style:column-width="2.264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none"/>
    </style:style>
    <style:style style:name="Table44" style:family="table">
      <style:table-properties style:width="5.8639in" fo:margin-left="-0.075in" fo:margin-top="0in" fo:margin-bottom="0in" table:align="left"/>
    </style:style>
    <style:style style:name="Table44.A" style:family="table-column">
      <style:table-column-properties style:column-width="0.6479in"/>
    </style:style>
    <style:style style:name="Table44.B" style:family="table-column">
      <style:table-column-properties style:column-width="0.884in"/>
    </style:style>
    <style:style style:name="Table44.C" style:family="table-column">
      <style:table-column-properties style:column-width="0.5313in"/>
    </style:style>
    <style:style style:name="Table44.D" style:family="table-column">
      <style:table-column-properties style:column-width="0.5521in"/>
    </style:style>
    <style:style style:name="Table44.E" style:family="table-column">
      <style:table-column-properties style:column-width="0.9833in"/>
    </style:style>
    <style:style style:name="Table44.F" style:family="table-column">
      <style:table-column-properties style:column-width="2.2646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font-size="16pt" style:font-name-asian="Calibri1" style:font-size-asian="16pt" style:font-name-complex="Calibri1" style:font-size-complex="16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font-size="18pt" style:font-name-asian="Calibri1" style:font-size-asian="18pt" style:font-name-complex="Calibri1" style:font-size-complex="18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24pt" style:font-size-asian="24pt" style:font-size-complex="24pt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re Baskerville" style:font-name-asian="Libre Baskerville1" style:font-name-complex="Libre Baskerville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P11" style:family="paragraph" style:parent-style-name="Heading_20_4">
      <style:paragraph-properties fo:margin-top="0.1665in" fo:margin-bottom="0in" loext:contextual-spacing="false" fo:line-height="150%" fo:text-align="justify" style:justify-single-word="false"/>
    </style:style>
    <style:style style:name="P12" style:family="paragraph" style:parent-style-name="Heading_20_2">
      <style:paragraph-properties fo:margin-top="0.278in" fo:margin-bottom="0.0835in" loext:contextual-spacing="false" fo:line-height="100%" fo:text-align="justify" style:justify-single-word="false" fo:keep-together="auto" fo:break-before="page" fo:keep-with-next="always"/>
    </style:style>
    <style:style style:name="P13" style:family="paragraph" style:parent-style-name="Heading_20_2" style:master-page-name="Standard">
      <style:paragraph-properties fo:margin-top="0.278in" fo:margin-bottom="0.0835in" loext:contextual-spacing="false" fo:line-height="100%" fo:text-align="justify" style:justify-single-word="false" fo:keep-together="auto" style:page-number="1" fo:keep-with-next="always"/>
    </style:style>
    <style:style style:name="P14" style:family="paragraph" style:parent-style-name="Heading_20_3">
      <style:paragraph-properties fo:margin-top="0.3335in" fo:margin-bottom="0.139in" loext:contextual-spacing="false" fo:line-height="100%" fo:text-align="justify" style:justify-single-word="false" fo:padding-left="0in" fo:padding-right="0in" fo:padding-top="0.0138in" fo:padding-bottom="0in" fo:border-left="none" fo:border-right="none" fo:border-top="0.51pt solid #000001" fo:border-bottom="none"/>
    </style:style>
    <style:style style:name="P15" style:family="paragraph" style:parent-style-name="Heading_20_3">
      <style:paragraph-properties fo:margin-top="0.3335in" fo:margin-bottom="0.139in" loext:contextual-spacing="false" fo:line-height="100%" fo:text-align="justify" style:justify-single-word="false" fo:break-before="page" fo:padding-left="0in" fo:padding-right="0in" fo:padding-top="0.0138in" fo:padding-bottom="0in" fo:border-left="none" fo:border-right="none" fo:border-top="0.51pt solid #000001" fo:border-bottom="none"/>
    </style:style>
    <style:style style:name="T1" style:family="text">
      <style:text-properties style:font-name="Calibri" fo:font-size="18pt" style:font-name-asian="Calibri1" style:font-size-asian="18pt" style:font-name-complex="Calibri1" style:font-size-complex="18pt"/>
    </style:style>
    <style:style style:name="T2" style:family="text">
      <style:text-properties fo:color="#000000" style:font-name="Calibri" fo:font-size="16pt" style:font-name-asian="Calibri1" style:font-size-asian="16pt" style:font-name-complex="Calibri1" style:font-size-complex="16pt"/>
    </style:style>
    <style:style style:name="T3" style:family="text">
      <style:text-properties fo:color="#000000" style:font-name="Calibri" fo:font-size="10.5pt" style:font-name-asian="Calibri1" style:font-size-asian="10.5pt" style:font-name-complex="Calibri1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T8" style:family="text"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<text:span text:style-name="T1">Disciplinas de formação básica (obrigatórias)</text:span></text:p>
      <text:p text:style-name="P14"><text:bookmark text:name="_30j0zll"/><text:span text:style-name="T2">Computação e Sociedad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ext:soft-page-break/>
        <table:table-row table:style-name="Table1.1">
          <table:table-cell table:style-name="Table1.A1" office:value-type="string">
            <text:p text:style-name="P1"><text:span text:style-name="T4">Núcleo</text:span></text:p>
          </table:table-cell>
          <table:table-cell table:style-name="Table1.A1" office:value-type="string">
            <text:p text:style-name="P1"><text:span text:style-name="T4">TEO</text:span></text:p>
          </table:table-cell>
          <table:table-cell table:style-name="Table1.A1" office:value-type="string">
            <text:p text:style-name="P1"><text:span text:style-name="T4">PRA</text:span></text:p>
          </table:table-cell>
          <table:table-cell table:style-name="Table1.A1" office:value-type="string">
            <text:p text:style-name="P1"><text:span text:style-name="T4">TOTAL</text:span></text:p>
          </table:table-cell>
          <table:table-cell table:style-name="Table1.A1" office:value-type="string">
            <text:p text:style-name="P1"><text:span text:style-name="T4">Período</text:span></text:p>
          </table:table-cell>
          <table:table-cell table:style-name="Table1.A1" office:value-type="string">
            <text:p text:style-name="P2"><text:span text:style-name="T4">Unidade</text:span></text:p>
          </table:table-cell>
          <table:table-cell table:style-name="Table1.A1" office:value-type="string">
            <text:p text:style-name="P2"><text:span text:style-name="T4">Obrigatória</text:span></text:p>
          </table:table-cell>
          <table:table-cell table:style-name="Table1.A1" office:value-type="string">
            <text:p text:style-name="P2"><text:span text:style-name="T4">Pré-requisito:</text:span></text:p>
          </table:table-cell>
        </table:table-row>
        <table:table-row table:style-name="Table1.1">
          <table:table-cell table:style-name="Table1.A1" office:value-type="string">
            <text:p text:style-name="P1">NC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1.<text:span text:style-name="T5">o</text:span></text:p>
          </table:table-cell>
          <table:table-cell table:style-name="Table1.A1" office:value-type="string">
            <text:p text:style-name="P2">INF</text:p>
          </table:table-cell>
          <table:table-cell table:style-name="Table1.A1" office:value-type="string">
            <text:p text:style-name="P2">Sim</text:p>
          </table:table-cell>
          <table:table-cell table:style-name="Table1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História da computação. </text:span></text:p>
      <text:p text:style-name="P9"><text:span text:style-name="T7">Estudo e análise de casos de aplicação de computadores na sociedade e para o meio ambiente. </text:span></text:p>
      <text:p text:style-name="P9"><text:span text:style-name="T7">Subáreas da computação e áreas interdisciplinares. </text:span></text:p>
      <text:p text:style-name="P9"><text:span text:style-name="T7">Importância e desafios da computação no Brasil e no mundo. </text:span></text:p>
      <text:p text:style-name="P9"><text:span text:style-name="T7">Cursos de computação e aspectos profissionais: tipos de cursos, perfis profissionais, demanda do mercado, organizações e associações na área, regulamentação da profissão. </text:span></text:p>
      <text:p text:style-name="P9"><text:span text:style-name="T7">Leis e normas relacionadas à Informática. </text:span></text:p>
      <text:p text:style-name="P9"><text:span text:style-name="T7">Questões ambientais, raciais, de saúde e de inclusão digital relacionadas à Computação. </text:span></text:p>
      <text:p text:style-name="P9"><text:span text:style-name="T7">Ética na Computação. </text:span></text:p>
      <text:p text:style-name="P9"><text:span text:style-name="T7">Empresas de tecnologia da informação. </text:span></text:p>
      <text:p text:style-name="P9"><text:span text:style-name="T7">Incubadoras de empresas.</text:span></text:p>
      <text:p text:style-name="P14"><text:bookmark text:name="_1fob9te"/><text:span text:style-name="T2">Introdução à Programaçã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office:value-type="string">
            <text:p text:style-name="P1"><text:span text:style-name="T4">Núcleo</text:span></text:p>
          </table:table-cell>
          <table:table-cell table:style-name="Table2.A1" office:value-type="string">
            <text:p text:style-name="P1"><text:span text:style-name="T4">TEO</text:span></text:p>
          </table:table-cell>
          <table:table-cell table:style-name="Table2.A1" office:value-type="string">
            <text:p text:style-name="P1"><text:span text:style-name="T4">PRA</text:span></text:p>
          </table:table-cell>
          <table:table-cell table:style-name="Table2.A1" office:value-type="string">
            <text:p text:style-name="P1"><text:span text:style-name="T4">TOTAL</text:span></text:p>
          </table:table-cell>
          <table:table-cell table:style-name="Table2.A1" office:value-type="string">
            <text:p text:style-name="P1"><text:span text:style-name="T4">Período</text:span></text:p>
          </table:table-cell>
          <table:table-cell table:style-name="Table2.A1" office:value-type="string">
            <text:p text:style-name="P2"><text:span text:style-name="T4">Unidade</text:span></text:p>
          </table:table-cell>
          <table:table-cell table:style-name="Table2.A1" office:value-type="string">
            <text:p text:style-name="P2"><text:span text:style-name="T4">Obrigatória</text:span></text:p>
          </table:table-cell>
          <table:table-cell table:style-name="Table2.A1" office:value-type="string">
            <text:p text:style-name="P2"><text:span text:style-name="T4">Pré-requisito:</text:span></text:p>
          </table:table-cell>
        </table:table-row>
        <table:table-row table:style-name="Table2.1">
          <table:table-cell table:style-name="Table2.A1" office:value-type="string">
            <text:p text:style-name="P1">NC</text:p>
          </table:table-cell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P1">80</text:p>
          </table:table-cell>
          <table:table-cell table:style-name="Table2.A1" office:value-type="string">
            <text:p text:style-name="P1">128</text:p>
          </table:table-cell>
          <table:table-cell table:style-name="Table2.A1" office:value-type="string">
            <text:p text:style-name="P1">1.<text:span text:style-name="T5">o</text:span></text:p>
          </table:table-cell>
          <table:table-cell table:style-name="Table2.A1" office:value-type="string">
            <text:p text:style-name="P2">INF</text:p>
          </table:table-cell>
          <table:table-cell table:style-name="Table2.A1" office:value-type="string">
            <text:p text:style-name="P2">Sim</text:p>
          </table:table-cell>
          <table:table-cell table:style-name="Table2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Introdução a algoritmos. </text:span></text:p>
      <text:p text:style-name="P9"><text:span text:style-name="T7">Conceitos básicos de programas: constantes; tipos de dados primitivos; variáveis; atribuiç</text:span><text:span text:style-name="T8">ã</text:span><text:span text:style-name="T7">o; entrada e saída de dados; expressões; estruturas de decisão; estruturas de repetição. </text:span></text:p>
      <text:p text:style-name="P9"><text:span text:style-name="T7">Ponteiro. </text:span></text:p>
      <text:p text:style-name="P9"><text:span text:style-name="T7">Estruturas de dados homogê</text:span><text:span text:style-name="T8">n</text:span><text:span text:style-name="T7">eas e heterogê</text:span><text:span text:style-name="T8">n</text:span><text:span text:style-name="T7">eas: vetores, matrizes, cadeias de caracteres, registros. Subprogramas: funç</text:span><text:span text:style-name="T8">õ</text:span><text:span text:style-name="T7">es; passagens de parâmetros por valor e por referência, recursividade. </text:span></text:p>
      <text:p text:style-name="P9"><text:span text:style-name="T7">Manipulação de arquivos: abertura, fechamento, leitura e gravação. </text:span></text:p>
      <text:p text:style-name="P9"><text:span text:style-name="T7">Tipos de acesso a arquivos: sequencial e indexado. </text:span></text:p>
      <text:p text:style-name="P9"><text:span text:style-name="T7">Tipos de arquivos (texto e binário). </text:span></text:p>
      <text:p text:style-name="P9"><text:span text:style-name="T7">Transcrição de algoritmos para uma linguagem de programação. <text:s/></text:span></text:p>
      <text:p text:style-name="P9"><text:span text:style-name="T7">Domínio de uma linguagem de programação: sintaxe e semântica; interpretação e compilação de programas; ambiente de desenvolvimento de programas; estilo de codificação; documentação de código; técnicas de depuração e técnicas de profiling; desenvolvimento e uso de bibliotecas.</text:span></text:p>
      <text:p text:style-name="P14"><text:bookmark text:name="_3znysh7"/><text:span text:style-name="T2">Cálculo 1A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office:value-type="string">
            <text:p text:style-name="P1"><text:span text:style-name="T4">Núcleo</text:span></text:p>
          </table:table-cell>
          <table:table-cell table:style-name="Table3.A1" office:value-type="string">
            <text:p text:style-name="P1"><text:span text:style-name="T4">TEO</text:span></text:p>
          </table:table-cell>
          <table:table-cell table:style-name="Table3.A1" office:value-type="string">
            <text:p text:style-name="P1"><text:span text:style-name="T4">PRA</text:span></text:p>
          </table:table-cell>
          <table:table-cell table:style-name="Table3.A1" office:value-type="string">
            <text:p text:style-name="P1"><text:span text:style-name="T4">TOTAL</text:span></text:p>
          </table:table-cell>
          <table:table-cell table:style-name="Table3.A1" office:value-type="string">
            <text:p text:style-name="P1"><text:span text:style-name="T4">Período</text:span></text:p>
          </table:table-cell>
          <table:table-cell table:style-name="Table3.A1" office:value-type="string">
            <text:p text:style-name="P2"><text:span text:style-name="T4">Unidade</text:span></text:p>
          </table:table-cell>
          <table:table-cell table:style-name="Table3.A1" office:value-type="string">
            <text:p text:style-name="P2"><text:span text:style-name="T4">Obrigatória</text:span></text:p>
          </table:table-cell>
          <table:table-cell table:style-name="Table3.A1" office:value-type="string">
            <text:p text:style-name="P2"><text:span text:style-name="T4">Pré-requisito:</text:span></text:p>
          </table:table-cell>
        </table:table-row>
        <table:table-row table:style-name="Table3.1">
          <table:table-cell table:style-name="Table3.A1" office:value-type="string">
            <text:p text:style-name="P1">NC</text:p>
          </table:table-cell>
          <table:table-cell table:style-name="Table3.A1" office:value-type="string">
            <text:p text:style-name="P1">96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96</text:p>
          </table:table-cell>
          <table:table-cell table:style-name="Table3.A1" office:value-type="string">
            <text:p text:style-name="P1">1.<text:span text:style-name="T5">o</text:span></text:p>
          </table:table-cell>
          <table:table-cell table:style-name="Table3.A1" office:value-type="string">
            <text:p text:style-name="P2">IME</text:p>
          </table:table-cell>
          <table:table-cell table:style-name="Table3.A1" office:value-type="string">
            <text:p text:style-name="P2">Sim</text:p>
          </table:table-cell>
          <table:table-cell table:style-name="Table3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Números reais. Funções reais de uma variável real e suas inversas. </text:span></text:p>
      <text:p text:style-name="P9"><text:span text:style-name="T7">Noções sobre cônicas. </text:span></text:p>
      <text:p text:style-name="P9"><text:span text:style-name="T7">Limite e continuidade. </text:span></text:p>
      <text:p text:style-name="P9"><text:span text:style-name="T7">Derivadas e aplicações. </text:span></text:p>
      <text:p text:style-name="P9"><text:span text:style-name="T7">Polinômio de Taylor. </text:span></text:p>
      <text:p text:style-name="P9"><text:span text:style-name="T7">Integrais. Técnicas de Integração. Integrais impróprias. </text:span></text:p>
      <text:p text:style-name="P9"><text:span text:style-name="T7">Aplicações.</text:span></text:p>
      <text:p text:style-name="P14"><text:bookmark text:name="_2et92p0"/><text:span text:style-name="T2">Fundamentos de Matemática para Computação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office:value-type="string">
            <text:p text:style-name="P1"><text:span text:style-name="T4">Núcleo</text:span></text:p>
          </table:table-cell>
          <table:table-cell table:style-name="Table4.A1" office:value-type="string">
            <text:p text:style-name="P1"><text:span text:style-name="T4">TEO</text:span></text:p>
          </table:table-cell>
          <table:table-cell table:style-name="Table4.A1" office:value-type="string">
            <text:p text:style-name="P1"><text:span text:style-name="T4">PRA</text:span></text:p>
          </table:table-cell>
          <table:table-cell table:style-name="Table4.A1" office:value-type="string">
            <text:p text:style-name="P1"><text:span text:style-name="T4">TOTAL</text:span></text:p>
          </table:table-cell>
          <table:table-cell table:style-name="Table4.A1" office:value-type="string">
            <text:p text:style-name="P1"><text:span text:style-name="T4">Período</text:span></text:p>
          </table:table-cell>
          <table:table-cell table:style-name="Table4.A1" office:value-type="string">
            <text:p text:style-name="P2"><text:span text:style-name="T4">Unidade</text:span></text:p>
          </table:table-cell>
          <table:table-cell table:style-name="Table4.A1" office:value-type="string">
            <text:p text:style-name="P2"><text:span text:style-name="T4">Obrigatória</text:span></text:p>
          </table:table-cell>
          <table:table-cell table:style-name="Table4.A1" office:value-type="string">
            <text:p text:style-name="P2"><text:span text:style-name="T4">Pré-requisito: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9">NC</text:span></text:p>
          </table:table-cell>
          <table:table-cell table:style-name="Table4.A1" office:value-type="string">
            <text:p text:style-name="P1"><text:span text:style-name="T9">64</text:span></text:p>
          </table:table-cell>
          <table:table-cell table:style-name="Table4.A1" office:value-type="string">
            <text:p text:style-name="P1"><text:span text:style-name="T9">0</text:span></text:p>
          </table:table-cell>
          <table:table-cell table:style-name="Table4.A1" office:value-type="string">
            <text:p text:style-name="P1"><text:span text:style-name="T9">64</text:span></text:p>
          </table:table-cell>
          <table:table-cell table:style-name="Table4.A1" office:value-type="string">
            <text:p text:style-name="P1"><text:span text:style-name="T9">1.</text:span><text:span text:style-name="T6">o</text:span></text:p>
          </table:table-cell>
          <table:table-cell table:style-name="Table4.A1" office:value-type="string">
            <text:p text:style-name="P2"><text:span text:style-name="T9">INF</text:span></text:p>
          </table:table-cell>
          <table:table-cell table:style-name="Table4.A1" office:value-type="string">
            <text:p text:style-name="P2"><text:span text:style-name="T9">Sim</text:span></text:p>
          </table:table-cell>
          <table:table-cell table:style-name="Table4.A1" office:value-type="string">
            <text:p text:style-name="P2"><text:span text:style-name="T9">Nenhum</text:span></text:p>
          </table:table-cell>
        </table:table-row>
      </table:table>
      <text:p text:style-name="P11"><text:soft-page-break/><text:span text:style-name="T3">Ementa</text:span></text:p>
      <text:p text:style-name="P9"><text:span text:style-name="T7">Noções de lógica. </text:span></text:p>
      <text:p text:style-name="P9"><text:span text:style-name="T7">Introdução a demonstrações.</text:span></text:p>
      <text:p text:style-name="P9"><text:span text:style-name="T7">Indução matemática, Recursividade e Relações de Recorrência, Conjuntos e Combinatória. </text:span></text:p>
      <text:p text:style-name="P9"><text:span text:style-name="T7">Séries e sequências. </text:span></text:p>
      <text:p text:style-name="P9"><text:span text:style-name="T7">Relações e Funções. </text:span></text:p>
      <text:p text:style-name="P9"><text:span text:style-name="T7">Representações numéricas e Mudança de base numérica.</text:span></text:p>
      <text:p text:style-name="P3"><text:bookmark text:name="_tyjcwt"/></text:p>
      <text:p text:style-name="P15"><text:bookmark text:name="_3dy6vkm"/><text:span text:style-name="T2">Arquitetura de Computador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office:value-type="string">
            <text:p text:style-name="P1"><text:span text:style-name="T4">Núcleo</text:span></text:p>
          </table:table-cell>
          <table:table-cell table:style-name="Table5.A1" office:value-type="string">
            <text:p text:style-name="P1"><text:span text:style-name="T4">TEO</text:span></text:p>
          </table:table-cell>
          <table:table-cell table:style-name="Table5.A1" office:value-type="string">
            <text:p text:style-name="P1"><text:span text:style-name="T4">PRA</text:span></text:p>
          </table:table-cell>
          <table:table-cell table:style-name="Table5.A1" office:value-type="string">
            <text:p text:style-name="P1"><text:span text:style-name="T4">TOTAL</text:span></text:p>
          </table:table-cell>
          <table:table-cell table:style-name="Table5.A1" office:value-type="string">
            <text:p text:style-name="P1"><text:span text:style-name="T4">Período</text:span></text:p>
          </table:table-cell>
          <table:table-cell table:style-name="Table5.A1" office:value-type="string">
            <text:p text:style-name="P2"><text:span text:style-name="T4">Unidade</text:span></text:p>
          </table:table-cell>
          <table:table-cell table:style-name="Table5.A1" office:value-type="string">
            <text:p text:style-name="P2"><text:span text:style-name="T4">Obrigatória</text:span></text:p>
          </table:table-cell>
          <table:table-cell table:style-name="Table5.A1" office:value-type="string">
            <text:p text:style-name="P2"><text:span text:style-name="T4">Pré-requisito: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9">NC</text:span></text:p>
          </table:table-cell>
          <table:table-cell table:style-name="Table5.A1" office:value-type="string">
            <text:p text:style-name="P1"><text:span text:style-name="T9">48</text:span></text:p>
          </table:table-cell>
          <table:table-cell table:style-name="Table5.A1" office:value-type="string">
            <text:p text:style-name="P1"><text:span text:style-name="T9">16</text:span></text:p>
          </table:table-cell>
          <table:table-cell table:style-name="Table5.A1" office:value-type="string">
            <text:p text:style-name="P1"><text:span text:style-name="T9">64</text:span></text:p>
          </table:table-cell>
          <table:table-cell table:style-name="Table5.A1" office:value-type="string">
            <text:p text:style-name="P1"><text:span text:style-name="T9">2.</text:span><text:span text:style-name="T6">o</text:span></text:p>
          </table:table-cell>
          <table:table-cell table:style-name="Table5.A1" office:value-type="string">
            <text:p text:style-name="P2"><text:span text:style-name="T9">INF</text:span></text:p>
          </table:table-cell>
          <table:table-cell table:style-name="Table5.A1" office:value-type="string">
            <text:p text:style-name="P2"><text:span text:style-name="T9">Sim</text:span></text:p>
          </table:table-cell>
          <table:table-cell table:style-name="Table5.A1" office:value-type="string">
            <text:p text:style-name="P2"><text:span text:style-name="T9">Fundamentos de Matemática para Computação</text:span></text:p>
          </table:table-cell>
        </table:table-row>
      </table:table>
      <text:p text:style-name="P11"><text:soft-page-break/><text:span text:style-name="T3">Ementa</text:span></text:p>
      <text:p text:style-name="P9"><text:span text:style-name="T7">Visão geral dos computadores modernos.</text:span></text:p>
      <text:p text:style-name="P9"><text:span text:style-name="T7">Evolução da arquitetura dos computadores.</text:span></text:p>
      <text:p text:style-name="P9"><text:span text:style-name="T7">Memória e representação de dados e instruções.</text:span></text:p>
      <text:p text:style-name="P9"><text:span text:style-name="T7">Processador, ciclo de instrução, formato e endereçamento.</text:span></text:p>
      <text:p text:style-name="P9"><text:span text:style-name="T7">Noções básicas de programação em linguagem de montagem.</text:span></text:p>
      <text:p text:style-name="P9"><text:span text:style-name="T7">Dispositivos de entrada e saída.</text:span></text:p>
      <text:p text:style-name="P9"><text:span text:style-name="T7">Sistemas de interconexão (barramentos).</text:span></text:p>
      <text:p text:style-name="P9"><text:span text:style-name="T7">Interfaceamento e técnicas de entrada e saída. </text:span></text:p>
      <text:p text:style-name="P9"><text:span text:style-name="T7">Hierarquia de memória.</text:span></text:p>
      <text:p text:style-name="P9"><text:span text:style-name="T7">Introdução a arquiteturas paralelas e métricas de desempenho.</text:span></text:p>
      <text:p text:style-name="P14"><text:bookmark text:name="_1t3h5sf"/><text:span text:style-name="T2">Algoritmos e Estruturas de Dados 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ext:soft-page-break/>
        <table:table-row table:style-name="Table6.1">
          <table:table-cell table:style-name="Table6.A1" office:value-type="string">
            <text:p text:style-name="P1"><text:span text:style-name="T4">Núcleo</text:span></text:p>
          </table:table-cell>
          <table:table-cell table:style-name="Table6.A1" office:value-type="string">
            <text:p text:style-name="P1"><text:span text:style-name="T4">TEO</text:span></text:p>
          </table:table-cell>
          <table:table-cell table:style-name="Table6.A1" office:value-type="string">
            <text:p text:style-name="P1"><text:span text:style-name="T4">PRA</text:span></text:p>
          </table:table-cell>
          <table:table-cell table:style-name="Table6.A1" office:value-type="string">
            <text:p text:style-name="P1"><text:span text:style-name="T4">TOTAL</text:span></text:p>
          </table:table-cell>
          <table:table-cell table:style-name="Table6.A1" office:value-type="string">
            <text:p text:style-name="P1"><text:span text:style-name="T4">Período</text:span></text:p>
          </table:table-cell>
          <table:table-cell table:style-name="Table6.A1" office:value-type="string">
            <text:p text:style-name="P2"><text:span text:style-name="T4">Unidade</text:span></text:p>
          </table:table-cell>
          <table:table-cell table:style-name="Table6.A1" office:value-type="string">
            <text:p text:style-name="P2"><text:span text:style-name="T4">Obrigatória</text:span></text:p>
          </table:table-cell>
          <table:table-cell table:style-name="Table6.A1" office:value-type="string">
            <text:p text:style-name="P2"><text:span text:style-name="T4">Pré-requisito:</text:span></text:p>
          </table:table-cell>
        </table:table-row>
        <table:table-row table:style-name="Table6.1">
          <table:table-cell table:style-name="Table6.A1" office:value-type="string">
            <text:p text:style-name="P1">NC</text:p>
          </table:table-cell>
          <table:table-cell table:style-name="Table6.A1" office:value-type="string">
            <text:p text:style-name="P1">32</text:p>
          </table:table-cell>
          <table:table-cell table:style-name="Table6.A1" office:value-type="string">
            <text:p text:style-name="P1">32</text:p>
          </table:table-cell>
          <table:table-cell table:style-name="Table6.A1" office:value-type="string">
            <text:p text:style-name="P1">64</text:p>
          </table:table-cell>
          <table:table-cell table:style-name="Table6.A1" office:value-type="string">
            <text:p text:style-name="P1">2.<text:span text:style-name="T5">o</text:span></text:p>
          </table:table-cell>
          <table:table-cell table:style-name="Table6.A1" office:value-type="string">
            <text:p text:style-name="P2">INF</text:p>
          </table:table-cell>
          <table:table-cell table:style-name="Table6.A1" office:value-type="string">
            <text:p text:style-name="P2">Sim</text:p>
          </table:table-cell>
          <table:table-cell table:style-name="Table6.A1" office:value-type="string">
            <text:p text:style-name="P2">Introdução à Programação</text:p>
          </table:table-cell>
        </table:table-row>
      </table:table>
      <text:p text:style-name="P11"><text:soft-page-break/><text:span text:style-name="T3">Ementa</text:span></text:p>
      <text:p text:style-name="P9"><text:span text:style-name="T7">Noções de complexidade de algoritmos (notações de complexidade). </text:span></text:p>
      <text:p text:style-name="P9"><text:span text:style-name="T7">Algoritmos de pesquisa: pesquisa sequencial e binária. </text:span></text:p>
      <text:p text:style-name="P9"><text:span text:style-name="T7">Algoritmos de ordenação. </text:span></text:p>
      <text:p text:style-name="P9"><text:span text:style-name="T7">Tipos abstratos de dados. </text:span></text:p>
      <text:p text:style-name="P9"><text:span text:style-name="T7">Estruturas de dados utilizando vetores: pilhas, filas, listas (simples e circulares). </text:span></text:p>
      <text:p text:style-name="P9"><text:span text:style-name="T7">Estruturas de dados com alocação dinâmica de memória: pilhas, filas, listas (simplesmente encadeadas, duplamente encadeadas e circulares).</text:span></text:p>
      <text:p text:style-name="P14"><text:bookmark text:name="_4d34og8"/><text:span text:style-name="T2">Probabilidade e Estatística 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ext:soft-page-break/>
        <table:table-row table:style-name="Table7.1">
          <table:table-cell table:style-name="Table7.A1" office:value-type="string">
            <text:p text:style-name="P1"><text:span text:style-name="T4">Núcleo</text:span></text:p>
          </table:table-cell>
          <table:table-cell table:style-name="Table7.A1" office:value-type="string">
            <text:p text:style-name="P1"><text:span text:style-name="T4">TEO</text:span></text:p>
          </table:table-cell>
          <table:table-cell table:style-name="Table7.A1" office:value-type="string">
            <text:p text:style-name="P1"><text:span text:style-name="T4">PRA</text:span></text:p>
          </table:table-cell>
          <table:table-cell table:style-name="Table7.A1" office:value-type="string">
            <text:p text:style-name="P1"><text:span text:style-name="T4">TOTAL</text:span></text:p>
          </table:table-cell>
          <table:table-cell table:style-name="Table7.A1" office:value-type="string">
            <text:p text:style-name="P1"><text:span text:style-name="T4">Período</text:span></text:p>
          </table:table-cell>
          <table:table-cell table:style-name="Table7.A1" office:value-type="string">
            <text:p text:style-name="P2"><text:span text:style-name="T4">Unidade</text:span></text:p>
          </table:table-cell>
          <table:table-cell table:style-name="Table7.A1" office:value-type="string">
            <text:p text:style-name="P2"><text:span text:style-name="T4">Obrigatória</text:span></text:p>
          </table:table-cell>
          <table:table-cell table:style-name="Table7.A1" office:value-type="string">
            <text:p text:style-name="P2"><text:span text:style-name="T4">Pré-requisito:</text:span></text:p>
          </table:table-cell>
        </table:table-row>
        <table:table-row table:style-name="Table7.1">
          <table:table-cell table:style-name="Table7.A1" office:value-type="string">
            <text:p text:style-name="P1">NC</text:p>
          </table:table-cell>
          <table:table-cell table:style-name="Table7.A1" office:value-type="string">
            <text:p text:style-name="P1">64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64</text:p>
          </table:table-cell>
          <table:table-cell table:style-name="Table7.A1" office:value-type="string">
            <text:p text:style-name="P1">2.<text:span text:style-name="T5">o</text:span></text:p>
          </table:table-cell>
          <table:table-cell table:style-name="Table7.A1" office:value-type="string">
            <text:p text:style-name="P2">IME</text:p>
          </table:table-cell>
          <table:table-cell table:style-name="Table7.A1" office:value-type="string">
            <text:p text:style-name="P2">Sim</text:p>
          </table:table-cell>
          <table:table-cell table:style-name="Table7.A1" office:value-type="string">
            <text:p text:style-name="P2">Cálculo 1A</text:p>
          </table:table-cell>
        </table:table-row>
      </table:table>
      <text:p text:style-name="P11"><text:soft-page-break/><text:span text:style-name="T3">Ementa</text:span></text:p>
      <text:p text:style-name="P9"><text:span text:style-name="T7">Estatística descritiva. Noç</text:span><text:span text:style-name="T8">õ</text:span><text:span text:style-name="T7">es sobre amostragem. </text:span></text:p>
      <text:p text:style-name="P9"><text:span text:style-name="T7">Introduç</text:span><text:span text:style-name="T8">ã</text:span><text:span text:style-name="T7">o à teoria de conjuntos. </text:span></text:p>
      <text:p text:style-name="P9"><text:span text:style-name="T7">Introduç</text:span><text:span text:style-name="T8">ã</text:span><text:span text:style-name="T7">o à teoria de probabilidade: espaç</text:span><text:span text:style-name="T8">o</text:span><text:span text:style-name="T7"> amostral, eventos, frequê</text:span><text:span text:style-name="T8">n</text:span><text:span text:style-name="T7">cia relativa, fundamentos de probabilidade, probabilidade condicional, eventos independentes e teorema de Bayes. </text:span></text:p>
      <text:p text:style-name="P9"><text:span text:style-name="T7">Variáveis aleatórias: conceitos básicos, esperanç</text:span><text:span text:style-name="T8">a</text:span><text:span text:style-name="T7"> e variância. </text:span></text:p>
      <text:p text:style-name="P9"><text:span text:style-name="T7">Distribuiç</text:span><text:span text:style-name="T8">õ</text:span><text:span text:style-name="T7">es discretas de probabilidade: uniforme, binomial e Poisson. </text:span></text:p>
      <text:p text:style-name="P9"><text:span text:style-name="T7">Distribuiç</text:span><text:span text:style-name="T8">õ</text:span><text:span text:style-name="T7">es contínuas de probabilidade: uniforme, exponencial, normal e t-Student. </text:span></text:p>
      <text:p text:style-name="P9"><text:span text:style-name="T7">Estimaç</text:span><text:span text:style-name="T8">ã</text:span><text:span text:style-name="T7">o pontual e intervalar para uma populaç</text:span><text:span text:style-name="T8">ã</text:span><text:span text:style-name="T7">o: média e proporç</text:span><text:span text:style-name="T8">ã</text:span><text:span text:style-name="T7">o. </text:span></text:p>
      <text:p text:style-name="P9"><text:span text:style-name="T7">Teste de hipóteses para uma populaç</text:span><text:span text:style-name="T8">ã</text:span><text:span text:style-name="T7">o: média e proporç</text:span><text:span text:style-name="T8">ã</text:span><text:span text:style-name="T7">o. </text:span></text:p>
      <text:p text:style-name="P9"><text:span text:style-name="T7">Correlaç</text:span><text:span text:style-name="T8">ã</text:span><text:span text:style-name="T7">o linear e regressão linear simples.</text:span></text:p>
      <text:p text:style-name="P14"><text:bookmark text:name="_2s8eyo1"/><text:span text:style-name="T2">Álgebra Linear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office:value-type="string">
            <text:p text:style-name="P1"><text:span text:style-name="T4">Núcleo</text:span></text:p>
          </table:table-cell>
          <table:table-cell table:style-name="Table8.A1" office:value-type="string">
            <text:p text:style-name="P1"><text:span text:style-name="T4">TEO</text:span></text:p>
          </table:table-cell>
          <table:table-cell table:style-name="Table8.A1" office:value-type="string">
            <text:p text:style-name="P1"><text:span text:style-name="T4">PRA</text:span></text:p>
          </table:table-cell>
          <table:table-cell table:style-name="Table8.A1" office:value-type="string">
            <text:p text:style-name="P1"><text:span text:style-name="T4">TOTAL</text:span></text:p>
          </table:table-cell>
          <table:table-cell table:style-name="Table8.A1" office:value-type="string">
            <text:p text:style-name="P1"><text:span text:style-name="T4">Período</text:span></text:p>
          </table:table-cell>
          <table:table-cell table:style-name="Table8.A1" office:value-type="string">
            <text:p text:style-name="P2"><text:span text:style-name="T4">Unidade</text:span></text:p>
          </table:table-cell>
          <table:table-cell table:style-name="Table8.A1" office:value-type="string">
            <text:p text:style-name="P2"><text:span text:style-name="T4">Obrigatória</text:span></text:p>
          </table:table-cell>
          <table:table-cell table:style-name="Table8.A1" office:value-type="string">
            <text:p text:style-name="P2"><text:span text:style-name="T4">Pré-requisito:</text:span></text:p>
          </table:table-cell>
        </table:table-row>
        <table:table-row table:style-name="Table8.1">
          <table:table-cell table:style-name="Table8.A1" office:value-type="string">
            <text:p text:style-name="P1">NC</text:p>
          </table:table-cell>
          <table:table-cell table:style-name="Table8.A1" office:value-type="string">
            <text:p text:style-name="P1">64</text:p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64</text:p>
          </table:table-cell>
          <table:table-cell table:style-name="Table8.A1" office:value-type="string">
            <text:p text:style-name="P1">2.<text:span text:style-name="T5">o</text:span></text:p>
          </table:table-cell>
          <table:table-cell table:style-name="Table8.A1" office:value-type="string">
            <text:p text:style-name="P2">IME</text:p>
          </table:table-cell>
          <table:table-cell table:style-name="Table8.A1" office:value-type="string">
            <text:p text:style-name="P2">Sim</text:p>
          </table:table-cell>
          <table:table-cell table:style-name="Table8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Sistemas lineares e matrizes. </text:span></text:p>
      <text:p text:style-name="P9"><text:span text:style-name="T7">Espaços vetoriais. </text:span></text:p>
      <text:p text:style-name="P9"><text:span text:style-name="T7">Transformações lineares. </text:span></text:p>
      <text:p text:style-name="P9"><text:span text:style-name="T7">Autovalores e autovetores. </text:span></text:p>
      <text:p text:style-name="P9"><text:span text:style-name="T7">Espaços com produto interno.</text:span></text:p>
      <text:p text:style-name="P14"><text:bookmark text:name="_17dp8vu"/><text:span text:style-name="T2">Lógica Matemática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G"/>
        <table:table-column table:style-name="Table9.H"/>
        <text:soft-page-break/>
        <table:table-row table:style-name="Table9.1">
          <table:table-cell table:style-name="Table9.A1" office:value-type="string">
            <text:p text:style-name="P1"><text:span text:style-name="T4">Núcleo</text:span></text:p>
          </table:table-cell>
          <table:table-cell table:style-name="Table9.A1" office:value-type="string">
            <text:p text:style-name="P1"><text:span text:style-name="T4">TEO</text:span></text:p>
          </table:table-cell>
          <table:table-cell table:style-name="Table9.A1" office:value-type="string">
            <text:p text:style-name="P1"><text:span text:style-name="T4">PRA</text:span></text:p>
          </table:table-cell>
          <table:table-cell table:style-name="Table9.A1" office:value-type="string">
            <text:p text:style-name="P1"><text:span text:style-name="T4">TOTAL</text:span></text:p>
          </table:table-cell>
          <table:table-cell table:style-name="Table9.A1" office:value-type="string">
            <text:p text:style-name="P1"><text:span text:style-name="T4">Período</text:span></text:p>
          </table:table-cell>
          <table:table-cell table:style-name="Table9.A1" office:value-type="string">
            <text:p text:style-name="P2"><text:span text:style-name="T4">Unidade</text:span></text:p>
          </table:table-cell>
          <table:table-cell table:style-name="Table9.A1" office:value-type="string">
            <text:p text:style-name="P2"><text:span text:style-name="T4">Obrigatória</text:span></text:p>
          </table:table-cell>
          <table:table-cell table:style-name="Table9.A1" office:value-type="string">
            <text:p text:style-name="P2"><text:span text:style-name="T4">Pré-requisito: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9">NC</text:span></text:p>
          </table:table-cell>
          <table:table-cell table:style-name="Table9.A1" office:value-type="string">
            <text:p text:style-name="P1"><text:span text:style-name="T9">64</text:span></text:p>
          </table:table-cell>
          <table:table-cell table:style-name="Table9.A1" office:value-type="string">
            <text:p text:style-name="P1"><text:span text:style-name="T9">0</text:span></text:p>
          </table:table-cell>
          <table:table-cell table:style-name="Table9.A1" office:value-type="string">
            <text:p text:style-name="P1"><text:span text:style-name="T9">64</text:span></text:p>
          </table:table-cell>
          <table:table-cell table:style-name="Table9.A1" office:value-type="string">
            <text:p text:style-name="P1"><text:span text:style-name="T9">2.</text:span><text:span text:style-name="T6">o</text:span></text:p>
          </table:table-cell>
          <table:table-cell table:style-name="Table9.A1" office:value-type="string">
            <text:p text:style-name="P2"><text:span text:style-name="T9">IME</text:span></text:p>
          </table:table-cell>
          <table:table-cell table:style-name="Table9.A1" office:value-type="string">
            <text:p text:style-name="P2"><text:span text:style-name="T9">Sim</text:span></text:p>
          </table:table-cell>
          <table:table-cell table:style-name="Table9.A1" office:value-type="string">
            <text:p text:style-name="P2"><text:span text:style-name="T9">Fundamentos de Matemática para Computação</text:span></text:p>
          </table:table-cell>
        </table:table-row>
      </table:table>
      <text:p text:style-name="P11"><text:soft-page-break/><text:span text:style-name="T3">Ementa</text:span></text:p>
      <text:p text:style-name="P9"><text:span text:style-name="T7">Noções básicas: linguagem natural vs linguagens formais; verdade, validade, satisfatibilidade; lógica proposicional (sintaxe e semântica, propriedades e relações semânticas, consequência lógica, simplificação de fórmulas); lógica de primeira ordem (sintaxe e semântica, propriedades e relações semânticas, formas normais);</text:span></text:p>
      <text:p text:style-name="P9"><text:span text:style-name="T7">Métodos de validação: métodos diretos de prova; métodos de prova por contradição; indução estrutural.</text:span></text:p>
      <text:p text:style-name="P9"><text:span text:style-name="T7">Linguagem para experimentação.</text:span></text:p>
      <text:p text:style-name="P9"><text:span text:style-name="T7">Aplicações básicas.</text:span></text:p>
      <text:p text:style-name="P14"><text:bookmark text:name="_3rdcrjn"/><text:span text:style-name="T2">Programação Orientada a Objeto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column table:style-name="Table10.G"/>
        <table:table-column table:style-name="Table10.H"/>
        <text:soft-page-break/>
        <table:table-row table:style-name="Table10.1">
          <table:table-cell table:style-name="Table10.A1" office:value-type="string">
            <text:p text:style-name="P1"><text:span text:style-name="T4">Núcleo</text:span></text:p>
          </table:table-cell>
          <table:table-cell table:style-name="Table10.A1" office:value-type="string">
            <text:p text:style-name="P1"><text:span text:style-name="T4">TEO</text:span></text:p>
          </table:table-cell>
          <table:table-cell table:style-name="Table10.A1" office:value-type="string">
            <text:p text:style-name="P1"><text:span text:style-name="T4">PRA</text:span></text:p>
          </table:table-cell>
          <table:table-cell table:style-name="Table10.A1" office:value-type="string">
            <text:p text:style-name="P1"><text:span text:style-name="T4">TOTAL</text:span></text:p>
          </table:table-cell>
          <table:table-cell table:style-name="Table10.A1" office:value-type="string">
            <text:p text:style-name="P1"><text:span text:style-name="T4">Período</text:span></text:p>
          </table:table-cell>
          <table:table-cell table:style-name="Table10.A1" office:value-type="string">
            <text:p text:style-name="P2"><text:span text:style-name="T4">Unidade</text:span></text:p>
          </table:table-cell>
          <table:table-cell table:style-name="Table10.A1" office:value-type="string">
            <text:p text:style-name="P2"><text:span text:style-name="T4">Obrigatória</text:span></text:p>
          </table:table-cell>
          <table:table-cell table:style-name="Table10.A1" office:value-type="string">
            <text:p text:style-name="P2"><text:span text:style-name="T4">Pré-requisito:</text:span></text:p>
          </table:table-cell>
        </table:table-row>
        <table:table-row table:style-name="Table10.1">
          <table:table-cell table:style-name="Table10.A1" office:value-type="string">
            <text:p text:style-name="P1">NC</text:p>
          </table:table-cell>
          <table:table-cell table:style-name="Table10.A1" office:value-type="string">
            <text:p text:style-name="P1">32</text:p>
          </table:table-cell>
          <table:table-cell table:style-name="Table10.A1" office:value-type="string">
            <text:p text:style-name="P1">32</text:p>
          </table:table-cell>
          <table:table-cell table:style-name="Table10.A1" office:value-type="string">
            <text:p text:style-name="P1">64</text:p>
          </table:table-cell>
          <table:table-cell table:style-name="Table10.A1" office:value-type="string">
            <text:p text:style-name="P1">3.<text:span text:style-name="T5">o</text:span></text:p>
          </table:table-cell>
          <table:table-cell table:style-name="Table10.A1" office:value-type="string">
            <text:p text:style-name="P2">INF</text:p>
          </table:table-cell>
          <table:table-cell table:style-name="Table10.A1" office:value-type="string">
            <text:p text:style-name="P2">Sim</text:p>
          </table:table-cell>
          <table:table-cell table:style-name="Table10.A1" office:value-type="string">
            <text:p text:style-name="P2">Introdução à Programação</text:p>
          </table:table-cell>
        </table:table-row>
      </table:table>
      <text:p text:style-name="P11"><text:soft-page-break/><text:span text:style-name="T3">Ementa</text:span></text:p>
      <text:p text:style-name="P9"><text:span text:style-name="T7">Abstração e tipos abstratos de dados. </text:span></text:p>
      <text:p text:style-name="P9"><text:span text:style-name="T7">Classes, métodos, encapsulamento, interface. Mensagens, instâncias e inicialização. Herança e composição. Polimorfismo. </text:span></text:p>
      <text:p text:style-name="P9"><text:span text:style-name="T7">Uso de uma linguagem orientada a objetos. </text:span></text:p>
      <text:p text:style-name="P9"><text:span text:style-name="T7">Noções de UML. </text:span></text:p>
      <text:p text:style-name="P9"><text:span text:style-name="T7">Noções de padrões de projeto orientado a objetos.</text:span></text:p>
      <text:p text:style-name="P14"><text:bookmark text:name="_26in1rg"/><text:span text:style-name="T2">Algoritmos e Estruturas de Dados 2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F"/>
        <table:table-column table:style-name="Table11.G"/>
        <table:table-column table:style-name="Table11.H"/>
        <text:soft-page-break/>
        <table:table-row table:style-name="Table11.1">
          <table:table-cell table:style-name="Table11.A1" office:value-type="string">
            <text:p text:style-name="P1"><text:span text:style-name="T4">Núcleo</text:span></text:p>
          </table:table-cell>
          <table:table-cell table:style-name="Table11.A1" office:value-type="string">
            <text:p text:style-name="P1"><text:span text:style-name="T4">TEO</text:span></text:p>
          </table:table-cell>
          <table:table-cell table:style-name="Table11.A1" office:value-type="string">
            <text:p text:style-name="P1"><text:span text:style-name="T4">PRA</text:span></text:p>
          </table:table-cell>
          <table:table-cell table:style-name="Table11.A1" office:value-type="string">
            <text:p text:style-name="P1"><text:span text:style-name="T4">TOTAL</text:span></text:p>
          </table:table-cell>
          <table:table-cell table:style-name="Table11.A1" office:value-type="string">
            <text:p text:style-name="P1"><text:span text:style-name="T4">Período</text:span></text:p>
          </table:table-cell>
          <table:table-cell table:style-name="Table11.A1" office:value-type="string">
            <text:p text:style-name="P2"><text:span text:style-name="T4">Unidade</text:span></text:p>
          </table:table-cell>
          <table:table-cell table:style-name="Table11.A1" office:value-type="string">
            <text:p text:style-name="P2"><text:span text:style-name="T4">Obrigatória</text:span></text:p>
          </table:table-cell>
          <table:table-cell table:style-name="Table11.A1" office:value-type="string">
            <text:p text:style-name="P2"><text:span text:style-name="T4">Pré-requisito:</text:span></text:p>
          </table:table-cell>
        </table:table-row>
        <table:table-row table:style-name="Table11.1">
          <table:table-cell table:style-name="Table11.A1" office:value-type="string">
            <text:p text:style-name="P1">NC</text:p>
          </table:table-cell>
          <table:table-cell table:style-name="Table11.A1" office:value-type="string">
            <text:p text:style-name="P1">64</text:p>
          </table:table-cell>
          <table:table-cell table:style-name="Table11.A1" office:value-type="string">
            <text:p text:style-name="P1">0</text:p>
          </table:table-cell>
          <table:table-cell table:style-name="Table11.A1" office:value-type="string">
            <text:p text:style-name="P1">64</text:p>
          </table:table-cell>
          <table:table-cell table:style-name="Table11.A1" office:value-type="string">
            <text:p text:style-name="P1">3.<text:span text:style-name="T5">o</text:span></text:p>
          </table:table-cell>
          <table:table-cell table:style-name="Table11.A1" office:value-type="string">
            <text:p text:style-name="P2">INF</text:p>
          </table:table-cell>
          <table:table-cell table:style-name="Table11.A1" office:value-type="string">
            <text:p text:style-name="P2">Sim</text:p>
          </table:table-cell>
          <table:table-cell table:style-name="Table11.A1" office:value-type="string">
            <text:p text:style-name="P2">Algoritmos e Estruturas de Dados 1</text:p>
          </table:table-cell>
        </table:table-row>
      </table:table>
      <text:p text:style-name="P11"><text:soft-page-break/><text:span text:style-name="T3">Ementa</text:span></text:p>
      <text:p text:style-name="P9"><text:span text:style-name="T7">Árvores: formas de representação, recursão em árvores, árvores binárias, árvores binárias de busca, árvores balanceadas (AVL e rubro-negras). </text:span></text:p>
      <text:p text:style-name="P9"><text:span text:style-name="T7">Filas de prioridades. Heaps, Heapsort. <text:s/>Hashing: tipos de funções de hashing; tratamento de colisões. </text:span></text:p>
      <text:p text:style-name="P9"><text:span text:style-name="T7">Definições de Grafos. </text:span></text:p>
      <text:p text:style-name="P9"><text:span text:style-name="T7">Estruturas de Dados para representação de grafos. </text:span></text:p>
      <text:p text:style-name="P9"><text:span text:style-name="T7">Algoritmos básicos em grafos.</text:span></text:p>
      <text:p text:style-name="P14"><text:bookmark text:name="_lnxbz9"/><text:span text:style-name="T2">Linguagens e Paradigmas de Programaçã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able:table-column table:style-name="Table12.H"/>
        <text:soft-page-break/>
        <table:table-row table:style-name="Table12.1">
          <table:table-cell table:style-name="Table12.A1" office:value-type="string">
            <text:p text:style-name="P1"><text:span text:style-name="T4">Núcleo</text:span></text:p>
          </table:table-cell>
          <table:table-cell table:style-name="Table12.A1" office:value-type="string">
            <text:p text:style-name="P1"><text:span text:style-name="T4">TEO</text:span></text:p>
          </table:table-cell>
          <table:table-cell table:style-name="Table12.A1" office:value-type="string">
            <text:p text:style-name="P1"><text:span text:style-name="T4">PRA</text:span></text:p>
          </table:table-cell>
          <table:table-cell table:style-name="Table12.A1" office:value-type="string">
            <text:p text:style-name="P1"><text:span text:style-name="T4">TOTAL</text:span></text:p>
          </table:table-cell>
          <table:table-cell table:style-name="Table12.A1" office:value-type="string">
            <text:p text:style-name="P1"><text:span text:style-name="T4">Período</text:span></text:p>
          </table:table-cell>
          <table:table-cell table:style-name="Table12.A1" office:value-type="string">
            <text:p text:style-name="P2"><text:span text:style-name="T4">Unidade</text:span></text:p>
          </table:table-cell>
          <table:table-cell table:style-name="Table12.A1" office:value-type="string">
            <text:p text:style-name="P2"><text:span text:style-name="T4">Obrigatória</text:span></text:p>
          </table:table-cell>
          <table:table-cell table:style-name="Table12.A1" office:value-type="string">
            <text:p text:style-name="P2"><text:span text:style-name="T4">Pré-requisito:</text:span></text:p>
          </table:table-cell>
        </table:table-row>
        <table:table-row table:style-name="Table12.1">
          <table:table-cell table:style-name="Table12.A1" office:value-type="string">
            <text:p text:style-name="P1">NC</text:p>
          </table:table-cell>
          <table:table-cell table:style-name="Table12.A1" office:value-type="string">
            <text:p text:style-name="P1">32</text:p>
          </table:table-cell>
          <table:table-cell table:style-name="Table12.A1" office:value-type="string">
            <text:p text:style-name="P1">32</text:p>
          </table:table-cell>
          <table:table-cell table:style-name="Table12.A1" office:value-type="string">
            <text:p text:style-name="P1">64</text:p>
          </table:table-cell>
          <table:table-cell table:style-name="Table12.A1" office:value-type="string">
            <text:p text:style-name="P1">3.<text:span text:style-name="T5">o</text:span></text:p>
          </table:table-cell>
          <table:table-cell table:style-name="Table12.A1" office:value-type="string">
            <text:p text:style-name="P2">INF</text:p>
          </table:table-cell>
          <table:table-cell table:style-name="Table12.A1" office:value-type="string">
            <text:p text:style-name="P2">Sim</text:p>
          </table:table-cell>
          <table:table-cell table:style-name="Table12.A1" office:value-type="string">
            <text:p text:style-name="P2">Introdução à Programação</text:p>
          </table:table-cell>
        </table:table-row>
      </table:table>
      <text:p text:style-name="P11"><text:soft-page-break/><text:span text:style-name="T3">Ementa</text:span></text:p>
      <text:p text:style-name="P9"><text:span text:style-name="T7">Estudo dos conceitos de linguagens de programação e dos paradigmas de programação: procedural, funcional, lógico, orientado a objeto e script. </text:span></text:p>
      <text:p text:style-name="P9"><text:span text:style-name="T7">Reflexão sobre as características desejáveis em uma linguagem de programação e os critérios de seleção de linguagens de acordo com as especificidades dos domínios de aplicação. </text:span></text:p>
      <text:p text:style-name="P9"><text:span text:style-name="T7">Descrição de sintaxe e semântica. </text:span></text:p>
      <text:p text:style-name="P9"><text:span text:style-name="T7">Estudo sobre tipos de dados, estruturas de controle, ambientes de execução, variáveis, expressões e subprogramas em linguagens de programação.</text:span></text:p>
      <text:p text:style-name="P14"><text:bookmark text:name="_35nkun2"/><text:span text:style-name="T2">Engenharia de Software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ext:soft-page-break/>
        <table:table-row table:style-name="Table13.1">
          <table:table-cell table:style-name="Table13.A1" office:value-type="string">
            <text:p text:style-name="P1"><text:span text:style-name="T4">Núcleo</text:span></text:p>
          </table:table-cell>
          <table:table-cell table:style-name="Table13.A1" office:value-type="string">
            <text:p text:style-name="P1"><text:span text:style-name="T4">TEO</text:span></text:p>
          </table:table-cell>
          <table:table-cell table:style-name="Table13.A1" office:value-type="string">
            <text:p text:style-name="P1"><text:span text:style-name="T4">PRA</text:span></text:p>
          </table:table-cell>
          <table:table-cell table:style-name="Table13.A1" office:value-type="string">
            <text:p text:style-name="P1"><text:span text:style-name="T4">TOTAL</text:span></text:p>
          </table:table-cell>
          <table:table-cell table:style-name="Table13.A1" office:value-type="string">
            <text:p text:style-name="P1"><text:span text:style-name="T4">Período</text:span></text:p>
          </table:table-cell>
          <table:table-cell table:style-name="Table13.A1" office:value-type="string">
            <text:p text:style-name="P2"><text:span text:style-name="T4">Unidade</text:span></text:p>
          </table:table-cell>
          <table:table-cell table:style-name="Table13.A1" office:value-type="string">
            <text:p text:style-name="P2"><text:span text:style-name="T4">Obrigatória</text:span></text:p>
          </table:table-cell>
          <table:table-cell table:style-name="Table13.A1" office:value-type="string">
            <text:p text:style-name="P2"><text:span text:style-name="T4">Pré-requisito:</text:span></text:p>
          </table:table-cell>
        </table:table-row>
        <table:table-row table:style-name="Table13.1">
          <table:table-cell table:style-name="Table13.A1" office:value-type="string">
            <text:p text:style-name="P1">NC</text:p>
          </table:table-cell>
          <table:table-cell table:style-name="Table13.A1" office:value-type="string">
            <text:p text:style-name="P1">64</text:p>
          </table:table-cell>
          <table:table-cell table:style-name="Table13.A1" office:value-type="string">
            <text:p text:style-name="P1">0</text:p>
          </table:table-cell>
          <table:table-cell table:style-name="Table13.A1" office:value-type="string">
            <text:p text:style-name="P1">64</text:p>
          </table:table-cell>
          <table:table-cell table:style-name="Table13.A1" office:value-type="string">
            <text:p text:style-name="P1">3.<text:span text:style-name="T5">o</text:span></text:p>
          </table:table-cell>
          <table:table-cell table:style-name="Table13.A1" office:value-type="string">
            <text:p text:style-name="P2">INF</text:p>
          </table:table-cell>
          <table:table-cell table:style-name="Table13.A1" office:value-type="string">
            <text:p text:style-name="P2">Sim</text:p>
          </table:table-cell>
          <table:table-cell table:style-name="Table13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Requisitos de software. </text:span></text:p>
      <text:p text:style-name="P9"><text:span text:style-name="T7">Projeto (design) de software. </text:span></text:p>
      <text:p text:style-name="P9"><text:span text:style-name="T7">Construção de software. </text:span></text:p>
      <text:p text:style-name="P9"><text:span text:style-name="T7">Teste de software. </text:span></text:p>
      <text:p text:style-name="P9"><text:span text:style-name="T7">Manutenção de software. </text:span></text:p>
      <text:p text:style-name="P9"><text:span text:style-name="T7">Gerência de configuração de software. </text:span></text:p>
      <text:p text:style-name="P9"><text:span text:style-name="T7">Gerência de projeto de software. </text:span></text:p>
      <text:p text:style-name="P9"><text:span text:style-name="T7">Processo de engenharia de software. </text:span></text:p>
      <text:p text:style-name="P9"><text:span text:style-name="T7">Modelos e métodos de engenharia de software. </text:span></text:p>
      <text:p text:style-name="P9"><text:span text:style-name="T7">Qualidade de software. </text:span></text:p>
      <text:p text:style-name="P9"><text:span text:style-name="T7">Prática profissional de engenharia de software. </text:span></text:p>
      <text:p text:style-name="P9"><text:span text:style-name="T7">Economia para engenharia de software. </text:span></text:p>
      <text:p text:style-name="P9"><text:span text:style-name="T7">Fundamentos de engenharia.</text:span></text:p>
      <text:p text:style-name="P14"><text:bookmark text:name="_1ksv4uv"/><text:span text:style-name="T2">Análise e Projeto de Algoritm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F"/>
        <table:table-column table:style-name="Table14.G"/>
        <table:table-column table:style-name="Table14.H"/>
        <text:soft-page-break/>
        <table:table-row table:style-name="Table14.1">
          <table:table-cell table:style-name="Table14.A1" office:value-type="string">
            <text:p text:style-name="P1"><text:span text:style-name="T4">Núcleo</text:span></text:p>
          </table:table-cell>
          <table:table-cell table:style-name="Table14.A1" office:value-type="string">
            <text:p text:style-name="P1"><text:span text:style-name="T4">TEO</text:span></text:p>
          </table:table-cell>
          <table:table-cell table:style-name="Table14.A1" office:value-type="string">
            <text:p text:style-name="P1"><text:span text:style-name="T4">PRA</text:span></text:p>
          </table:table-cell>
          <table:table-cell table:style-name="Table14.A1" office:value-type="string">
            <text:p text:style-name="P1"><text:span text:style-name="T4">TOTAL</text:span></text:p>
          </table:table-cell>
          <table:table-cell table:style-name="Table14.A1" office:value-type="string">
            <text:p text:style-name="P1"><text:span text:style-name="T4">Período</text:span></text:p>
          </table:table-cell>
          <table:table-cell table:style-name="Table14.A1" office:value-type="string">
            <text:p text:style-name="P2"><text:span text:style-name="T4">Unidade</text:span></text:p>
          </table:table-cell>
          <table:table-cell table:style-name="Table14.A1" office:value-type="string">
            <text:p text:style-name="P2"><text:span text:style-name="T4">Obrigatória</text:span></text:p>
          </table:table-cell>
          <table:table-cell table:style-name="Table14.A1" office:value-type="string">
            <text:p text:style-name="P2"><text:span text:style-name="T4">Pré-requisitos: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9">NC</text:span></text:p>
          </table:table-cell>
          <table:table-cell table:style-name="Table14.A1" office:value-type="string">
            <text:p text:style-name="P1"><text:span text:style-name="T9">64</text:span></text:p>
          </table:table-cell>
          <table:table-cell table:style-name="Table14.A1" office:value-type="string">
            <text:p text:style-name="P1"><text:span text:style-name="T9">0</text:span></text:p>
          </table:table-cell>
          <table:table-cell table:style-name="Table14.A1" office:value-type="string">
            <text:p text:style-name="P1"><text:span text:style-name="T9">64</text:span></text:p>
          </table:table-cell>
          <table:table-cell table:style-name="Table14.A1" office:value-type="string">
            <text:p text:style-name="P1"><text:span text:style-name="T9">4.</text:span><text:span text:style-name="T6">o</text:span></text:p>
          </table:table-cell>
          <table:table-cell table:style-name="Table14.A1" office:value-type="string">
            <text:p text:style-name="P2"><text:span text:style-name="T9">INF</text:span></text:p>
          </table:table-cell>
          <table:table-cell table:style-name="Table14.A1" office:value-type="string">
            <text:p text:style-name="P2"><text:span text:style-name="T9">Sim</text:span></text:p>
          </table:table-cell>
          <table:table-cell table:style-name="Table14.A1" office:value-type="string">
            <text:p text:style-name="P2"><text:span text:style-name="T9">Fundamentos de Matemática para Computação<text:line-break/>Algoritmos e Estruturas de Dados 2</text:span></text:p>
          </table:table-cell>
        </table:table-row>
      </table:table>
      <text:p text:style-name="P11"><text:soft-page-break/><text:span text:style-name="T3">Ementa</text:span></text:p>
      <text:p text:style-name="P9"><text:span text:style-name="T7">Medidas de complexidade, análise assintótica de limites de complexidade para algoritmos iterativos e recursivos, técnicas de prova de cotas inferiores. </text:span></text:p>
      <text:p text:style-name="P9"><text:span text:style-name="T7">Corretude de Algoritmos. </text:span></text:p>
      <text:p text:style-name="P9"><text:span text:style-name="T7">Exemplos de análise de algoritmos. </text:span></text:p>
      <text:p text:style-name="P9"><text:span text:style-name="T7">Técnicas de projeto de algoritmos: dividir para conquistar, programação dinâmica, algoritmos gulosos. </text:span></text:p>
      <text:p text:style-name="P9"><text:span text:style-name="T7">Introdução à NP-Completude.</text:span></text:p>
      <text:p text:style-name="P14"><text:bookmark text:name="_44sinio"/><text:span text:style-name="T2">Interação Humano-Computador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ext:soft-page-break/>
        <table:table-row table:style-name="Table15.1">
          <table:table-cell table:style-name="Table15.A1" office:value-type="string">
            <text:p text:style-name="P1"><text:span text:style-name="T4">Núcleo</text:span></text:p>
          </table:table-cell>
          <table:table-cell table:style-name="Table15.A1" office:value-type="string">
            <text:p text:style-name="P1"><text:span text:style-name="T4">TEO</text:span></text:p>
          </table:table-cell>
          <table:table-cell table:style-name="Table15.A1" office:value-type="string">
            <text:p text:style-name="P1"><text:span text:style-name="T4">PRA</text:span></text:p>
          </table:table-cell>
          <table:table-cell table:style-name="Table15.A1" office:value-type="string">
            <text:p text:style-name="P1"><text:span text:style-name="T4">TOTAL</text:span></text:p>
          </table:table-cell>
          <table:table-cell table:style-name="Table15.A1" office:value-type="string">
            <text:p text:style-name="P1"><text:span text:style-name="T4">Período</text:span></text:p>
          </table:table-cell>
          <table:table-cell table:style-name="Table15.A1" office:value-type="string">
            <text:p text:style-name="P2"><text:span text:style-name="T4">Unidade</text:span></text:p>
          </table:table-cell>
          <table:table-cell table:style-name="Table15.A1" office:value-type="string">
            <text:p text:style-name="P2"><text:span text:style-name="T4">Obrigatória</text:span></text:p>
          </table:table-cell>
          <table:table-cell table:style-name="Table15.A1" office:value-type="string">
            <text:p text:style-name="P2"><text:span text:style-name="T4">Pré-requisitos:</text:span></text:p>
          </table:table-cell>
        </table:table-row>
        <table:table-row table:style-name="Table15.1">
          <table:table-cell table:style-name="Table15.A1" office:value-type="string">
            <text:p text:style-name="P1">NC</text:p>
          </table:table-cell>
          <table:table-cell table:style-name="Table15.A1" office:value-type="string">
            <text:p text:style-name="P1">32</text:p>
          </table:table-cell>
          <table:table-cell table:style-name="Table15.A1" office:value-type="string">
            <text:p text:style-name="P1">32</text:p>
          </table:table-cell>
          <table:table-cell table:style-name="Table15.A1" office:value-type="string">
            <text:p text:style-name="P1">64</text:p>
          </table:table-cell>
          <table:table-cell table:style-name="Table15.A1" office:value-type="string">
            <text:p text:style-name="P1">4.<text:span text:style-name="T5">o</text:span></text:p>
          </table:table-cell>
          <table:table-cell table:style-name="Table15.A1" office:value-type="string">
            <text:p text:style-name="P2">INF</text:p>
          </table:table-cell>
          <table:table-cell table:style-name="Table15.A1" office:value-type="string">
            <text:p text:style-name="P2">Sim</text:p>
          </table:table-cell>
          <table:table-cell table:style-name="Table15.A1" office:value-type="string">
            <text:p text:style-name="P1">Probabilidade e Estatística A<text:line-break/>Algoritmos e Estruturas de Dados 1</text:p>
          </table:table-cell>
        </table:table-row>
      </table:table>
      <text:p text:style-name="P11"><text:soft-page-break/><text:span text:style-name="T3">Ementa</text:span></text:p>
      <text:p text:style-name="P9"><text:span text:style-name="T7">Aspectos gerais sobre interação humano-computador. </text:span><text:span text:style-name="T8">​</text:span></text:p>
      <text:p text:style-name="P9"><text:span text:style-name="T7">Características humanísticas e biológicas, envolvendo questões sobre genealogia, gênero, aspectos étnicos, raciais e culturais, direitos e aspectos políticos, deficiências, limitações e capacidades, dentre outros. </text:span></text:p>
      <text:p text:style-name="P9"><text:span text:style-name="T7">Ciclo da interação e principais problemas. Metas de usabilidade e experiência do usuário. </text:span></text:p>
      <text:p text:style-name="P9"><text:span text:style-name="T7">Fatores humanos em software interativo: teoria, princípios e regras básicas. Modelos conceituais e metáforas. </text:span></text:p>
      <text:p text:style-name="P9"><text:span text:style-name="T7">Estilos de interação. Elementos de interação (menus, formulários, manipulação direta e outros). Voz, linguagem natural, sons, páginas Web. Padrões para interface. </text:span></text:p>
      <text:p text:style-name="P9"><text:span text:style-name="T7">Localização e internacionalização. </text:span></text:p>
      <text:p text:style-name="P9"><text:span text:style-name="T7">Princípios de projeto de interfaces humano-computador. Métodos de projeto de interação. Projeto visual (cores, ícones, fontes e outros). Tempo de resposta e retroalimentação. </text:span></text:p>
      <text:p text:style-name="P9"><text:span text:style-name="T7">Dispositivos de interação. </text:span></text:p>
      <text:p text:style-name="P9"><text:span text:style-name="T7">Métodos de avaliação de interfaces: avaliação heurística, abordagens para testes realizados com apoio de usuários, técnicas de testes para páginas Web, entre outros. </text:span></text:p>
      <text:p text:style-name="P9"><text:span text:style-name="T7">Visão geral de ferramentas de desenvolvimento de interfaces humano-computador.</text:span></text:p>
      <text:p text:style-name="P10"/>
      <text:p text:style-name="P14"><text:bookmark text:name="_2jxsxqh"/><text:span text:style-name="T2">Banco de Dado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ext:soft-page-break/>
        <table:table-row table:style-name="Table16.1">
          <table:table-cell table:style-name="Table16.A1" office:value-type="string">
            <text:p text:style-name="P1"><text:span text:style-name="T4">Núcleo</text:span></text:p>
          </table:table-cell>
          <table:table-cell table:style-name="Table16.A1" office:value-type="string">
            <text:p text:style-name="P1"><text:span text:style-name="T4">TEO</text:span></text:p>
          </table:table-cell>
          <table:table-cell table:style-name="Table16.A1" office:value-type="string">
            <text:p text:style-name="P1"><text:span text:style-name="T4">PRA</text:span></text:p>
          </table:table-cell>
          <table:table-cell table:style-name="Table16.A1" office:value-type="string">
            <text:p text:style-name="P1"><text:span text:style-name="T4">TOTAL</text:span></text:p>
          </table:table-cell>
          <table:table-cell table:style-name="Table16.A1" office:value-type="string">
            <text:p text:style-name="P1"><text:span text:style-name="T4">Período</text:span></text:p>
          </table:table-cell>
          <table:table-cell table:style-name="Table16.A1" office:value-type="string">
            <text:p text:style-name="P2"><text:span text:style-name="T4">Unidade</text:span></text:p>
          </table:table-cell>
          <table:table-cell table:style-name="Table16.A1" office:value-type="string">
            <text:p text:style-name="P2"><text:span text:style-name="T4">Obrigatória</text:span></text:p>
          </table:table-cell>
          <table:table-cell table:style-name="Table16.A1" office:value-type="string">
            <text:p text:style-name="P2"><text:span text:style-name="T4">Pré-requisitos:</text:span></text:p>
          </table:table-cell>
        </table:table-row>
        <table:table-row table:style-name="Table16.1">
          <table:table-cell table:style-name="Table16.A1" office:value-type="string">
            <text:p text:style-name="P1">NC</text:p>
          </table:table-cell>
          <table:table-cell table:style-name="Table16.A1" office:value-type="string">
            <text:p text:style-name="P1">48</text:p>
          </table:table-cell>
          <table:table-cell table:style-name="Table16.A1" office:value-type="string">
            <text:p text:style-name="P1">16</text:p>
          </table:table-cell>
          <table:table-cell table:style-name="Table16.A1" office:value-type="string">
            <text:p text:style-name="P1">64</text:p>
          </table:table-cell>
          <table:table-cell table:style-name="Table16.A1" office:value-type="string">
            <text:p text:style-name="P1">4.<text:span text:style-name="T5">o</text:span></text:p>
          </table:table-cell>
          <table:table-cell table:style-name="Table16.A1" office:value-type="string">
            <text:p text:style-name="P2">INF</text:p>
          </table:table-cell>
          <table:table-cell table:style-name="Table16.A1" office:value-type="string">
            <text:p text:style-name="P2">Sim</text:p>
          </table:table-cell>
          <table:table-cell table:style-name="Table16.A1" office:value-type="string">
            <text:p text:style-name="P1">Lógica Matemática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básicos de Banco de Dados. </text:span></text:p>
      <text:p text:style-name="P9"><text:span text:style-name="T7">Modelo relacional. </text:span></text:p>
      <text:p text:style-name="P9"><text:span text:style-name="T7">Linguagens para Banco de Dados: álgebra relacional, cálculo relacional e SQL. </text:span></text:p>
      <text:p text:style-name="P9"><text:span text:style-name="T7">Modelo Entidade-Relacionamento e extensões. </text:span></text:p>
      <text:p text:style-name="P9"><text:span text:style-name="T7">Mapeamento ER-relacional. </text:span></text:p>
      <text:p text:style-name="P9"><text:span text:style-name="T7">Normalização.</text:span></text:p>
      <text:p text:style-name="P14"><text:bookmark text:name="_z337ya"/><text:span text:style-name="T2">Projeto de Software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ext:soft-page-break/>
        <table:table-row table:style-name="Table17.1">
          <table:table-cell table:style-name="Table17.A1" office:value-type="string">
            <text:p text:style-name="P1"><text:span text:style-name="T4">Núcleo</text:span></text:p>
          </table:table-cell>
          <table:table-cell table:style-name="Table17.A1" office:value-type="string">
            <text:p text:style-name="P1"><text:span text:style-name="T4">TEO</text:span></text:p>
          </table:table-cell>
          <table:table-cell table:style-name="Table17.A1" office:value-type="string">
            <text:p text:style-name="P1"><text:span text:style-name="T4">PRA</text:span></text:p>
          </table:table-cell>
          <table:table-cell table:style-name="Table17.A1" office:value-type="string">
            <text:p text:style-name="P1"><text:span text:style-name="T4">TOTAL</text:span></text:p>
          </table:table-cell>
          <table:table-cell table:style-name="Table17.A1" office:value-type="string">
            <text:p text:style-name="P1"><text:span text:style-name="T4">Período</text:span></text:p>
          </table:table-cell>
          <table:table-cell table:style-name="Table17.A1" office:value-type="string">
            <text:p text:style-name="P2"><text:span text:style-name="T4">Unidade</text:span></text:p>
          </table:table-cell>
          <table:table-cell table:style-name="Table17.A1" office:value-type="string">
            <text:p text:style-name="P2"><text:span text:style-name="T4">Obrigatória</text:span></text:p>
          </table:table-cell>
          <table:table-cell table:style-name="Table17.A1" office:value-type="string">
            <text:p text:style-name="P2"><text:span text:style-name="T4">Pré-requisitos:</text:span></text:p>
          </table:table-cell>
        </table:table-row>
        <table:table-row table:style-name="Table17.1">
          <table:table-cell table:style-name="Table17.A1" office:value-type="string">
            <text:p text:style-name="P1">NC</text:p>
          </table:table-cell>
          <table:table-cell table:style-name="Table17.A1" office:value-type="string">
            <text:p text:style-name="P1">64</text:p>
          </table:table-cell>
          <table:table-cell table:style-name="Table17.A1" office:value-type="string">
            <text:p text:style-name="P1">0</text:p>
          </table:table-cell>
          <table:table-cell table:style-name="Table17.A1" office:value-type="string">
            <text:p text:style-name="P1">64</text:p>
          </table:table-cell>
          <table:table-cell table:style-name="Table17.A1" office:value-type="string">
            <text:p text:style-name="P1">4.<text:span text:style-name="T5">o</text:span></text:p>
          </table:table-cell>
          <table:table-cell table:style-name="Table17.A1" office:value-type="string">
            <text:p text:style-name="P2">INF</text:p>
          </table:table-cell>
          <table:table-cell table:style-name="Table17.A1" office:value-type="string">
            <text:p text:style-name="P2">Sim</text:p>
          </table:table-cell>
          <table:table-cell table:style-name="Table17.A1" office:value-type="string">
            <text:p text:style-name="P1">Engenharia de Software</text:p>
            <text:p text:style-name="P1">Programação Orientada a Objetos</text:p>
          </table:table-cell>
        </table:table-row>
      </table:table>
      <text:p text:style-name="P11"><text:soft-page-break/><text:span text:style-name="T3">Ementa</text:span></text:p>
      <text:p text:style-name="P9"><text:span text:style-name="T7">Fundamentos de design de software. </text:span></text:p>
      <text:p text:style-name="P9"><text:span text:style-name="T7">Questões básicas de design de software: concorrência, controle e tratamento de eventos, persistência de dados, distribuição, tratamento de erro e exceção, tolerância a falhas, interação e apresentação, e segurança. Estrutura e arquitetura de software. </text:span></text:p>
      <text:p text:style-name="P9"><text:span text:style-name="T7">Projeto de interface de usuário. </text:span></text:p>
      <text:p text:style-name="P9"><text:span text:style-name="T7">Análise de qualidade e avaliação de design de software. </text:span></text:p>
      <text:p text:style-name="P9"><text:span text:style-name="T7">Notação de design de software. </text:span></text:p>
      <text:p text:style-name="P9"><text:span text:style-name="T7">Métodos e estratégias de design de software. </text:span></text:p>
      <text:p text:style-name="P9"><text:span text:style-name="T7">Ferramentas de design de software.</text:span></text:p>
      <text:p text:style-name="P4"/>
      <text:p text:style-name="P12"><text:bookmark text:name="_3j2qqm3"/><text:span text:style-name="T1">Disciplinas optativas</text:span></text:p>
      <text:p text:style-name="P5"><text:span text:style-name="T7">Além das disciplinas definidas nessa seção, duas outras são optativas e específicas de Engenharia de Software: “Mercado e Economia de Software” (p. ) e “Metodologia e Experimentação em Engenharia de Software” (p. ).</text:span></text:p>
      <text:p text:style-name="P14"><text:bookmark text:name="_1y810tw"/><text:span text:style-name="T2">Sistemas Operacionais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ext:soft-page-break/>
        <table:table-row table:style-name="Table18.1">
          <table:table-cell table:style-name="Table18.A1" office:value-type="string">
            <text:p text:style-name="P1"><text:span text:style-name="T4">Núcleo</text:span></text:p>
          </table:table-cell>
          <table:table-cell table:style-name="Table18.A1" office:value-type="string">
            <text:p text:style-name="P1"><text:span text:style-name="T4">TEO</text:span></text:p>
          </table:table-cell>
          <table:table-cell table:style-name="Table18.A1" office:value-type="string">
            <text:p text:style-name="P1"><text:span text:style-name="T4">PRA</text:span></text:p>
          </table:table-cell>
          <table:table-cell table:style-name="Table18.A1" office:value-type="string">
            <text:p text:style-name="P1"><text:span text:style-name="T4">TOTAL</text:span></text:p>
          </table:table-cell>
          <table:table-cell table:style-name="Table18.A1" office:value-type="string">
            <text:p text:style-name="P1"><text:span text:style-name="T4">Período</text:span></text:p>
          </table:table-cell>
          <table:table-cell table:style-name="Table18.A1" office:value-type="string">
            <text:p text:style-name="P2"><text:span text:style-name="T4">Unidade</text:span></text:p>
          </table:table-cell>
          <table:table-cell table:style-name="Table18.A1" office:value-type="string">
            <text:p text:style-name="P2"><text:span text:style-name="T4">Obrigatória</text:span></text:p>
          </table:table-cell>
          <table:table-cell table:style-name="Table18.A1" office:value-type="string">
            <text:p text:style-name="P2"><text:span text:style-name="T4">Pré-requisito:</text:span></text:p>
          </table:table-cell>
        </table:table-row>
        <table:table-row table:style-name="Table18.1">
          <table:table-cell table:style-name="Table18.A1" office:value-type="string">
            <text:p text:style-name="P1">NE</text:p>
          </table:table-cell>
          <table:table-cell table:style-name="Table18.A1" office:value-type="string">
            <text:p text:style-name="P1">32</text:p>
          </table:table-cell>
          <table:table-cell table:style-name="Table18.A1" office:value-type="string">
            <text:p text:style-name="P1">32</text:p>
          </table:table-cell>
          <table:table-cell table:style-name="Table18.A1" office:value-type="string">
            <text:p text:style-name="P1">64</text:p>
          </table:table-cell>
          <table:table-cell table:style-name="Table18.A1" office:value-type="string">
            <text:p text:style-name="P1">3.<text:span text:style-name="T5">o</text:span></text:p>
          </table:table-cell>
          <table:table-cell table:style-name="Table18.A1" office:value-type="string">
            <text:p text:style-name="P2">INF</text:p>
          </table:table-cell>
          <table:table-cell table:style-name="Table18.A1" office:value-type="string">
            <text:p text:style-name="P2">Não</text:p>
          </table:table-cell>
          <table:table-cell table:style-name="Table18.A1" office:value-type="string">
            <text:p text:style-name="P2">Arquitetura de Computadores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de Hardware e Software. </text:span></text:p>
      <text:p text:style-name="P9"><text:span text:style-name="T7">Tipos de Sistemas Operacionais. Organização da Estrutura Interna do Sistema Operacional. Gerência de Processos. Gerência do Processador. Gerência de Memória. Gerência de Dispositivos de Entrada e Saída. Sistemas de Arquivos. </text:span></text:p>
      <text:p text:style-name="P9"><text:span text:style-name="T7">Estudos de casos de sistemas operacionais atuais.</text:span></text:p>
      <text:p text:style-name="P14"><text:bookmark text:name="_4i7ojhp"/><text:span text:style-name="T2">Pesquisa Operacional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ext:soft-page-break/>
        <table:table-row table:style-name="Table19.1">
          <table:table-cell table:style-name="Table19.A1" office:value-type="string">
            <text:p text:style-name="P1"><text:span text:style-name="T4">Núcleo</text:span></text:p>
          </table:table-cell>
          <table:table-cell table:style-name="Table19.A1" office:value-type="string">
            <text:p text:style-name="P1"><text:span text:style-name="T4">TEO</text:span></text:p>
          </table:table-cell>
          <table:table-cell table:style-name="Table19.A1" office:value-type="string">
            <text:p text:style-name="P1"><text:span text:style-name="T4">PRA</text:span></text:p>
          </table:table-cell>
          <table:table-cell table:style-name="Table19.A1" office:value-type="string">
            <text:p text:style-name="P1"><text:span text:style-name="T4">TOTAL</text:span></text:p>
          </table:table-cell>
          <table:table-cell table:style-name="Table19.A1" office:value-type="string">
            <text:p text:style-name="P1"><text:span text:style-name="T4">Período</text:span></text:p>
          </table:table-cell>
          <table:table-cell table:style-name="Table19.A1" office:value-type="string">
            <text:p text:style-name="P2"><text:span text:style-name="T4">Unidade</text:span></text:p>
          </table:table-cell>
          <table:table-cell table:style-name="Table19.A1" office:value-type="string">
            <text:p text:style-name="P2"><text:span text:style-name="T4">Obrigatória</text:span></text:p>
          </table:table-cell>
          <table:table-cell table:style-name="Table19.A1" office:value-type="string">
            <text:p text:style-name="P2"><text:span text:style-name="T4">Pré-requisito:</text:span></text:p>
          </table:table-cell>
        </table:table-row>
        <table:table-row table:style-name="Table19.1">
          <table:table-cell table:style-name="Table19.A1" office:value-type="string">
            <text:p text:style-name="P1">NE</text:p>
          </table:table-cell>
          <table:table-cell table:style-name="Table19.A1" office:value-type="string">
            <text:p text:style-name="P1">64</text:p>
          </table:table-cell>
          <table:table-cell table:style-name="Table19.A1" office:value-type="string">
            <text:p text:style-name="P1">0</text:p>
          </table:table-cell>
          <table:table-cell table:style-name="Table19.A1" office:value-type="string">
            <text:p text:style-name="P1">64</text:p>
          </table:table-cell>
          <table:table-cell table:style-name="Table19.A1" office:value-type="string">
            <text:p text:style-name="P1">3.<text:span text:style-name="T5">o</text:span></text:p>
          </table:table-cell>
          <table:table-cell table:style-name="Table19.A1" office:value-type="string">
            <text:p text:style-name="P2">INF</text:p>
          </table:table-cell>
          <table:table-cell table:style-name="Table19.A1" office:value-type="string">
            <text:p text:style-name="P2">Não</text:p>
          </table:table-cell>
          <table:table-cell table:style-name="Table19.A1" office:value-type="string">
            <text:p text:style-name="P2">Álgebra Linear</text:p>
          </table:table-cell>
        </table:table-row>
      </table:table>
      <text:p text:style-name="P11"><text:soft-page-break/><text:span text:style-name="T3">Ementa</text:span></text:p>
      <text:p text:style-name="P9"><text:span text:style-name="T7">Modelagem. </text:span></text:p>
      <text:p text:style-name="P9"><text:span text:style-name="T7">Problema de Programação Linear (PL). Resolução gráfica de PL. </text:span></text:p>
      <text:p text:style-name="P9"><text:span text:style-name="T7">Algoritmo Simplex. Dualidade. Algoritmo Simplex-Dual. </text:span></text:p>
      <text:p text:style-name="P9"><text:span text:style-name="T7">Pós-otimização e Análise de Sensibilidade.</text:span></text:p>
      <text:p text:style-name="P14"><text:bookmark text:name="_2xcytpi"/><text:span text:style-name="T2">Linguagens Formais e Autômatos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 table:number-columns-repeated="2"/>
        <table:table-column table:style-name="Table20.F"/>
        <table:table-column table:style-name="Table20.G"/>
        <table:table-column table:style-name="Table20.H"/>
        <text:soft-page-break/>
        <table:table-row table:style-name="Table20.1">
          <table:table-cell table:style-name="Table20.A1" office:value-type="string">
            <text:p text:style-name="P1"><text:span text:style-name="T4">Núcleo</text:span></text:p>
          </table:table-cell>
          <table:table-cell table:style-name="Table20.A1" office:value-type="string">
            <text:p text:style-name="P1"><text:span text:style-name="T4">TEO</text:span></text:p>
          </table:table-cell>
          <table:table-cell table:style-name="Table20.A1" office:value-type="string">
            <text:p text:style-name="P1"><text:span text:style-name="T4">PRA</text:span></text:p>
          </table:table-cell>
          <table:table-cell table:style-name="Table20.A1" office:value-type="string">
            <text:p text:style-name="P1"><text:span text:style-name="T4">TOTAL</text:span></text:p>
          </table:table-cell>
          <table:table-cell table:style-name="Table20.A1" office:value-type="string">
            <text:p text:style-name="P1"><text:span text:style-name="T4">Período</text:span></text:p>
          </table:table-cell>
          <table:table-cell table:style-name="Table20.A1" office:value-type="string">
            <text:p text:style-name="P2"><text:span text:style-name="T4">Unidade</text:span></text:p>
          </table:table-cell>
          <table:table-cell table:style-name="Table20.A1" office:value-type="string">
            <text:p text:style-name="P2"><text:span text:style-name="T4">Obrigatória</text:span></text:p>
          </table:table-cell>
          <table:table-cell table:style-name="Table20.A1" office:value-type="string">
            <text:p text:style-name="P2"><text:span text:style-name="T4">Pré-requisito:</text:span></text:p>
          </table:table-cell>
        </table:table-row>
        <table:table-row table:style-name="Table20.1">
          <table:table-cell table:style-name="Table20.A1" office:value-type="string">
            <text:p text:style-name="P1">NE</text:p>
          </table:table-cell>
          <table:table-cell table:style-name="Table20.A1" office:value-type="string">
            <text:p text:style-name="P1">64</text:p>
          </table:table-cell>
          <table:table-cell table:style-name="Table20.A1" office:value-type="string">
            <text:p text:style-name="P1">0</text:p>
          </table:table-cell>
          <table:table-cell table:style-name="Table20.A1" office:value-type="string">
            <text:p text:style-name="P1">64</text:p>
          </table:table-cell>
          <table:table-cell table:style-name="Table20.A1" office:value-type="string">
            <text:p text:style-name="P1">3.<text:span text:style-name="T5">o</text:span></text:p>
          </table:table-cell>
          <table:table-cell table:style-name="Table20.A1" office:value-type="string">
            <text:p text:style-name="P2">INF</text:p>
          </table:table-cell>
          <table:table-cell table:style-name="Table20.A1" office:value-type="string">
            <text:p text:style-name="P2">Não</text:p>
          </table:table-cell>
          <table:table-cell table:style-name="Table20.A1" office:value-type="string">
            <text:p text:style-name="P2">Fundamentos de Matemática para Computação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básicos de linguagens. </text:span></text:p>
      <text:p text:style-name="P9"><text:span text:style-name="T7">Mecanismos geradores (gramáticas) e reconhecedores (determinísticos e não determinísticos) de linguagens regulares, livres de contexto e sensíveis ao contexto; relação entre estas classes de linguagens e suas principais propriedades. </text:span></text:p>
      <text:p text:style-name="P9"><text:span text:style-name="T7">Hierarquia de Chomsky.</text:span></text:p>
      <text:p text:style-name="P14"><text:bookmark text:name="_1ci93xb"/><text:span text:style-name="T2">Redes de computadores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ext:soft-page-break/>
        <table:table-row table:style-name="Table21.1">
          <table:table-cell table:style-name="Table21.A1" office:value-type="string">
            <text:p text:style-name="P1"><text:span text:style-name="T4">Núcleo</text:span></text:p>
          </table:table-cell>
          <table:table-cell table:style-name="Table21.A1" office:value-type="string">
            <text:p text:style-name="P1"><text:span text:style-name="T4">TEO</text:span></text:p>
          </table:table-cell>
          <table:table-cell table:style-name="Table21.A1" office:value-type="string">
            <text:p text:style-name="P1"><text:span text:style-name="T4">PRA</text:span></text:p>
          </table:table-cell>
          <table:table-cell table:style-name="Table21.A1" office:value-type="string">
            <text:p text:style-name="P1"><text:span text:style-name="T4">TOTAL</text:span></text:p>
          </table:table-cell>
          <table:table-cell table:style-name="Table21.A1" office:value-type="string">
            <text:p text:style-name="P1"><text:span text:style-name="T4">Período</text:span></text:p>
          </table:table-cell>
          <table:table-cell table:style-name="Table21.A1" office:value-type="string">
            <text:p text:style-name="P2"><text:span text:style-name="T4">Unidade</text:span></text:p>
          </table:table-cell>
          <table:table-cell table:style-name="Table21.A1" office:value-type="string">
            <text:p text:style-name="P2"><text:span text:style-name="T4">Obrigatória</text:span></text:p>
          </table:table-cell>
          <table:table-cell table:style-name="Table21.A1" office:value-type="string">
            <text:p text:style-name="P2"><text:span text:style-name="T4">Pré-requisito:</text:span></text:p>
          </table:table-cell>
        </table:table-row>
        <table:table-row table:style-name="Table21.1">
          <table:table-cell table:style-name="Table21.A1" office:value-type="string">
            <text:p text:style-name="P1">NE</text:p>
          </table:table-cell>
          <table:table-cell table:style-name="Table21.A1" office:value-type="string">
            <text:p text:style-name="P1">32</text:p>
          </table:table-cell>
          <table:table-cell table:style-name="Table21.A1" office:value-type="string">
            <text:p text:style-name="P1">32</text:p>
          </table:table-cell>
          <table:table-cell table:style-name="Table21.A1" office:value-type="string">
            <text:p text:style-name="P1">64</text:p>
          </table:table-cell>
          <table:table-cell table:style-name="Table21.A1" office:value-type="string">
            <text:p text:style-name="P1">4.<text:span text:style-name="T5">o</text:span></text:p>
          </table:table-cell>
          <table:table-cell table:style-name="Table21.A1" office:value-type="string">
            <text:p text:style-name="P2">INF</text:p>
          </table:table-cell>
          <table:table-cell table:style-name="Table21.A1" office:value-type="string">
            <text:p text:style-name="P2">Não</text:p>
          </table:table-cell>
          <table:table-cell table:style-name="Table21.A1" office:value-type="string">
            <text:p text:style-name="P2">Sistemas Operacionais</text:p>
          </table:table-cell>
        </table:table-row>
      </table:table>
      <text:p text:style-name="P11"><text:soft-page-break/><text:span text:style-name="T3">Ementa</text:span></text:p>
      <text:p text:style-name="P9"><text:span text:style-name="T7">Fundamentos. </text:span></text:p>
      <text:p text:style-name="P9"><text:span text:style-name="T7">Arquitetura de Redes TCP/IP (Internet). </text:span></text:p>
      <text:p text:style-name="P9"><text:span text:style-name="T7">Camadas de Aplicação, Transporte, Rede, Enlace e Física. </text:span></text:p>
      <text:p text:style-name="P9"><text:span text:style-name="T7">Gerenciamento de Redes. </text:span></text:p>
      <text:p text:style-name="P9"><text:span text:style-name="T7">Redes Sem Fio e Mobilidade. </text:span></text:p>
      <text:p text:style-name="P9"><text:span text:style-name="T7">Estudo de Caso de Tópicos Emergentes em Redes.</text:span></text:p>
      <text:p text:style-name="P14"><text:bookmark text:name="_3whwml4"/><text:span text:style-name="T2">Introdução à Língua Brasileira de Sinais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ext:soft-page-break/>
        <table:table-row table:style-name="Table22.1">
          <table:table-cell table:style-name="Table22.A1" office:value-type="string">
            <text:p text:style-name="P1"><text:span text:style-name="T4">Núcleo</text:span></text:p>
          </table:table-cell>
          <table:table-cell table:style-name="Table22.A1" office:value-type="string">
            <text:p text:style-name="P1"><text:span text:style-name="T4">TEO</text:span></text:p>
          </table:table-cell>
          <table:table-cell table:style-name="Table22.A1" office:value-type="string">
            <text:p text:style-name="P1"><text:span text:style-name="T4">PRA</text:span></text:p>
          </table:table-cell>
          <table:table-cell table:style-name="Table22.A1" office:value-type="string">
            <text:p text:style-name="P1"><text:span text:style-name="T4">TOTAL</text:span></text:p>
          </table:table-cell>
          <table:table-cell table:style-name="Table22.A1" office:value-type="string">
            <text:p text:style-name="P1"><text:span text:style-name="T4">Período</text:span></text:p>
          </table:table-cell>
          <table:table-cell table:style-name="Table22.A1" office:value-type="string">
            <text:p text:style-name="P2"><text:span text:style-name="T4">Unidade</text:span></text:p>
          </table:table-cell>
          <table:table-cell table:style-name="Table22.A1" office:value-type="string">
            <text:p text:style-name="P2"><text:span text:style-name="T4">Obrigatória</text:span></text:p>
          </table:table-cell>
          <table:table-cell table:style-name="Table22.A1" office:value-type="string">
            <text:p text:style-name="P2"><text:span text:style-name="T4">Pré-requisito:</text:span></text:p>
          </table:table-cell>
        </table:table-row>
        <table:table-row table:style-name="Table22.1">
          <table:table-cell table:style-name="Table22.A1" office:value-type="string">
            <text:p text:style-name="P1">NE</text:p>
          </table:table-cell>
          <table:table-cell table:style-name="Table22.A1" office:value-type="string">
            <text:p text:style-name="P1">64</text:p>
          </table:table-cell>
          <table:table-cell table:style-name="Table22.A1" office:value-type="string">
            <text:p text:style-name="P1">0</text:p>
          </table:table-cell>
          <table:table-cell table:style-name="Table22.A1" office:value-type="string">
            <text:p text:style-name="P1">64</text:p>
          </table:table-cell>
          <table:table-cell table:style-name="Table22.A1" office:value-type="string">
            <text:p text:style-name="P1">4.<text:span text:style-name="T5">o</text:span></text:p>
          </table:table-cell>
          <table:table-cell table:style-name="Table22.A1" office:value-type="string">
            <text:p text:style-name="P2">LETRAS</text:p>
          </table:table-cell>
          <table:table-cell table:style-name="Table22.A1" office:value-type="string">
            <text:p text:style-name="P2">Não</text:p>
          </table:table-cell>
          <table:table-cell table:style-name="Table22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Introdução às práticas de compreensão e produção em LIBRAS através do uso de estruturas e funções comunicativas elementares. </text:span></text:p>
      <text:p text:style-name="P9"><text:span text:style-name="T7">Concepções sobre a Língua de Sinais. </text:span></text:p>
      <text:p text:style-name="P9"><text:span text:style-name="T7">O surdo e a sociedade.</text:span></text:p>
      <text:p text:style-name="P14"><text:bookmark text:name="_2bn6wsx"/><text:span text:style-name="T2">Compiladores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ext:soft-page-break/>
        <table:table-row table:style-name="Table23.1">
          <table:table-cell table:style-name="Table23.A1" office:value-type="string">
            <text:p text:style-name="P1"><text:span text:style-name="T4">Núcleo</text:span></text:p>
          </table:table-cell>
          <table:table-cell table:style-name="Table23.A1" office:value-type="string">
            <text:p text:style-name="P1"><text:span text:style-name="T4">TEO</text:span></text:p>
          </table:table-cell>
          <table:table-cell table:style-name="Table23.A1" office:value-type="string">
            <text:p text:style-name="P1"><text:span text:style-name="T4">PRA</text:span></text:p>
          </table:table-cell>
          <table:table-cell table:style-name="Table23.A1" office:value-type="string">
            <text:p text:style-name="P1"><text:span text:style-name="T4">TOTAL</text:span></text:p>
          </table:table-cell>
          <table:table-cell table:style-name="Table23.A1" office:value-type="string">
            <text:p text:style-name="P1"><text:span text:style-name="T4">Período</text:span></text:p>
          </table:table-cell>
          <table:table-cell table:style-name="Table23.A1" office:value-type="string">
            <text:p text:style-name="P2"><text:span text:style-name="T4">Unidade</text:span></text:p>
          </table:table-cell>
          <table:table-cell table:style-name="Table23.A1" office:value-type="string">
            <text:p text:style-name="P2"><text:span text:style-name="T4">Obrigatória</text:span></text:p>
          </table:table-cell>
          <table:table-cell table:style-name="Table23.A1" office:value-type="string">
            <text:p text:style-name="P2"><text:span text:style-name="T4">Pré-requisito:</text:span></text:p>
          </table:table-cell>
        </table:table-row>
        <table:table-row table:style-name="Table23.1">
          <table:table-cell table:style-name="Table23.A1" office:value-type="string">
            <text:p text:style-name="P1">NE</text:p>
          </table:table-cell>
          <table:table-cell table:style-name="Table23.A1" office:value-type="string">
            <text:p text:style-name="P1">64</text:p>
          </table:table-cell>
          <table:table-cell table:style-name="Table23.A1" office:value-type="string">
            <text:p text:style-name="P1">0</text:p>
          </table:table-cell>
          <table:table-cell table:style-name="Table23.A1" office:value-type="string">
            <text:p text:style-name="P1">64</text:p>
          </table:table-cell>
          <table:table-cell table:style-name="Table23.A1" office:value-type="string">
            <text:p text:style-name="P1">4.<text:span text:style-name="T5">o</text:span></text:p>
          </table:table-cell>
          <table:table-cell table:style-name="Table23.A1" office:value-type="string">
            <text:p text:style-name="P2">INF</text:p>
          </table:table-cell>
          <table:table-cell table:style-name="Table23.A1" office:value-type="string">
            <text:p text:style-name="P2">Não</text:p>
          </table:table-cell>
          <table:table-cell table:style-name="Table23.A1" office:value-type="string">
            <text:p text:style-name="P2">Linguagens Formais e Autômatos</text:p>
            <text:p text:style-name="P2">Algoritmos e Estruturas de Dados 2</text:p>
          </table:table-cell>
        </table:table-row>
      </table:table>
      <text:p text:style-name="P11"><text:soft-page-break/><text:span text:style-name="T3">Ementa</text:span></text:p>
      <text:p text:style-name="P9"><text:span text:style-name="T7">A estrutura de um compilador. </text:span></text:p>
      <text:p text:style-name="P9"><text:span text:style-name="T7">Análises léxica e sintática. </text:span></text:p>
      <text:p text:style-name="P9"><text:span text:style-name="T7">Definições dirigidas por sintaxe e análise semântica. </text:span></text:p>
      <text:p text:style-name="P9"><text:span text:style-name="T7">Organização da tabela de símbolos. </text:span></text:p>
      <text:p text:style-name="P9"><text:span text:style-name="T7">Representação intermediária do programa-fonte. </text:span></text:p>
      <text:p text:style-name="P9"><text:span text:style-name="T7">Geração do código-objeto da compilação. </text:span></text:p>
      <text:p text:style-name="P9"><text:span text:style-name="T7">Introdução à otimização do código-objeto. </text:span></text:p>
      <text:p text:style-name="P9"><text:span text:style-name="T7">Implementação de um compilador.</text:span></text:p>
      <text:p text:style-name="P14"><text:bookmark text:name="_qsh70q"/><text:span text:style-name="T2">Sistemas Distribuíd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ext:soft-page-break/>
        <table:table-row table:style-name="Table24.1">
          <table:table-cell table:style-name="Table24.A1" office:value-type="string">
            <text:p text:style-name="P1"><text:span text:style-name="T4">Núcleo</text:span></text:p>
          </table:table-cell>
          <table:table-cell table:style-name="Table24.A1" office:value-type="string">
            <text:p text:style-name="P1"><text:span text:style-name="T4">TEO</text:span></text:p>
          </table:table-cell>
          <table:table-cell table:style-name="Table24.A1" office:value-type="string">
            <text:p text:style-name="P1"><text:span text:style-name="T4">PRA</text:span></text:p>
          </table:table-cell>
          <table:table-cell table:style-name="Table24.A1" office:value-type="string">
            <text:p text:style-name="P1"><text:span text:style-name="T4">TOTAL</text:span></text:p>
          </table:table-cell>
          <table:table-cell table:style-name="Table24.A1" office:value-type="string">
            <text:p text:style-name="P1"><text:span text:style-name="T4">Período</text:span></text:p>
          </table:table-cell>
          <table:table-cell table:style-name="Table24.A1" office:value-type="string">
            <text:p text:style-name="P2"><text:span text:style-name="T4">Unidade</text:span></text:p>
          </table:table-cell>
          <table:table-cell table:style-name="Table24.A1" office:value-type="string">
            <text:p text:style-name="P2"><text:span text:style-name="T4">Obrigatória</text:span></text:p>
          </table:table-cell>
          <table:table-cell table:style-name="Table24.A1" office:value-type="string">
            <text:p text:style-name="P2"><text:span text:style-name="T4">Pré-requisito:</text:span></text:p>
          </table:table-cell>
        </table:table-row>
        <table:table-row table:style-name="Table24.1">
          <table:table-cell table:style-name="Table24.A1" office:value-type="string">
            <text:p text:style-name="P1">NE</text:p>
          </table:table-cell>
          <table:table-cell table:style-name="Table24.A1" office:value-type="string">
            <text:p text:style-name="P1">32</text:p>
          </table:table-cell>
          <table:table-cell table:style-name="Table24.A1" office:value-type="string">
            <text:p text:style-name="P1">32</text:p>
          </table:table-cell>
          <table:table-cell table:style-name="Table24.A1" office:value-type="string">
            <text:p text:style-name="P1">64</text:p>
          </table:table-cell>
          <table:table-cell table:style-name="Table24.A1" office:value-type="string">
            <text:p text:style-name="P1">8.<text:span text:style-name="T5">o</text:span></text:p>
          </table:table-cell>
          <table:table-cell table:style-name="Table24.A1" office:value-type="string">
            <text:p text:style-name="P2">INF</text:p>
          </table:table-cell>
          <table:table-cell table:style-name="Table24.A1" office:value-type="string">
            <text:p text:style-name="P2">Não</text:p>
          </table:table-cell>
          <table:table-cell table:style-name="Table24.A1" office:value-type="string">
            <text:p text:style-name="P2">Programação Orientada a Objetos </text:p>
          </table:table-cell>
        </table:table-row>
      </table:table>
      <text:p text:style-name="P11"><text:soft-page-break/><text:span text:style-name="T3">Ementa</text:span></text:p>
      <text:p text:style-name="P9"><text:span text:style-name="T7">Introdução a Sistemas Distribuídos. </text:span></text:p>
      <text:p text:style-name="P9"><text:span text:style-name="T7">Invocação Remota. </text:span></text:p>
      <text:p text:style-name="P9"><text:span text:style-name="T7">Objetos Distribuídos. </text:span></text:p>
      <text:p text:style-name="P9"><text:span text:style-name="T7">Arquiteturas Orientadas a Serviços e utilização de serviços Web. </text:span></text:p>
      <text:p text:style-name="P9"><text:span text:style-name="T7">Computação Móvel e Ubíqua. Estudo de Casos de Tópicos Emergentes em Sistemas Distribuídos.</text:span></text:p>
      <text:p text:style-name="P1"/>
      <text:p text:style-name="P1"><text:span text:style-name="T10">Disciplinas de formação especifica</text:span></text:p>
      <text:p text:style-name="P6"/>
      <text:p text:style-name="P14"><text:bookmark text:name="_3as4poj"/><text:span text:style-name="T2">Construção de Software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ext:soft-page-break/>
        <table:table-row table:style-name="Table25.1">
          <table:table-cell table:style-name="Table25.A1" office:value-type="string">
            <text:p text:style-name="P1"><text:span text:style-name="T4">Núcleo</text:span></text:p>
          </table:table-cell>
          <table:table-cell table:style-name="Table25.A1" office:value-type="string">
            <text:p text:style-name="P1"><text:span text:style-name="T4">TEO</text:span></text:p>
          </table:table-cell>
          <table:table-cell table:style-name="Table25.A1" office:value-type="string">
            <text:p text:style-name="P1"><text:span text:style-name="T4">PRA</text:span></text:p>
          </table:table-cell>
          <table:table-cell table:style-name="Table25.A1" office:value-type="string">
            <text:p text:style-name="P1"><text:span text:style-name="T4">TOTAL</text:span></text:p>
          </table:table-cell>
          <table:table-cell table:style-name="Table25.A1" office:value-type="string">
            <text:p text:style-name="P1"><text:span text:style-name="T4">Período</text:span></text:p>
          </table:table-cell>
          <table:table-cell table:style-name="Table25.A1" office:value-type="string">
            <text:p text:style-name="P2"><text:span text:style-name="T4">Unidade</text:span></text:p>
          </table:table-cell>
          <table:table-cell table:style-name="Table25.A1" office:value-type="string">
            <text:p text:style-name="P2"><text:span text:style-name="T4">Obrigatória</text:span></text:p>
          </table:table-cell>
          <table:table-cell table:style-name="Table25.A1" office:value-type="string">
            <text:p text:style-name="P2"><text:span text:style-name="T4">Pré-requisitos:</text:span></text:p>
          </table:table-cell>
        </table:table-row>
        <table:table-row table:style-name="Table25.1">
          <table:table-cell table:style-name="Table25.A1" office:value-type="string">
            <text:p text:style-name="P1">NC</text:p>
          </table:table-cell>
          <table:table-cell table:style-name="Table25.A1" office:value-type="string">
            <text:p text:style-name="P1">48</text:p>
          </table:table-cell>
          <table:table-cell table:style-name="Table25.A1" office:value-type="string">
            <text:p text:style-name="P1">80</text:p>
          </table:table-cell>
          <table:table-cell table:style-name="Table25.A1" office:value-type="string">
            <text:p text:style-name="P1">128</text:p>
          </table:table-cell>
          <table:table-cell table:style-name="Table25.A1" office:value-type="string">
            <text:p text:style-name="P1">5.<text:span text:style-name="T5">o</text:span></text:p>
          </table:table-cell>
          <table:table-cell table:style-name="Table25.A1" office:value-type="string">
            <text:p text:style-name="P2">INF</text:p>
          </table:table-cell>
          <table:table-cell table:style-name="Table25.A1" office:value-type="string">
            <text:p text:style-name="P2">Sim</text:p>
          </table:table-cell>
          <table:table-cell table:style-name="Table25.A1" office:value-type="string">
            <text:p text:style-name="P1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Visão geral (4h): construção (minimizar complexidade, antecipação de mudança, verificação, padrões), projeto de software (software design), qualidade de produto. </text:span></text:p>
      <text:p text:style-name="P9"><text:span text:style-name="T7">Planejamento (8h): linguagens de programação e processos de construção. </text:span></text:p>
      <text:p text:style-name="P9"><text:span text:style-name="T7">Gerência de construção (16h): controle de versão, inspeção e revisão de código.</text:span></text:p>
      <text:p text:style-name="P9"><text:span text:style-name="T7">Fundamentos de codificação (32h): estratégias recomendadas para criar código, variáveis, classes, interfaces, polimorfismo, rotinas, recursão, condições, laços, tratamento de exceção, reflexão, programação defensiva, padrão de codificação (leiaute e estilo), documentação, ferramentas de programação.</text:span></text:p>
      <text:p text:style-name="P9"><text:span text:style-name="T7">Projeto (design) detalhado e codificação (32h): noções de projeto detalhado, especificação de projeto, análise sintática (parsing), expressões regulares, parametrização (generics), closure, logging, configuração de software em tempo de execução. Internacionalização. Técnicas de construção baseadas em estado e tabelas. </text:span></text:p>
      <text:p text:style-name="P9"><text:span text:style-name="T7">Refatoração (8h). </text:span></text:p>
      <text:p text:style-name="P9"><text:span text:style-name="T7">Testes de unidade (16h).</text:span></text:p>
      <text:p text:style-name="P9"><text:span text:style-name="T7">Detecção e remoção de defeitos (debugging) (8h). </text:span></text:p>
      <text:p text:style-name="P9"><text:span text:style-name="T7">Integração (4h): integração contínua. </text:span></text:p>
      <text:p text:style-name="P11"><text:span text:style-name="T3">Condições mínimas (estar apto a):</text:span></text:p>
      <text:p text:style-name="P9"><text:span text:style-name="T7">(Segue instruções). Explicar a construção de software, a relação dessa área de conhecimento com as demais da engenharia de software e a relação com o conceito de sistema.</text:span></text:p>
      <text:p text:style-name="P9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<text:p text:style-name="P9"><text:span text:style-name="T7">(Faz com orientação). Criar código orientado a objetos em conformidade com o projeto (design) detalhado seguindo estratégias recomendadas.</text:span></text:p>
      <text:p text:style-name="P9"><text:span text:style-name="T7">(Segue instruções). Usar processos para a construção de software (criação de código, controle de versão, inspeção e integração).</text:span></text:p>
      <text:p text:style-name="P9"><text:span text:style-name="T7">(Segue instruções). Detalhar projeto (design) em conformidade com requisitos de software.</text:span></text:p>
      <text:p text:style-name="P9"><text:span text:style-name="T7">(Segue instruções). Depurar (debugging) código.</text:span></text:p>
      <text:p text:style-name="P9"><text:span text:style-name="T7">(Segue instruções). Criar testes de unidade básicos empregando estratégias recomendadas.</text:span></text:p>
      <text:p text:style-name="P9"><text:span text:style-name="T7">(Segue instruções). Localizar e reutilizar código (bibliotecas e frameworks).</text:span></text:p>
      <text:p text:style-name="P9"><text:span text:style-name="T7">(Segue instruções). Colaborar com a construção de código em equipe.</text:span></text:p>
      <text:p text:style-name="P9"><text:bookmark text:name="_1pxezwc"/><text:span text:style-name="T7">(Segue instruções). Avaliar a qualidade interna de código e, quando apropriado, aplicar estratégias recomendadas de refatoração.</text:span></text:p>
      <text:p text:style-name="P14"><text:bookmark text:name="_49x2ik5"/><text:span text:style-name="T2">Modelagem de Software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ext:soft-page-break/>
        <table:table-row table:style-name="Table26.1">
          <table:table-cell table:style-name="Table26.A1" office:value-type="string">
            <text:p text:style-name="P1"><text:span text:style-name="T4">Núcleo</text:span></text:p>
          </table:table-cell>
          <table:table-cell table:style-name="Table26.A1" office:value-type="string">
            <text:p text:style-name="P1"><text:span text:style-name="T4">TEO</text:span></text:p>
          </table:table-cell>
          <table:table-cell table:style-name="Table26.A1" office:value-type="string">
            <text:p text:style-name="P1"><text:span text:style-name="T4">PRA</text:span></text:p>
          </table:table-cell>
          <table:table-cell table:style-name="Table26.A1" office:value-type="string">
            <text:p text:style-name="P1"><text:span text:style-name="T4">TOTAL</text:span></text:p>
          </table:table-cell>
          <table:table-cell table:style-name="Table26.A1" office:value-type="string">
            <text:p text:style-name="P1"><text:span text:style-name="T4">Período</text:span></text:p>
          </table:table-cell>
          <table:table-cell table:style-name="Table26.A1" office:value-type="string">
            <text:p text:style-name="P2"><text:span text:style-name="T4">Unidade</text:span></text:p>
          </table:table-cell>
          <table:table-cell table:style-name="Table26.A1" office:value-type="string">
            <text:p text:style-name="P2"><text:span text:style-name="T4">Obrigatória</text:span></text:p>
          </table:table-cell>
          <table:table-cell table:style-name="Table26.A1" office:value-type="string">
            <text:p text:style-name="P2"><text:span text:style-name="T4">Pré-requisitos:</text:span></text:p>
          </table:table-cell>
        </table:table-row>
        <table:table-row table:style-name="Table26.1">
          <table:table-cell table:style-name="Table26.A1" office:value-type="string">
            <text:p text:style-name="P1">NC</text:p>
          </table:table-cell>
          <table:table-cell table:style-name="Table26.A1" office:value-type="string">
            <text:p text:style-name="P1">16</text:p>
          </table:table-cell>
          <table:table-cell table:style-name="Table26.A1" office:value-type="string">
            <text:p text:style-name="P1">48</text:p>
          </table:table-cell>
          <table:table-cell table:style-name="Table26.A1" office:value-type="string">
            <text:p text:style-name="P1">64</text:p>
          </table:table-cell>
          <table:table-cell table:style-name="Table26.A1" office:value-type="string">
            <text:p text:style-name="P1">5.<text:span text:style-name="T5">o</text:span></text:p>
          </table:table-cell>
          <table:table-cell table:style-name="Table26.A1" office:value-type="string">
            <text:p text:style-name="P2">INF</text:p>
          </table:table-cell>
          <table:table-cell table:style-name="Table26.A1" office:value-type="string">
            <text:p text:style-name="P2">Sim</text:p>
          </table:table-cell>
          <table:table-cell table:style-name="Table26.A1" office:value-type="string">
            <text:p text:style-name="P1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(4h): software, qualidade de software, requisitos de software, projeto de software.</text:span></text:p>
      <text:p text:style-name="P9"><text:span text:style-name="T7">Processo de projeto de software (4h).</text:span></text:p>
      <text:p text:style-name="P9"><text:span text:style-name="T7">Notações para registro de modelos orientados a objetos (16h).</text:span></text:p>
      <text:p text:style-name="P9"><text:span text:style-name="T7">Modelagem de software orientado a objetos (40h). </text:span></text:p>
      <text:p text:style-name="P11"><text:span text:style-name="T3">Condições mínimas (estar apto a)</text:span></text:p>
      <text:p text:style-name="P9"><text:span text:style-name="T7">(Faz com orientação). Explicar o que é software, qualidade de software, requisitos de software e a relação entre eles.</text:span></text:p>
      <text:p text:style-name="P9"><text:span text:style-name="T7">(Faz sem orientação). Empregar notações para registro de projeto de software orientado a objetos.</text:span></text:p>
      <text:p text:style-name="P9"><text:span text:style-name="T7">(Segue instruções). Criar modelos de projeto de software orientado a objetos.</text:span></text:p>
      <text:p text:style-name="P14"><text:bookmark text:name="_2p2csry"/><text:span text:style-name="T2">Processos de Softwar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ext:soft-page-break/>
        <table:table-row table:style-name="Table27.1">
          <table:table-cell table:style-name="Table27.A1" office:value-type="string">
            <text:p text:style-name="P1"><text:span text:style-name="T4">Núcleo</text:span></text:p>
          </table:table-cell>
          <table:table-cell table:style-name="Table27.A1" office:value-type="string">
            <text:p text:style-name="P1"><text:span text:style-name="T4">TEO</text:span></text:p>
          </table:table-cell>
          <table:table-cell table:style-name="Table27.A1" office:value-type="string">
            <text:p text:style-name="P1"><text:span text:style-name="T4">PRA</text:span></text:p>
          </table:table-cell>
          <table:table-cell table:style-name="Table27.A1" office:value-type="string">
            <text:p text:style-name="P1"><text:span text:style-name="T4">TOTAL</text:span></text:p>
          </table:table-cell>
          <table:table-cell table:style-name="Table27.A1" office:value-type="string">
            <text:p text:style-name="P1"><text:span text:style-name="T4">Período</text:span></text:p>
          </table:table-cell>
          <table:table-cell table:style-name="Table27.A1" office:value-type="string">
            <text:p text:style-name="P2"><text:span text:style-name="T4">Unidade</text:span></text:p>
          </table:table-cell>
          <table:table-cell table:style-name="Table27.A1" office:value-type="string">
            <text:p text:style-name="P2"><text:span text:style-name="T4">Obrigatória</text:span></text:p>
          </table:table-cell>
          <table:table-cell table:style-name="Table27.A1" office:value-type="string">
            <text:p text:style-name="P2"><text:span text:style-name="T4">Pré-requisito:</text:span></text:p>
          </table:table-cell>
        </table:table-row>
        <table:table-row table:style-name="Table27.1">
          <table:table-cell table:style-name="Table27.A1" office:value-type="string">
            <text:p text:style-name="P1">NC</text:p>
          </table:table-cell>
          <table:table-cell table:style-name="Table27.A1" office:value-type="string">
            <text:p text:style-name="P1">32</text:p>
          </table:table-cell>
          <table:table-cell table:style-name="Table27.A1" office:value-type="string">
            <text:p text:style-name="P1">32</text:p>
          </table:table-cell>
          <table:table-cell table:style-name="Table27.A1" office:value-type="string">
            <text:p text:style-name="P1">64</text:p>
          </table:table-cell>
          <table:table-cell table:style-name="Table27.A1" office:value-type="string">
            <text:p text:style-name="P1">5.<text:span text:style-name="T5">o</text:span></text:p>
          </table:table-cell>
          <table:table-cell table:style-name="Table27.A1" office:value-type="string">
            <text:p text:style-name="P2">INF</text:p>
          </table:table-cell>
          <table:table-cell table:style-name="Table27.A1" office:value-type="string">
            <text:p text:style-name="P2">Sim</text:p>
          </table:table-cell>
          <table:table-cell table:style-name="Table27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Visão geral (8h): processo, método e modelo.</text:span></text:p>
      <text:p text:style-name="P9"><text:span text:style-name="T7">Processos específicos de software: processos de implementação (12h), processos de suporte (12h) e processos de reutilização (2h).</text:span></text:p>
      <text:p text:style-name="P9"><text:span text:style-name="T7">Qualidade de Processo: modelos de qualidade de processos (12h), avaliação da qualidade do processo (12h) e abordagens de implementação de processo (6h).</text:span></text:p>
      <text:p text:style-name="P11"><text:span text:style-name="T3">Condições mínimas (estar apto a)</text:span></text:p>
      <text:p text:style-name="P9"><text:span text:style-name="T7">(Segue instruções). Explicar processos de software, a relação dessa área de conhecimento com as demais da engenharia de software e a relação com o conceito de sistema.</text:span></text:p>
      <text:p text:style-name="P9"><text:span text:style-name="T7">(Faz sem orientação). Correlacionar os conceitos de processo de software, método de software, modelo de software, modelo de processo e modelo de qualidade de processo.</text:span></text:p>
      <text:p text:style-name="P9"><text:span text:style-name="T7">(Faz sem orientação). Explicar quais são os processos específicos de software: objetivo de cada processo e principais resultados.</text:span></text:p>
      <text:p text:style-name="P9"><text:span text:style-name="T7">(Segue instruções). Explicar o uso de modelos de qualidade de processo: implementação e avaliação.</text:span></text:p>
      <text:p text:style-name="P9"><text:span text:style-name="T7">(Segue instruções). Obter resultados de processo usando métodos e modelos.</text:span></text:p>
      <text:p text:style-name="P14"><text:bookmark text:name="_147n2zr"/><text:span text:style-name="T2">Engenharia de Sistemas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ext:soft-page-break/>
        <table:table-row table:style-name="Table28.1">
          <table:table-cell table:style-name="Table28.A1" office:value-type="string">
            <text:p text:style-name="P1"><text:span text:style-name="T4">Núcleo</text:span></text:p>
          </table:table-cell>
          <table:table-cell table:style-name="Table28.A1" office:value-type="string">
            <text:p text:style-name="P1"><text:span text:style-name="T4">TEO</text:span></text:p>
          </table:table-cell>
          <table:table-cell table:style-name="Table28.A1" office:value-type="string">
            <text:p text:style-name="P1"><text:span text:style-name="T4">PRA</text:span></text:p>
          </table:table-cell>
          <table:table-cell table:style-name="Table28.A1" office:value-type="string">
            <text:p text:style-name="P1"><text:span text:style-name="T4">TOTAL</text:span></text:p>
          </table:table-cell>
          <table:table-cell table:style-name="Table28.A1" office:value-type="string">
            <text:p text:style-name="P1"><text:span text:style-name="T4">Período</text:span></text:p>
          </table:table-cell>
          <table:table-cell table:style-name="Table28.A1" office:value-type="string">
            <text:p text:style-name="P2"><text:span text:style-name="T4">Unidade</text:span></text:p>
          </table:table-cell>
          <table:table-cell table:style-name="Table28.A1" office:value-type="string">
            <text:p text:style-name="P2"><text:span text:style-name="T4">Obrigatória</text:span></text:p>
          </table:table-cell>
          <table:table-cell table:style-name="Table28.A1" office:value-type="string">
            <text:p text:style-name="P2"><text:span text:style-name="T4">Pré-requisito:</text:span></text:p>
          </table:table-cell>
        </table:table-row>
        <table:table-row table:style-name="Table28.1">
          <table:table-cell table:style-name="Table28.A1" office:value-type="string">
            <text:p text:style-name="P1">NC</text:p>
          </table:table-cell>
          <table:table-cell table:style-name="Table28.A1" office:value-type="string">
            <text:p text:style-name="P1">64</text:p>
          </table:table-cell>
          <table:table-cell table:style-name="Table28.A1" office:value-type="string">
            <text:p text:style-name="P1">0</text:p>
          </table:table-cell>
          <table:table-cell table:style-name="Table28.A1" office:value-type="string">
            <text:p text:style-name="P1">64</text:p>
          </table:table-cell>
          <table:table-cell table:style-name="Table28.A1" office:value-type="string">
            <text:p text:style-name="P1">5.<text:span text:style-name="T5">o</text:span></text:p>
          </table:table-cell>
          <table:table-cell table:style-name="Table28.A1" office:value-type="string">
            <text:p text:style-name="P2">INF</text:p>
          </table:table-cell>
          <table:table-cell table:style-name="Table28.A1" office:value-type="string">
            <text:p text:style-name="P2">Sim</text:p>
          </table:table-cell>
          <table:table-cell table:style-name="Table28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Fundamentos de engenharia (16h): métodos empíricos e técnicas experimentais; análise estatística; medição; design; modelagem, prototipação e simulação; normas e padrões; análise de causa raiz. </text:span></text:p>
      <text:p text:style-name="P9"><text:span text:style-name="T7">Fundamentos de sistema (16h): taxonomias de sistema; sistemas de engenharia (sistemas produzidos por engenharia - engineered systems); sistemas intensivos em software (software-intensive systems); sistemas de sistemas; complexidade de sistemas; propriedades emergentes; princípios do pensamento sistêmico; representação de sistemas por modelos. </text:span></text:p>
      <text:p text:style-name="P9"><text:span text:style-name="T7">Engenharia de Sistemas (32h): abordagens e metodologias; partes interessadas (stakeholders) e suas necessidades; ciclo de vida de sistemas de engenharia (concepção, conceitos operacionais, design, validação de design, construção, validação de construção, implantação, sustentação e descontinuação); processos do ciclo de vida de sistemas (negociação, preparação para projeto organizacional, gestão técnica, processos técnicos); qualidade de processo. </text:span></text:p>
      <text:p text:style-name="P11"><text:span text:style-name="T3">Condições mínimas (estar apto a)</text:span></text:p>
      <text:p text:style-name="P9"><text:span text:style-name="T7">(Segue instruções). Modelar o ciclo de vida de um sistema intensivo em software, considerando as implicações e perspectivas dos processos do ciclo de vida de sistemas.</text:span></text:p>
      <text:p text:style-name="P9"><text:span text:style-name="T7">(Faz com orientação). Definir o conceito do sistema proposto (propósito desejado, contexto operacional, partes interessadas e conceito de uso do sistema).</text:span></text:p>
      <text:p text:style-name="P9"><text:span text:style-name="T7">(Segue instruções). Selecionar um modelo de ciclo de vida de software adequado ao modelo de ciclo de vida de engenharia de sistemas e integrar os dois modelos.</text:span></text:p>
      <text:p text:style-name="P9"><text:span text:style-name="T7">(Faz com orientação). Desenvolver conceitos operacionais do sistema (ambientes operacionais, características priorizadas, atributos de qualidade, cenários operacionais, suposições, dependências, limitações e exclusões).</text:span></text:p>
      <text:p text:style-name="P14"><text:bookmark text:name="_3o7alnk"/><text:span text:style-name="T2">Design de Software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column table:style-name="Table29.H"/>
        <text:soft-page-break/>
        <table:table-row table:style-name="Table29.1">
          <table:table-cell table:style-name="Table29.A1" office:value-type="string">
            <text:p text:style-name="P1"><text:span text:style-name="T4">Núcleo</text:span></text:p>
          </table:table-cell>
          <table:table-cell table:style-name="Table29.A1" office:value-type="string">
            <text:p text:style-name="P1"><text:span text:style-name="T4">TEO</text:span></text:p>
          </table:table-cell>
          <table:table-cell table:style-name="Table29.A1" office:value-type="string">
            <text:p text:style-name="P1"><text:span text:style-name="T4">PRA</text:span></text:p>
          </table:table-cell>
          <table:table-cell table:style-name="Table29.A1" office:value-type="string">
            <text:p text:style-name="P1"><text:span text:style-name="T4">TOTAL</text:span></text:p>
          </table:table-cell>
          <table:table-cell table:style-name="Table29.A1" office:value-type="string">
            <text:p text:style-name="P1"><text:span text:style-name="T4">Período</text:span></text:p>
          </table:table-cell>
          <table:table-cell table:style-name="Table29.A1" office:value-type="string">
            <text:p text:style-name="P2"><text:span text:style-name="T4">Unidade</text:span></text:p>
          </table:table-cell>
          <table:table-cell table:style-name="Table29.A1" office:value-type="string">
            <text:p text:style-name="P2"><text:span text:style-name="T4">Obrigatória</text:span></text:p>
          </table:table-cell>
          <table:table-cell table:style-name="Table29.A1" office:value-type="string">
            <text:p text:style-name="P2"><text:span text:style-name="T4">Pré-requisito:</text:span></text:p>
          </table:table-cell>
        </table:table-row>
        <table:table-row table:style-name="Table29.1">
          <table:table-cell table:style-name="Table29.A1" office:value-type="string">
            <text:p text:style-name="P1">NC</text:p>
          </table:table-cell>
          <table:table-cell table:style-name="Table29.A1" office:value-type="string">
            <text:p text:style-name="P1">48</text:p>
          </table:table-cell>
          <table:table-cell table:style-name="Table29.A1" office:value-type="string">
            <text:p text:style-name="P1">80</text:p>
          </table:table-cell>
          <table:table-cell table:style-name="Table29.A1" office:value-type="string">
            <text:p text:style-name="P1">128</text:p>
          </table:table-cell>
          <table:table-cell table:style-name="Table29.A1" office:value-type="string">
            <text:p text:style-name="P1">6.<text:span text:style-name="T5">o</text:span></text:p>
          </table:table-cell>
          <table:table-cell table:style-name="Table29.A1" office:value-type="string">
            <text:p text:style-name="P2">INF</text:p>
          </table:table-cell>
          <table:table-cell table:style-name="Table29.A1" office:value-type="string">
            <text:p text:style-name="P2">Sim</text:p>
          </table:table-cell>
          <table:table-cell table:style-name="Table29.A1" office:value-type="string">
            <text:p text:style-name="P2">Nenhum</text:p>
          </table:table-cell>
        </table:table-row>
      </table:table>
      <text:p text:style-name="P11"><text:soft-page-break/><text:span text:style-name="T3">Ementa:</text:span></text:p>
      <text:p text:style-name="P9"><text:span text:style-name="T7">Conceitos (8h): design, software, qualidade de software, requisitos de software, arquitetura de software e projeto detalhado.</text:span></text:p>
      <text:p text:style-name="P9"><text:span text:style-name="T7">Contexto de projeto de software (4h).</text:span></text:p>
      <text:p text:style-name="P9"><text:span text:style-name="T7">Processos e artefatos de projeto de software (8h).</text:span></text:p>
      <text:p text:style-name="P9"><text:span text:style-name="T7">Notações de projeto de software (8h).</text:span></text:p>
      <text:p text:style-name="P9"><text:span text:style-name="T7">Princípios e fundamentos de projeto de software (16h): abstração, acoplamento, coesão, decomposição, encapsulamento, separar interface e implementação, suficiência, completitude, simplicidade e separation of concerns. </text:span></text:p>
      <text:p text:style-name="P9"><text:span text:style-name="T7">Aspectos de projeto de software (16h): concorrência, controle e tratamento de eventos, tratamento de exceção, persistência, distribuição, interação (apresentação). </text:span></text:p>
      <text:p text:style-name="P9"><text:span text:style-name="T7">Qualidade de projeto de software (8h): técnicas de avaliação, medidas, ferramentas.</text:span></text:p>
      <text:p text:style-name="P9"><text:span text:style-name="T7">Métodos e estratégias de projeto (4h).</text:span></text:p>
      <text:p text:style-name="P9"><text:span text:style-name="T7">Método para projeto orientado a objetos (4h). </text:span></text:p>
      <text:p text:style-name="P9"><text:span text:style-name="T7">Padrões de projeto orientado a objetos (16h).</text:span></text:p>
      <text:p text:style-name="P9"><text:span text:style-name="T7">Prática de projeto de software orientado a objetos (36h).</text:span></text:p>
      <text:p text:style-name="P11"><text:span text:style-name="T3">Condições mínimas (estar apto a):</text:span></text:p>
      <text:p text:style-name="P9"><text:span text:style-name="T7">(Faz sem orientação). Explicar o que é software, qualidade de software, requisitos de software, arquitetura de software, projeto detalhado, design, e a relação entre eles.</text:span></text:p>
      <text:p text:style-name="P9"><text:span text:style-name="T7">(Faz com orientação). Aplicar princípios de projeto de software.</text:span></text:p>
      <text:p text:style-name="P9"><text:span text:style-name="T7">(Faz com orientação). Empregar aspectos de projeto de software.</text:span></text:p>
      <text:p text:style-name="P9"><text:span text:style-name="T7">(Faz com orientação). Fazer uso de medidas de qualidade de projeto de software.</text:span></text:p>
      <text:p text:style-name="P9"><text:span text:style-name="T7">(Segue instruções). Criar projeto de software a partir de um problema.</text:span></text:p>
      <text:p text:style-name="P14"><text:bookmark text:name="_23ckvvd"/><text:span text:style-name="T2">Domínios de Software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column table:style-name="Table30.H"/>
        <text:soft-page-break/>
        <table:table-row table:style-name="Table30.1">
          <table:table-cell table:style-name="Table30.A1" office:value-type="string">
            <text:p text:style-name="P1"><text:span text:style-name="T4">Núcleo</text:span></text:p>
          </table:table-cell>
          <table:table-cell table:style-name="Table30.A1" office:value-type="string">
            <text:p text:style-name="P1"><text:span text:style-name="T4">TEO</text:span></text:p>
          </table:table-cell>
          <table:table-cell table:style-name="Table30.A1" office:value-type="string">
            <text:p text:style-name="P1"><text:span text:style-name="T4">PRA</text:span></text:p>
          </table:table-cell>
          <table:table-cell table:style-name="Table30.A1" office:value-type="string">
            <text:p text:style-name="P1"><text:span text:style-name="T4">TOTAL</text:span></text:p>
          </table:table-cell>
          <table:table-cell table:style-name="Table30.A1" office:value-type="string">
            <text:p text:style-name="P1"><text:span text:style-name="T4">Período</text:span></text:p>
          </table:table-cell>
          <table:table-cell table:style-name="Table30.A1" office:value-type="string">
            <text:p text:style-name="P2"><text:span text:style-name="T4">Unidade</text:span></text:p>
          </table:table-cell>
          <table:table-cell table:style-name="Table30.A1" office:value-type="string">
            <text:p text:style-name="P2"><text:span text:style-name="T4">Obrigatória</text:span></text:p>
          </table:table-cell>
          <table:table-cell table:style-name="Table30.A1" office:value-type="string">
            <text:p text:style-name="P2"><text:span text:style-name="T4">Pré-requisito:</text:span></text:p>
          </table:table-cell>
        </table:table-row>
        <table:table-row table:style-name="Table30.1">
          <table:table-cell table:style-name="Table30.A1" office:value-type="string">
            <text:p text:style-name="P1">NC</text:p>
          </table:table-cell>
          <table:table-cell table:style-name="Table30.A1" office:value-type="string">
            <text:p text:style-name="P1">16</text:p>
          </table:table-cell>
          <table:table-cell table:style-name="Table30.A1" office:value-type="string">
            <text:p text:style-name="P1">48</text:p>
          </table:table-cell>
          <table:table-cell table:style-name="Table30.A1" office:value-type="string">
            <text:p text:style-name="P1">64</text:p>
          </table:table-cell>
          <table:table-cell table:style-name="Table30.A1" office:value-type="string">
            <text:p text:style-name="P1">6.<text:span text:style-name="T5">o</text:span></text:p>
          </table:table-cell>
          <table:table-cell table:style-name="Table30.A1" office:value-type="string">
            <text:p text:style-name="P2">INF</text:p>
          </table:table-cell>
          <table:table-cell table:style-name="Table30.A1" office:value-type="string">
            <text:p text:style-name="P2">Sim</text:p>
          </table:table-cell>
          <table:table-cell table:style-name="Table30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Visão ampla de domínios de desenvolvimento (4h): sistemas, componentes e a relação entre eles.</text:span></text:p>
      <text:p text:style-name="P9"><text:span text:style-name="T7">Especificidades de alguns domínios de desenvolvimento (8h).</text:span></text:p>
      <text:p text:style-name="P9"><text:span text:style-name="T7">Especificidades de um domínio (12h): requisitos, projeto, construção.</text:span></text:p>
      <text:p text:style-name="P9"><text:span text:style-name="T7">Desenvolvimento de software em um domínio (ênfase na construção) (40h).</text:span></text:p>
      <text:p text:style-name="P11"><text:span text:style-name="T3">Condições mínimas (estar apto a):</text:span></text:p>
      <text:p text:style-name="P9"><text:span text:style-name="T7">(Faz com orientação). Explicar a construção de software, a relação dessa área de conhecimento com as demais da engenharia de software e a relação com o conceito de sistema.</text:span></text:p>
      <text:p text:style-name="P9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<text:p text:style-name="P9"><text:span text:style-name="T7">(Faz com orientação). Criar código orientado a objetos em conformidade com o projeto (design) detalhado seguindo estratégias recomendadas.</text:span></text:p>
      <text:p text:style-name="P9"><text:span text:style-name="T7">(Segue instruções). Usar processos para a construção de software (criação de código, controle de versão, inspeção e integração).</text:span></text:p>
      <text:p text:style-name="P9"><text:span text:style-name="T7">(Segue instruções). Detalhar projeto (design) em conformidade com requisitos de software.</text:span></text:p>
      <text:p text:style-name="P9"><text:span text:style-name="T7">(Segue instruções). Colaborar com a construção de código em equipe.</text:span></text:p>
      <text:p text:style-name="P9"><text:span text:style-name="T7">(Segue instruções). Explicar domínios de desenvolvimento (categorias) e as especificidades correspondentes.</text:span></text:p>
      <text:p text:style-name="P9"><text:bookmark text:name="_ihv636"/><text:span text:style-name="T7">(Segue instruções). Explicar um domínio de software e as estratégias de desenvolvimento correspondentes.</text:span></text:p>
      <text:p text:style-name="P14"><text:bookmark text:name="_32hioqz"/><text:span text:style-name="T2">Processos de Qualidade de Software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ext:soft-page-break/>
        <table:table-row table:style-name="Table31.1">
          <table:table-cell table:style-name="Table31.A1" office:value-type="string">
            <text:p text:style-name="P1"><text:span text:style-name="T4">Núcleo</text:span></text:p>
          </table:table-cell>
          <table:table-cell table:style-name="Table31.A1" office:value-type="string">
            <text:p text:style-name="P1"><text:span text:style-name="T4">TEO</text:span></text:p>
          </table:table-cell>
          <table:table-cell table:style-name="Table31.A1" office:value-type="string">
            <text:p text:style-name="P1"><text:span text:style-name="T4">PRA</text:span></text:p>
          </table:table-cell>
          <table:table-cell table:style-name="Table31.A1" office:value-type="string">
            <text:p text:style-name="P1"><text:span text:style-name="T4">TOTAL</text:span></text:p>
          </table:table-cell>
          <table:table-cell table:style-name="Table31.A1" office:value-type="string">
            <text:p text:style-name="P1"><text:span text:style-name="T4">Período</text:span></text:p>
          </table:table-cell>
          <table:table-cell table:style-name="Table31.A1" office:value-type="string">
            <text:p text:style-name="P2"><text:span text:style-name="T4">Unidade</text:span></text:p>
          </table:table-cell>
          <table:table-cell table:style-name="Table31.A1" office:value-type="string">
            <text:p text:style-name="P2"><text:span text:style-name="T4">Obrigatória</text:span></text:p>
          </table:table-cell>
          <table:table-cell table:style-name="Table31.A1" office:value-type="string">
            <text:p text:style-name="P2"><text:span text:style-name="T4">Pré-requisito:</text:span></text:p>
          </table:table-cell>
        </table:table-row>
        <table:table-row table:style-name="Table31.1">
          <table:table-cell table:style-name="Table31.A1" office:value-type="string">
            <text:p text:style-name="P1">NC</text:p>
          </table:table-cell>
          <table:table-cell table:style-name="Table31.A1" office:value-type="string">
            <text:p text:style-name="P1">48</text:p>
          </table:table-cell>
          <table:table-cell table:style-name="Table31.A1" office:value-type="string">
            <text:p text:style-name="P1">16</text:p>
          </table:table-cell>
          <table:table-cell table:style-name="Table31.A1" office:value-type="string">
            <text:p text:style-name="P1">64</text:p>
          </table:table-cell>
          <table:table-cell table:style-name="Table31.A1" office:value-type="string">
            <text:p text:style-name="P1">6.<text:span text:style-name="T5">o</text:span></text:p>
          </table:table-cell>
          <table:table-cell table:style-name="Table31.A1" office:value-type="string">
            <text:p text:style-name="P2">INF</text:p>
          </table:table-cell>
          <table:table-cell table:style-name="Table31.A1" office:value-type="string">
            <text:p text:style-name="P2">Sim</text:p>
          </table:table-cell>
          <table:table-cell table:style-name="Table31.A1" office:value-type="string">
            <text:p text:style-name="P2">Nenhum</text:p>
          </table:table-cell>
        </table:table-row>
      </table:table>
      <text:p text:style-name="P11"><text:soft-page-break/><text:span text:style-name="T3">Ementa<text:tab/> <text:tab/><text:tab/></text:span></text:p>
      <text:p text:style-name="P9"><text:span text:style-name="T7">Visão Geral de Qualidade de Software (4h): custos e impactos da qualidade de software, questões éticas e culturais da qualidade de software.</text:span></text:p>
      <text:p text:style-name="P9"><text:span text:style-name="T7">Processo de garantia da qualidade de software (10h): garantia do produto e garantia do processo.</text:span></text:p>
      <text:p text:style-name="P9"><text:span text:style-name="T7">Processo de Verificação e Validação de Software (36h): requisito, projeto (design), código, integração, documentação. </text:span></text:p>
      <text:p text:style-name="P9"><text:span text:style-name="T7">Processos de Revisão e Auditoria de Software (14h): revisões gerenciais e revisões técnicas.</text:span></text:p>
      <text:p text:style-name="P11"><text:span text:style-name="T3">Condições mínimas (estar apto a)</text:span></text:p>
      <text:p text:style-name="P9"><text:span text:style-name="T7">(Faz sem orientação). Explicar processos de qualidade de software, a relação dessa área de conhecimento com as demais da engenharia de software e a relação com o conceito de sistema.</text:span></text:p>
      <text:p text:style-name="P9"><text:span text:style-name="T7">(Faz com orientação). Explicar a diferença e a relação entre a garantia do produto e a garantia do processo.</text:span></text:p>
      <text:p text:style-name="P9"><text:span text:style-name="T7">(Segue instruções). Usar um processo da garantia da qualidade de software</text:span></text:p>
      <text:p text:style-name="P9"><text:span text:style-name="T7">(Segue instruções). Usar um processo para a verificação e validação de software.</text:span></text:p>
      <text:p text:style-name="P9"><text:span text:style-name="T7">(Segue instruções). Usar um processo para a revisão e auditoria de software. </text:span></text:p>
      <text:p text:style-name="P9"><text:span text:style-name="T7">(Faz sem orientação). Colaborar em uma equipe na execução de um processo de qualidade.</text:span></text:p>
      <text:p text:style-name="P9"><text:span text:style-name="T7">(Segue instruções). Documentar resultados dos processos de qualidade de software.</text:span></text:p>
      <text:p text:style-name="P9"><text:bookmark text:name="_1hmsyys"/><text:span text:style-name="T7">(Segue instruções). Identificar e utilizar ferramentas de apoio ao controle de qualidade de artefatos de software.</text:span></text:p>
      <text:p text:style-name="P14"><text:bookmark text:name="_41mghml"/><text:span text:style-name="T2">Gerência de Projeto de Software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ext:soft-page-break/>
        <table:table-row table:style-name="Table32.1">
          <table:table-cell table:style-name="Table32.A1" office:value-type="string">
            <text:p text:style-name="P1"><text:span text:style-name="T4">Núcleo</text:span></text:p>
          </table:table-cell>
          <table:table-cell table:style-name="Table32.A1" office:value-type="string">
            <text:p text:style-name="P1"><text:span text:style-name="T4">TEO</text:span></text:p>
          </table:table-cell>
          <table:table-cell table:style-name="Table32.A1" office:value-type="string">
            <text:p text:style-name="P1"><text:span text:style-name="T4">PRA</text:span></text:p>
          </table:table-cell>
          <table:table-cell table:style-name="Table32.A1" office:value-type="string">
            <text:p text:style-name="P1"><text:span text:style-name="T4">TOTAL</text:span></text:p>
          </table:table-cell>
          <table:table-cell table:style-name="Table32.A1" office:value-type="string">
            <text:p text:style-name="P1"><text:span text:style-name="T4">Período</text:span></text:p>
          </table:table-cell>
          <table:table-cell table:style-name="Table32.A1" office:value-type="string">
            <text:p text:style-name="P2"><text:span text:style-name="T4">Unidade</text:span></text:p>
          </table:table-cell>
          <table:table-cell table:style-name="Table32.A1" office:value-type="string">
            <text:p text:style-name="P2"><text:span text:style-name="T4">Obrigatória</text:span></text:p>
          </table:table-cell>
          <table:table-cell table:style-name="Table32.A1" office:value-type="string">
            <text:p text:style-name="P2"><text:span text:style-name="T4">Pré-requisito:</text:span></text:p>
          </table:table-cell>
        </table:table-row>
        <table:table-row table:style-name="Table32.1">
          <table:table-cell table:style-name="Table32.A1" office:value-type="string">
            <text:p text:style-name="P1">NC</text:p>
          </table:table-cell>
          <table:table-cell table:style-name="Table32.A1" office:value-type="string">
            <text:p text:style-name="P1">32</text:p>
          </table:table-cell>
          <table:table-cell table:style-name="Table32.A1" office:value-type="string">
            <text:p text:style-name="P1">32</text:p>
          </table:table-cell>
          <table:table-cell table:style-name="Table32.A1" office:value-type="string">
            <text:p text:style-name="P1">64</text:p>
          </table:table-cell>
          <table:table-cell table:style-name="Table32.A1" office:value-type="string">
            <text:p text:style-name="P1">6.<text:span text:style-name="T5">o</text:span></text:p>
          </table:table-cell>
          <table:table-cell table:style-name="Table32.A1" office:value-type="string">
            <text:p text:style-name="P2">INF</text:p>
          </table:table-cell>
          <table:table-cell table:style-name="Table32.A1" office:value-type="string">
            <text:p text:style-name="P2">Sim</text:p>
          </table:table-cell>
          <table:table-cell table:style-name="Table32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Projeto e gerência de projeto (4h): ciclo de vida de produto, serviço e projeto; partes interessadas (stakeholders); correlação entre projetos, operações e programas; gerência de portfólio de projetos; escritório de projetos (PMO). </text:span></text:p>
      <text:p text:style-name="P9"><text:span text:style-name="T7">Tipos de projeto de software (4h): aquisição, desenvolvimento, refatoração, descontinuação. </text:span></text:p>
      <text:p text:style-name="P9"><text:span text:style-name="T7">Tipos de ciclo de vida de projeto de software (4h): preditivo, iterativo, adaptativo; processos empíricos e processos definidos e sua relação com métodos ágeis e métodos planejados para gerência de projeto de software. </text:span></text:p>
      <text:p text:style-name="P9"><text:span text:style-name="T7">Modelos de qualidade de processo de gerência de projeto de software (4h). </text:span></text:p>
      <text:p text:style-name="P9"><text:span text:style-name="T7">Áreas de conhecimento da gerência de projetos aplicadas a projetos de software (48h): escopo, tempo, custo, qualidade, recursos humanos, comunicações, riscos, aquisições, integração e partes interessadas.</text:span></text:p>
      <text:p text:style-name="P11"><text:span text:style-name="T3">Condições mínimas (estar apto a)</text:span></text:p>
      <text:p text:style-name="P9"><text:span text:style-name="T7">(Segue instruções). Usar normas, modelos e ferramentas de gerência de projeto para planejamento e acompanhamento de projeto de software.</text:span></text:p>
      <text:p text:style-name="P9"><text:span text:style-name="T7">(Faz com orientação). Selecionar e implementar o tipo de modelo de processo (dirigido por plano, incremental ou adaptativo) de acordo com as características do contexto do projeto de software.</text:span></text:p>
      <text:p text:style-name="P9"><text:span text:style-name="T7">(Segue instruções). Selecionar e implementar o tipo de ciclo de vida de software (ou paradigma de engenharia de software - cascata, espiral, iterativo, baseado em modelo de maturidade, etc.) de acordo com as características do contexto do projeto de software.</text:span></text:p>
      <text:p text:style-name="P14"><text:bookmark text:name="_2grqrue"/><text:span text:style-name="T2">Software Concorrente e Distribuído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ext:soft-page-break/>
        <table:table-row table:style-name="Table33.1">
          <table:table-cell table:style-name="Table33.A1" office:value-type="string">
            <text:p text:style-name="P1"><text:span text:style-name="T4">Núcleo</text:span></text:p>
          </table:table-cell>
          <table:table-cell table:style-name="Table33.A1" office:value-type="string">
            <text:p text:style-name="P1"><text:span text:style-name="T4">TEO</text:span></text:p>
          </table:table-cell>
          <table:table-cell table:style-name="Table33.A1" office:value-type="string">
            <text:p text:style-name="P1"><text:span text:style-name="T4">PRA</text:span></text:p>
          </table:table-cell>
          <table:table-cell table:style-name="Table33.A1" office:value-type="string">
            <text:p text:style-name="P1"><text:span text:style-name="T4">TOTAL</text:span></text:p>
          </table:table-cell>
          <table:table-cell table:style-name="Table33.A1" office:value-type="string">
            <text:p text:style-name="P1"><text:span text:style-name="T4">Período</text:span></text:p>
          </table:table-cell>
          <table:table-cell table:style-name="Table33.A1" office:value-type="string">
            <text:p text:style-name="P2"><text:span text:style-name="T4">Unidade</text:span></text:p>
          </table:table-cell>
          <table:table-cell table:style-name="Table33.A1" office:value-type="string">
            <text:p text:style-name="P2"><text:span text:style-name="T4">Obrigatória</text:span></text:p>
          </table:table-cell>
          <table:table-cell table:style-name="Table33.A1" office:value-type="string">
            <text:p text:style-name="P2"><text:span text:style-name="T4">Pré-requisito:</text:span></text:p>
          </table:table-cell>
        </table:table-row>
        <table:table-row table:style-name="Table33.1">
          <table:table-cell table:style-name="Table33.A1" office:value-type="string">
            <text:p text:style-name="P1">NC</text:p>
          </table:table-cell>
          <table:table-cell table:style-name="Table33.A1" office:value-type="string">
            <text:p text:style-name="P1">32</text:p>
          </table:table-cell>
          <table:table-cell table:style-name="Table33.A1" office:value-type="string">
            <text:p text:style-name="P1">32</text:p>
          </table:table-cell>
          <table:table-cell table:style-name="Table33.A1" office:value-type="string">
            <text:p text:style-name="P1">64</text:p>
          </table:table-cell>
          <table:table-cell table:style-name="Table33.A1" office:value-type="string">
            <text:p text:style-name="P1">7.<text:span text:style-name="T5">o</text:span></text:p>
          </table:table-cell>
          <table:table-cell table:style-name="Table33.A1" office:value-type="string">
            <text:p text:style-name="P2">INF</text:p>
          </table:table-cell>
          <table:table-cell table:style-name="Table33.A1" office:value-type="string">
            <text:p text:style-name="P2">Sim</text:p>
          </table:table-cell>
          <table:table-cell table:style-name="Table33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Qualidade de produto (4h): escalabilidade, tolerância a falhas, disponibilidade, desempenho.</text:span></text:p>
      <text:p text:style-name="P9"><text:span text:style-name="T7">Conceitos (4h): middleware, distribuição, paralelismo, concorrência, RESTful, web, internet das coisas, contêineres, troca de mensagens, micro-serviços, serviços web.</text:span></text:p>
      <text:p text:style-name="P9"><text:span text:style-name="T7">Métodos para construção de software distribuído e para construção de software concorrente (8h).</text:span></text:p>
      <text:p text:style-name="P9"><text:span text:style-name="T7">Concorrência (16h): paralelismo, aplicações IO-intensive e CPU-intensive, thread safe, memória compartilhada, Software Transactional Memory, atores, abordagens para explorar concorrência. </text:span></text:p>
      <text:p text:style-name="P9"><text:span text:style-name="T7">Distribuição (24h): projeto, implementação e uso de interface de programação, RESTful, serviços web e micro-serviços (microservices).</text:span></text:p>
      <text:p text:style-name="P9"><text:span text:style-name="T7">Troca de mensagens (messaging) (8h).</text:span></text:p>
      <text:p text:style-name="P11"><text:span text:style-name="T3">Condições mínimas (estar apto a)</text:span></text:p>
      <text:p text:style-name="P9"><text:span text:style-name="T7">(Faz com orientação). Explicar a construção de software, concorrência/distribuição e a relação desses com a engenharia de software e de sistema.</text:span></text:p>
      <text:p text:style-name="P9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<text:p text:style-name="P9"><text:span text:style-name="T7">(Faz com orientação). Criar código orientado a objetos em conformidade com o projeto (design) detalhado seguindo estratégias recomendadas.</text:span></text:p>
      <text:p text:style-name="P9"><text:span text:style-name="T7">(Segue instruções). Usar processos para a construção de software (criação de código, controle de versão, inspeção e integração).</text:span></text:p>
      <text:p text:style-name="P9"><text:span text:style-name="T7">(Segue instruções). Detalhar projeto (design) em conformidade com requisitos de software.</text:span></text:p>
      <text:p text:style-name="P9"><text:span text:style-name="T7">(Segue instruções). Localizar e reutilizar código (bibliotecas e frameworks).</text:span></text:p>
      <text:p text:style-name="P9"><text:span text:style-name="T7">(Segue instruções). Colaborar com a construção de código em equipe.</text:span></text:p>
      <text:p text:style-name="P9"><text:span text:style-name="T7">(Segue instruções). Avaliar a qualidade interna de código e, quando apropriado, aplicar estratégias recomendadas de refatoração.</text:span></text:p>
      <text:p text:style-name="P9"><text:span text:style-name="T7">(Segue instruções). Explicar conceitos de concorrência e distribuição. </text:span></text:p>
      <text:p text:style-name="P9"><text:span text:style-name="T7">(Segue instruções). Criar código que faz uso de concorrência, distribuição e ferramentas correlatas.</text:span></text:p>
      <text:p text:style-name="P14"><text:bookmark text:name="_vx1227"/><text:span text:style-name="T2">Experiência do Usuário de Software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ext:soft-page-break/>
        <table:table-row table:style-name="Table34.1">
          <table:table-cell table:style-name="Table34.A1" office:value-type="string">
            <text:p text:style-name="P1"><text:span text:style-name="T4">Núcleo</text:span></text:p>
          </table:table-cell>
          <table:table-cell table:style-name="Table34.A1" office:value-type="string">
            <text:p text:style-name="P1"><text:span text:style-name="T4">TEO</text:span></text:p>
          </table:table-cell>
          <table:table-cell table:style-name="Table34.A1" office:value-type="string">
            <text:p text:style-name="P1"><text:span text:style-name="T4">PRA</text:span></text:p>
          </table:table-cell>
          <table:table-cell table:style-name="Table34.A1" office:value-type="string">
            <text:p text:style-name="P1"><text:span text:style-name="T4">TOTAL</text:span></text:p>
          </table:table-cell>
          <table:table-cell table:style-name="Table34.A1" office:value-type="string">
            <text:p text:style-name="P1"><text:span text:style-name="T4">Período</text:span></text:p>
          </table:table-cell>
          <table:table-cell table:style-name="Table34.A1" office:value-type="string">
            <text:p text:style-name="P2"><text:span text:style-name="T4">Unidade</text:span></text:p>
          </table:table-cell>
          <table:table-cell table:style-name="Table34.A1" office:value-type="string">
            <text:p text:style-name="P2"><text:span text:style-name="T4">Obrigatória</text:span></text:p>
          </table:table-cell>
          <table:table-cell table:style-name="Table34.A1" office:value-type="string">
            <text:p text:style-name="P2"><text:span text:style-name="T4">Pré-requisito:</text:span></text:p>
          </table:table-cell>
        </table:table-row>
        <table:table-row table:style-name="Table34.1">
          <table:table-cell table:style-name="Table34.A1" office:value-type="string">
            <text:p text:style-name="P1">NC</text:p>
          </table:table-cell>
          <table:table-cell table:style-name="Table34.A1" office:value-type="string">
            <text:p text:style-name="P1">32</text:p>
          </table:table-cell>
          <table:table-cell table:style-name="Table34.A1" office:value-type="string">
            <text:p text:style-name="P1">32</text:p>
          </table:table-cell>
          <table:table-cell table:style-name="Table34.A1" office:value-type="string">
            <text:p text:style-name="P1">64</text:p>
          </table:table-cell>
          <table:table-cell table:style-name="Table34.A1" office:value-type="string">
            <text:p text:style-name="P1">7.<text:span text:style-name="T5">o</text:span></text:p>
          </table:table-cell>
          <table:table-cell table:style-name="Table34.A1" office:value-type="string">
            <text:p text:style-name="P2">INF</text:p>
          </table:table-cell>
          <table:table-cell table:style-name="Table34.A1" office:value-type="string">
            <text:p text:style-name="P2">Sim</text:p>
          </table:table-cell>
          <table:table-cell table:style-name="Table34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Qualidade em uso (4h): usabilidade, acessibilidade.</text:span></text:p>
      <text:p text:style-name="P9"><text:span text:style-name="T7">Design centrado no usuário (8h): diretrizes, pesquisa, personas, jornadas de usuário, modelagem (especificação) e ferramentas. </text:span></text:p>
      <text:p text:style-name="P9"><text:span text:style-name="T7">Projeto de interação (16h): diretrizes, criação, modelagem (especificação) e ferramentas.</text:span></text:p>
      <text:p text:style-name="P9"><text:span text:style-name="T7">Design de software e interfaces gráficas (8): padrões arquiteturais para design da camada de apresentação (MVC, MVP, MVVM e outros).</text:span></text:p>
      <text:p text:style-name="P9"><text:span text:style-name="T7">Implementação de interfaces (20h).</text:span></text:p>
      <text:p text:style-name="P9"><text:span text:style-name="T7">Modelos de validação de experiência (8h): modelos, métodos e técnicas para validação de experiência do usuário.</text:span></text:p>
      <text:p text:style-name="P11"><text:span text:style-name="T3">Condições mínimas (estar apto a)</text:span></text:p>
      <text:p text:style-name="P9"><text:span text:style-name="T7">(Faz com orientação). Explicar a construção de software, experiência do usuário e a relação com a Engenharia de Software e a noção se sistema.</text:span></text:p>
      <text:p text:style-name="P9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<text:p text:style-name="P9"><text:span text:style-name="T7">(Faz com orientação). Criar código orientado a objetos em conformidade com o projeto (design) detalhado seguindo estratégias recomendadas.</text:span></text:p>
      <text:p text:style-name="P9"><text:span text:style-name="T7">(Segue instruções). Usar processos para a construção de software (criação de código, controle de versão, inspeção e integração).</text:span></text:p>
      <text:p text:style-name="P9"><text:span text:style-name="T7">(Segue instruções). Detalhar projeto (design) em conformidade com requisitos de software.</text:span></text:p>
      <text:p text:style-name="P9"><text:span text:style-name="T7">(Segue instruções). Colaborar com a construção de código em equipe.</text:span></text:p>
      <text:p text:style-name="P9"><text:span text:style-name="T7">(Segue instruções). Auxiliar na criação de requisitos de usabilidade.</text:span></text:p>
      <text:p text:style-name="P9"><text:span text:style-name="T7">(Segue instruções). Criar e registrar projeto de interação que atende requisitos de usabilidade.</text:span></text:p>
      <text:p text:style-name="P9"><text:span text:style-name="T7">(Faz com orientação). Usar ferramentas e bibliotecas para o desenvolvimento de código de interfaces.</text:span></text:p>
      <text:p text:style-name="P9"><text:span text:style-name="T7">(Faz com orientação). Criar código em conformidade com o projeto de interação correspondente.</text:span></text:p>
      <text:p text:style-name="P14"><text:bookmark text:name="_3fwokq0"/><text:span text:style-name="T2">Arquitetura de Software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ext:soft-page-break/>
        <table:table-row table:style-name="Table35.1">
          <table:table-cell table:style-name="Table35.A1" office:value-type="string">
            <text:p text:style-name="P1"><text:span text:style-name="T4">Núcleo</text:span></text:p>
          </table:table-cell>
          <table:table-cell table:style-name="Table35.A1" office:value-type="string">
            <text:p text:style-name="P1"><text:span text:style-name="T4">TEO</text:span></text:p>
          </table:table-cell>
          <table:table-cell table:style-name="Table35.A1" office:value-type="string">
            <text:p text:style-name="P1"><text:span text:style-name="T4">PRA</text:span></text:p>
          </table:table-cell>
          <table:table-cell table:style-name="Table35.A1" office:value-type="string">
            <text:p text:style-name="P1"><text:span text:style-name="T4">TOTAL</text:span></text:p>
          </table:table-cell>
          <table:table-cell table:style-name="Table35.A1" office:value-type="string">
            <text:p text:style-name="P1"><text:span text:style-name="T4">Período</text:span></text:p>
          </table:table-cell>
          <table:table-cell table:style-name="Table35.A1" office:value-type="string">
            <text:p text:style-name="P2"><text:span text:style-name="T4">Unidade</text:span></text:p>
          </table:table-cell>
          <table:table-cell table:style-name="Table35.A1" office:value-type="string">
            <text:p text:style-name="P2"><text:span text:style-name="T4">Obrigatória</text:span></text:p>
          </table:table-cell>
          <table:table-cell table:style-name="Table35.A1" office:value-type="string">
            <text:p text:style-name="P2"><text:span text:style-name="T4">Pré-requisito:</text:span></text:p>
          </table:table-cell>
        </table:table-row>
        <table:table-row table:style-name="Table35.1">
          <table:table-cell table:style-name="Table35.A1" office:value-type="string">
            <text:p text:style-name="P1">NC</text:p>
          </table:table-cell>
          <table:table-cell table:style-name="Table35.A1" office:value-type="string">
            <text:p text:style-name="P1">32</text:p>
          </table:table-cell>
          <table:table-cell table:style-name="Table35.A1" office:value-type="string">
            <text:p text:style-name="P1">32</text:p>
          </table:table-cell>
          <table:table-cell table:style-name="Table35.A1" office:value-type="string">
            <text:p text:style-name="P1">64</text:p>
          </table:table-cell>
          <table:table-cell table:style-name="Table35.A1" office:value-type="string">
            <text:p text:style-name="P1">7.<text:span text:style-name="T5">o</text:span></text:p>
          </table:table-cell>
          <table:table-cell table:style-name="Table35.A1" office:value-type="string">
            <text:p text:style-name="P2">INF</text:p>
          </table:table-cell>
          <table:table-cell table:style-name="Table35.A1" office:value-type="string">
            <text:p text:style-name="P2">Sim</text:p>
          </table:table-cell>
          <table:table-cell table:style-name="Table35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(4h): software, qualidade de software, requisitos de software, arquitetura de software e projeto detalhado.</text:span></text:p>
      <text:p text:style-name="P9"><text:span text:style-name="T7">Requisitos funcionais e requisitos de qualidade (8h): conceituação e identificação de requisitos relevantes para a arquitetura.</text:span></text:p>
      <text:p text:style-name="P9"><text:span text:style-name="T7">Documentação de arquitetura de software (8h).</text:span></text:p>
      <text:p text:style-name="P9"><text:span text:style-name="T7">Fundamentos de arquitetura de software (4h): importância, contexto, estilos.</text:span></text:p>
      <text:p text:style-name="P9"><text:span text:style-name="T7">Método de desenvolvimento de arquitetura de software (8h).</text:span></text:p>
      <text:p text:style-name="P9"><text:span text:style-name="T7">Técnicas para satisfazer requisitos de qualidade (16h).</text:span></text:p>
      <text:p text:style-name="P9"><text:span text:style-name="T7">Criação de arquiteturas de software (16h). </text:span></text:p>
      <text:p text:style-name="P11"><text:span text:style-name="T3">Condições mínimas (estar apto a)</text:span></text:p>
      <text:p text:style-name="P9"><text:span text:style-name="T7">(Faz sem orientação). Explicar o que é software, qualidade de software, requisitos de software, arquitetura de software, projeto detalhado, e a relação entre eles.</text:span></text:p>
      <text:p text:style-name="P9"><text:span text:style-name="T7">(Faz com orientação). Compreender a documentação de arquitetura de software.</text:span></text:p>
      <text:p text:style-name="P9"><text:span text:style-name="T7">(Segue instruções). Documentar arquitetura de software.</text:span></text:p>
      <text:p text:style-name="P9"><text:span text:style-name="T7">(Segue instruções). Criar arquitetura de software.</text:span></text:p>
      <text:p text:style-name="P14"><text:bookmark text:name="_1v1yuxt"/><text:span text:style-name="T2">Requisitos de Software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ext:soft-page-break/>
        <table:table-row table:style-name="Table36.1">
          <table:table-cell table:style-name="Table36.A1" office:value-type="string">
            <text:p text:style-name="P1"><text:span text:style-name="T4">Núcleo</text:span></text:p>
          </table:table-cell>
          <table:table-cell table:style-name="Table36.A1" office:value-type="string">
            <text:p text:style-name="P1"><text:span text:style-name="T4">TEO</text:span></text:p>
          </table:table-cell>
          <table:table-cell table:style-name="Table36.A1" office:value-type="string">
            <text:p text:style-name="P1"><text:span text:style-name="T4">PRA</text:span></text:p>
          </table:table-cell>
          <table:table-cell table:style-name="Table36.A1" office:value-type="string">
            <text:p text:style-name="P1"><text:span text:style-name="T4">TOTAL</text:span></text:p>
          </table:table-cell>
          <table:table-cell table:style-name="Table36.A1" office:value-type="string">
            <text:p text:style-name="P1"><text:span text:style-name="T4">Período</text:span></text:p>
          </table:table-cell>
          <table:table-cell table:style-name="Table36.A1" office:value-type="string">
            <text:p text:style-name="P2"><text:span text:style-name="T4">Unidade</text:span></text:p>
          </table:table-cell>
          <table:table-cell table:style-name="Table36.A1" office:value-type="string">
            <text:p text:style-name="P2"><text:span text:style-name="T4">Obrigatória</text:span></text:p>
          </table:table-cell>
          <table:table-cell table:style-name="Table36.A1" office:value-type="string">
            <text:p text:style-name="P2"><text:span text:style-name="T4">Pré-requisito:</text:span></text:p>
          </table:table-cell>
        </table:table-row>
        <table:table-row table:style-name="Table36.1">
          <table:table-cell table:style-name="Table36.A1" office:value-type="string">
            <text:p text:style-name="P1">NC</text:p>
          </table:table-cell>
          <table:table-cell table:style-name="Table36.A1" office:value-type="string">
            <text:p text:style-name="P1">32</text:p>
          </table:table-cell>
          <table:table-cell table:style-name="Table36.A1" office:value-type="string">
            <text:p text:style-name="P1">32</text:p>
          </table:table-cell>
          <table:table-cell table:style-name="Table36.A1" office:value-type="string">
            <text:p text:style-name="P1">64</text:p>
          </table:table-cell>
          <table:table-cell table:style-name="Table36.A1" office:value-type="string">
            <text:p text:style-name="P1">7.<text:span text:style-name="T5">o</text:span></text:p>
          </table:table-cell>
          <table:table-cell table:style-name="Table36.A1" office:value-type="string">
            <text:p text:style-name="P2">INF</text:p>
          </table:table-cell>
          <table:table-cell table:style-name="Table36.A1" office:value-type="string">
            <text:p text:style-name="P2">Sim</text:p>
          </table:table-cell>
          <table:table-cell table:style-name="Table36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Processo de requisitos (16h): definições básicas, eliciação de requisitos, análise de requisitos, especificação de requisitos, verificação e validação de requisitos.</text:span></text:p>
      <text:p text:style-name="P9"><text:span text:style-name="T7">Modelos e métodos da engenharia de requisitos (32).</text:span></text:p>
      <text:p text:style-name="P9"><text:span text:style-name="T7">Gerência de projetos de engenharia de requisitos (8).</text:span></text:p>
      <text:p text:style-name="P9"><text:span text:style-name="T7">Processo de projeto arquitetural (8h): relação com requisitos.</text:span></text:p>
      <text:p text:style-name="P7"/>
      <text:p text:style-name="P11"><text:span text:style-name="T3">Condições mínimas (estar apto a)</text:span></text:p>
      <text:p text:style-name="P9"><text:span text:style-name="T7">(Faz sem orientação). Explicar requisitos de software, a relação dessa área de conhecimento com as demais da engenharia de software, arquitetura de software em especial, e a relação com o conceito de sistema.</text:span></text:p>
      <text:p text:style-name="P9"><text:span text:style-name="T7">(Segue instruções). Usar um processo de requisitos de software.</text:span></text:p>
      <text:p text:style-name="P9"><text:span text:style-name="T7">(Segue instruções). Eliciar de requisitos de software.</text:span></text:p>
      <text:p text:style-name="P9"><text:span text:style-name="T7">(Segue instruções). Construir modelos conceituais de software.</text:span></text:p>
      <text:p text:style-name="P9"><text:span text:style-name="T7">(Segue instruções). Especificar requisitos de software.</text:span></text:p>
      <text:p text:style-name="P9"><text:span text:style-name="T7">(Faz com orientação). Verificar e validar requisitos de software.</text:span></text:p>
      <text:p text:style-name="P9"><text:span text:style-name="T7">(Segue instruções). Identificar e utilizar ferramentas de requisitos de software. </text:span></text:p>
      <text:p text:style-name="P9"><text:span text:style-name="T7">(Faz sem orientação). Colaborar em uma equipe na execução de um processo de requisitos.</text:span></text:p>
      <text:p text:style-name="P14"><text:bookmark text:name="_4f1mdlm"/><text:span text:style-name="T2">Governança e Gestão de Serviços de Softwar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ext:soft-page-break/>
        <table:table-row table:style-name="Table37.1">
          <table:table-cell table:style-name="Table37.A1" office:value-type="string">
            <text:p text:style-name="P1"><text:span text:style-name="T4">Núcleo</text:span></text:p>
          </table:table-cell>
          <table:table-cell table:style-name="Table37.A1" office:value-type="string">
            <text:p text:style-name="P1"><text:span text:style-name="T4">TEO</text:span></text:p>
          </table:table-cell>
          <table:table-cell table:style-name="Table37.A1" office:value-type="string">
            <text:p text:style-name="P1"><text:span text:style-name="T4">PRA</text:span></text:p>
          </table:table-cell>
          <table:table-cell table:style-name="Table37.A1" office:value-type="string">
            <text:p text:style-name="P1"><text:span text:style-name="T4">TOTAL</text:span></text:p>
          </table:table-cell>
          <table:table-cell table:style-name="Table37.A1" office:value-type="string">
            <text:p text:style-name="P1"><text:span text:style-name="T4">Período</text:span></text:p>
          </table:table-cell>
          <table:table-cell table:style-name="Table37.A1" office:value-type="string">
            <text:p text:style-name="P2"><text:span text:style-name="T4">Unidade</text:span></text:p>
          </table:table-cell>
          <table:table-cell table:style-name="Table37.A1" office:value-type="string">
            <text:p text:style-name="P2"><text:span text:style-name="T4">Obrigatória</text:span></text:p>
          </table:table-cell>
          <table:table-cell table:style-name="Table37.A1" office:value-type="string">
            <text:p text:style-name="P2"><text:span text:style-name="T4">Pré-requisito:</text:span></text:p>
          </table:table-cell>
        </table:table-row>
        <table:table-row table:style-name="Table37.1">
          <table:table-cell table:style-name="Table37.A1" office:value-type="string">
            <text:p text:style-name="P1">NC</text:p>
          </table:table-cell>
          <table:table-cell table:style-name="Table37.A1" office:value-type="string">
            <text:p text:style-name="P1">48</text:p>
          </table:table-cell>
          <table:table-cell table:style-name="Table37.A1" office:value-type="string">
            <text:p text:style-name="P1">16</text:p>
          </table:table-cell>
          <table:table-cell table:style-name="Table37.A1" office:value-type="string">
            <text:p text:style-name="P1">64</text:p>
          </table:table-cell>
          <table:table-cell table:style-name="Table37.A1" office:value-type="string">
            <text:p text:style-name="P1">7.<text:span text:style-name="T5">o</text:span></text:p>
          </table:table-cell>
          <table:table-cell table:style-name="Table37.A1" office:value-type="string">
            <text:p text:style-name="P2">INF</text:p>
          </table:table-cell>
          <table:table-cell table:style-name="Table37.A1" office:value-type="string">
            <text:p text:style-name="P2">Sim</text:p>
          </table:table-cell>
          <table:table-cell table:style-name="Table37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Governança (8h): governança corporativa; governança de TI (GTI); governança de Software (GS); princípios da GS; conformidade (compliance); alinhamento dos serviços de software ao negócio da organização; normas, frameworks, padrões, modelos de qualidade e de maturidade de GS. </text:span></text:p>
      <text:p text:style-name="P9"><text:span text:style-name="T7">Abordagens para GS (8h): aplicação de abordagens de GS em um contexto organizacional. Objetivos de controle para GS; indicadores e avaliação de desempenho de software; direcionamento, avaliação e controle do uso de serviços de software para apoiar os objetivos de uma organização. </text:span></text:p>
      <text:p text:style-name="P9"><text:span text:style-name="T7">Planejamento e controle estratégico de software (8h): alinhamento entre objetivos organizacionais e objetivos relacionados a software; avaliação, direcionamento e monitoramento de processos de software; diagnóstico de maturidade de processos de software; alinhamento de políticas de software ao plano diretor de TI de uma organização. Gestão de riscos de software; riscos organizacionais; riscos relacionados à segurança física e lógica de software. </text:span></text:p>
      <text:p text:style-name="P9"><text:span text:style-name="T7">Governança de dados (8h): Segurança da informação em uma organização; Segurança de software.</text:span></text:p>
      <text:p text:style-name="P9"><text:span text:style-name="T7">Software como um serviço (SaaS) (8h): serviços de Software (SS); gestão de Serviços de Software (GSS); Estratégia organizacional para SS; Modelos, normas e padrões relacionados à GSS. </text:span></text:p>
      <text:p text:style-name="P9"><text:span text:style-name="T7">Ciclo de vida de SS (8h): planejamento; desenvolvimento; implantação e sustentação; Operação de SS e apoio (suporte) à operação de SS; Descontinuação de SS. </text:span></text:p>
      <text:p text:style-name="P9"><text:span text:style-name="T7">Manutenção de SS (8h): correção, adaptação e evolução de SS; gestão de incidentes e problemas em SS; controle de mudança e de configuração; controle de qualidade. </text:span></text:p>
      <text:p text:style-name="P9"><text:span text:style-name="T7">Gerência de processos de negócio (BPM – Business Process Management) aplicada à GSS (8h): representação de SS como processos de negócio; notação para modelagem de processos de negócio (BPMN); análise, validação e evolução de processos de negócio e de SS. </text:span></text:p>
      <text:p text:style-name="P11"><text:span text:style-name="T3">Condições mínimas (estar apto a)</text:span></text:p>
      <text:p text:style-name="P9"><text:span text:style-name="T7">(Segue instruções). Planejar a estratégia de software para uma organização, considerando a pouca disponibilidade de informações de longo prazo, a escassez de recursos para implementação dessa estratégia e a necessidade de alinhamento entre a GS e a governança corporativa.</text:span></text:p>
      <text:p text:style-name="P9"><text:span text:style-name="T7">(Faz com orientação). Controlar o uso atual e futuro de software, otimizando o seu valor agregado para o negócio da organização.</text:span></text:p>
      <text:p text:style-name="P9"><text:span text:style-name="T7">(Segue instruções). Planejar e implementar (projetar, desenvolver, implantar, monitorar, medir, controlar e sustentar) uma estratégia organizacional para GSS em conformidade com o plano estratégico da organização.</text:span></text:p>
      <text:p text:style-name="P9"><text:span text:style-name="T7">(Faz com orientação). Modelar SS e processos de negócio, usando BPMN, em conformidade com os requisitos organizacionais dos processos e serviços.</text:span></text:p>
      <text:p text:style-name="P14"><text:bookmark text:name="_2u6wntf"/><text:span text:style-name="T2">Software para Sistemas Ubíquos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ext:soft-page-break/>
        <table:table-row table:style-name="Table38.1">
          <table:table-cell table:style-name="Table38.A1" office:value-type="string">
            <text:p text:style-name="P1"><text:span text:style-name="T4">Núcleo</text:span></text:p>
          </table:table-cell>
          <table:table-cell table:style-name="Table38.A1" office:value-type="string">
            <text:p text:style-name="P1"><text:span text:style-name="T4">TEO</text:span></text:p>
          </table:table-cell>
          <table:table-cell table:style-name="Table38.A1" office:value-type="string">
            <text:p text:style-name="P1"><text:span text:style-name="T4">PRA</text:span></text:p>
          </table:table-cell>
          <table:table-cell table:style-name="Table38.A1" office:value-type="string">
            <text:p text:style-name="P1"><text:span text:style-name="T4">TOTAL</text:span></text:p>
          </table:table-cell>
          <table:table-cell table:style-name="Table38.A1" office:value-type="string">
            <text:p text:style-name="P1"><text:span text:style-name="T4">Período</text:span></text:p>
          </table:table-cell>
          <table:table-cell table:style-name="Table38.A1" office:value-type="string">
            <text:p text:style-name="P2"><text:span text:style-name="T4">Unidade</text:span></text:p>
          </table:table-cell>
          <table:table-cell table:style-name="Table38.A1" office:value-type="string">
            <text:p text:style-name="P2"><text:span text:style-name="T4">Obrigatória</text:span></text:p>
          </table:table-cell>
          <table:table-cell table:style-name="Table38.A1" office:value-type="string">
            <text:p text:style-name="P2"><text:span text:style-name="T4">Pré-requisito:</text:span></text:p>
          </table:table-cell>
        </table:table-row>
        <table:table-row table:style-name="Table38.1">
          <table:table-cell table:style-name="Table38.A1" office:value-type="string">
            <text:p text:style-name="P1">NC</text:p>
          </table:table-cell>
          <table:table-cell table:style-name="Table38.A1" office:value-type="string">
            <text:p text:style-name="P1">32</text:p>
          </table:table-cell>
          <table:table-cell table:style-name="Table38.A1" office:value-type="string">
            <text:p text:style-name="P1">32</text:p>
          </table:table-cell>
          <table:table-cell table:style-name="Table38.A1" office:value-type="string">
            <text:p text:style-name="P1">64</text:p>
          </table:table-cell>
          <table:table-cell table:style-name="Table38.A1" office:value-type="string">
            <text:p text:style-name="P1">8.<text:span text:style-name="T5">o</text:span></text:p>
          </table:table-cell>
          <table:table-cell table:style-name="Table38.A1" office:value-type="string">
            <text:p text:style-name="P2">INF</text:p>
          </table:table-cell>
          <table:table-cell table:style-name="Table38.A1" office:value-type="string">
            <text:p text:style-name="P2">Sim</text:p>
          </table:table-cell>
          <table:table-cell table:style-name="Table38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Sistemas de informação que fazem uso de dispositivos (ubíquos) (16h): smartphones, sensores, internet das coisas (IoT), stream analytics e aspectos de segurança (vulnerabilidades, criptografia, certificados digitais).</text:span></text:p>
      <text:p text:style-name="P9"><text:span text:style-name="T7">Definição de arquiteturas para soluções móveis (16): conectar serviços, possivelmente de grande volume, fluxo e em tempo real, com a necessidade de analisá-los.</text:span></text:p>
      <text:p text:style-name="P9"><text:span text:style-name="T7">Desenvolvimento de código para smartphone, sensor ou outro dispositivo capaz de alimentar/receber informações de sistema de informação (32h).</text:span></text:p>
      <text:p text:style-name="P11"><text:span text:style-name="T3">Condições mínimas (estar apto a):</text:span></text:p>
      <text:p text:style-name="P9"><text:span text:style-name="T7">(Faz com orientação). Explicar a construção de software, dispositivos e a relação desses com a engenharia de software e de sistema.</text:span></text:p>
      <text:p text:style-name="P9"><text:span text:style-name="T7">(Faz sem orientação). Explicar a construção de software e a relação dessa área de conhecimento com as demais da engenharia de software.</text:span></text:p>
      <text:p text:style-name="P9"><text:span text:style-name="T7">(Faz com orientação). Usar e configurar ferramentas para edição, compilação, depuração (debugging), build, teste, controle de versão, coleta de medidas (desempenho, consumo de memória, análise estática e cobertura), integração contínua, e aplicativos de linha de comandos para busca e encadear comandos.</text:span></text:p>
      <text:p text:style-name="P9"><text:span text:style-name="T7">(Faz com orientação). Criar código orientado a objetos em conformidade com o projeto (design) detalhado seguindo estratégias recomendadas.</text:span></text:p>
      <text:p text:style-name="P9"><text:span text:style-name="T7">(Faz com orientação). Usar processos para a construção de software (criação de código, controle de versão, inspeção e integração).</text:span></text:p>
      <text:p text:style-name="P9"><text:span text:style-name="T7">(Faz com orientação). Detalhar projeto (design) em conformidade com requisitos de software.</text:span></text:p>
      <text:p text:style-name="P9"><text:span text:style-name="T7">(Faz com orientação). Detalhar projeto de interação (design) em conformidade com requisitos de software.</text:span></text:p>
      <text:p text:style-name="P9"><text:span text:style-name="T7">(Faz com orientação). Localizar e reutilizar código (bibliotecas e frameworks).</text:span></text:p>
      <text:p text:style-name="P9"><text:span text:style-name="T7">(Faz com orientação). Colaborar com a construção de código em equipe.</text:span></text:p>
      <text:p text:style-name="P9"><text:span text:style-name="T7">(Faz com orientação). Explicar a construção de software, segurança e a relação desses com a engenharia de software e de sistema.</text:span></text:p>
      <text:p text:style-name="P9"><text:span text:style-name="T7">(Segue instruções). Auxiliar na criação de modelo de ameaça.</text:span></text:p>
      <text:p text:style-name="P9"><text:span text:style-name="T7">(Segue instruções). Criar código que faz uso de recursos de segurança (criptografia de dados, assinatura e verificação de assinatura digital).</text:span></text:p>
      <text:p text:style-name="P14"><text:bookmark text:name="_19c6y18"/><text:span text:style-name="T2">Software para Persistência de Dados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column table:style-name="Table39.G"/>
        <table:table-column table:style-name="Table39.H"/>
        <text:soft-page-break/>
        <table:table-row table:style-name="Table39.1">
          <table:table-cell table:style-name="Table39.A1" office:value-type="string">
            <text:p text:style-name="P1"><text:span text:style-name="T4">Núcleo</text:span></text:p>
          </table:table-cell>
          <table:table-cell table:style-name="Table39.A1" office:value-type="string">
            <text:p text:style-name="P1"><text:span text:style-name="T4">TEO</text:span></text:p>
          </table:table-cell>
          <table:table-cell table:style-name="Table39.A1" office:value-type="string">
            <text:p text:style-name="P1"><text:span text:style-name="T4">PRA</text:span></text:p>
          </table:table-cell>
          <table:table-cell table:style-name="Table39.A1" office:value-type="string">
            <text:p text:style-name="P1"><text:span text:style-name="T4">TOTAL</text:span></text:p>
          </table:table-cell>
          <table:table-cell table:style-name="Table39.A1" office:value-type="string">
            <text:p text:style-name="P1"><text:span text:style-name="T4">Período</text:span></text:p>
          </table:table-cell>
          <table:table-cell table:style-name="Table39.A1" office:value-type="string">
            <text:p text:style-name="P2"><text:span text:style-name="T4">Unidade</text:span></text:p>
          </table:table-cell>
          <table:table-cell table:style-name="Table39.A1" office:value-type="string">
            <text:p text:style-name="P2"><text:span text:style-name="T4">Obrigatória</text:span></text:p>
          </table:table-cell>
          <table:table-cell table:style-name="Table39.A1" office:value-type="string">
            <text:p text:style-name="P2"><text:span text:style-name="T4">Pré-requisito:</text:span></text:p>
          </table:table-cell>
        </table:table-row>
        <table:table-row table:style-name="Table39.1">
          <table:table-cell table:style-name="Table39.A1" office:value-type="string">
            <text:p text:style-name="P1">NC</text:p>
          </table:table-cell>
          <table:table-cell table:style-name="Table39.A1" office:value-type="string">
            <text:p text:style-name="P1">32</text:p>
          </table:table-cell>
          <table:table-cell table:style-name="Table39.A1" office:value-type="string">
            <text:p text:style-name="P1">32</text:p>
          </table:table-cell>
          <table:table-cell table:style-name="Table39.A1" office:value-type="string">
            <text:p text:style-name="P1">64</text:p>
          </table:table-cell>
          <table:table-cell table:style-name="Table39.A1" office:value-type="string">
            <text:p text:style-name="P1">8.<text:span text:style-name="T5">o</text:span></text:p>
          </table:table-cell>
          <table:table-cell table:style-name="Table39.A1" office:value-type="string">
            <text:p text:style-name="P2">INF</text:p>
          </table:table-cell>
          <table:table-cell table:style-name="Table39.A1" office:value-type="string">
            <text:p text:style-name="P2">Sim</text:p>
          </table:table-cell>
          <table:table-cell table:style-name="Table39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Visão geral de persistência (12h): arquivos em formato texto/binário. Serialização de objetos. Documentos XML. JSON. Bancos de dados relacionais. Bancos NoSql. </text:span></text:p>
      <text:p text:style-name="P9"><text:span text:style-name="T7">Modelagem e implementação de bancos de dados (28h). </text:span></text:p>
      <text:p text:style-name="P9"><text:span text:style-name="T7">Mapeamento entre OO e relacional (8h). </text:span></text:p>
      <text:p text:style-name="P9"><text:span text:style-name="T7">Refatoração de bancos de dados (8h).</text:span></text:p>
      <text:p text:style-name="P9"><text:span text:style-name="T7">Integração de bancos de dados (8h).</text:span></text:p>
      <text:p text:style-name="P11"><text:span text:style-name="T3">Condições mínimas (estar apto a)</text:span></text:p>
      <text:p text:style-name="P9"><text:span text:style-name="T7">(Faz com orientação). Explicar a construção de software, persistência e a relação desses com a engenharia de software e de sistema.</text:span></text:p>
      <text:p text:style-name="P9"><text:span text:style-name="T7">(Segue instruções). Identificar e usar estratégia adequada de persistência de dados para um dado problema.</text:span></text:p>
      <text:p text:style-name="P9"><text:span text:style-name="T7">(Faz com orientação). Usar ferramentas para definição e manipulação de bancos de dados.</text:span></text:p>
      <text:p text:style-name="P9"><text:span text:style-name="T7">(Faz com orientação). Criar código que cria, busca, atualiza e remove dados em bancos de dados.</text:span></text:p>
      <text:p text:style-name="P9"><text:span text:style-name="T7">(Segue instruções) Refatorar (refactoring) bases de dados.</text:span></text:p>
      <text:p text:style-name="P9"><text:span text:style-name="T7">Faltou exigências de construção (anteriores). </text:span></text:p>
      <text:p text:style-name="P14"><text:bookmark text:name="_3tbugp1"/><text:span text:style-name="T2">Padrões de Arquitetura de Software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column table:style-name="Table40.H"/>
        <text:soft-page-break/>
        <table:table-row table:style-name="Table40.1">
          <table:table-cell table:style-name="Table40.A1" office:value-type="string">
            <text:p text:style-name="P1"><text:span text:style-name="T4">Núcleo</text:span></text:p>
          </table:table-cell>
          <table:table-cell table:style-name="Table40.A1" office:value-type="string">
            <text:p text:style-name="P1"><text:span text:style-name="T4">TEO</text:span></text:p>
          </table:table-cell>
          <table:table-cell table:style-name="Table40.A1" office:value-type="string">
            <text:p text:style-name="P1"><text:span text:style-name="T4">PRA</text:span></text:p>
          </table:table-cell>
          <table:table-cell table:style-name="Table40.A1" office:value-type="string">
            <text:p text:style-name="P1"><text:span text:style-name="T4">TOTAL</text:span></text:p>
          </table:table-cell>
          <table:table-cell table:style-name="Table40.A1" office:value-type="string">
            <text:p text:style-name="P1"><text:span text:style-name="T4">Período</text:span></text:p>
          </table:table-cell>
          <table:table-cell table:style-name="Table40.A1" office:value-type="string">
            <text:p text:style-name="P2"><text:span text:style-name="T4">Unidade</text:span></text:p>
          </table:table-cell>
          <table:table-cell table:style-name="Table40.A1" office:value-type="string">
            <text:p text:style-name="P2"><text:span text:style-name="T4">Obrigatória</text:span></text:p>
          </table:table-cell>
          <table:table-cell table:style-name="Table40.A1" office:value-type="string">
            <text:p text:style-name="P2"><text:span text:style-name="T4">Pré-requisito:</text:span></text:p>
          </table:table-cell>
        </table:table-row>
        <table:table-row table:style-name="Table40.1">
          <table:table-cell table:style-name="Table40.A1" office:value-type="string">
            <text:p text:style-name="P1">NC</text:p>
          </table:table-cell>
          <table:table-cell table:style-name="Table40.A1" office:value-type="string">
            <text:p text:style-name="P1">32</text:p>
          </table:table-cell>
          <table:table-cell table:style-name="Table40.A1" office:value-type="string">
            <text:p text:style-name="P1">32</text:p>
          </table:table-cell>
          <table:table-cell table:style-name="Table40.A1" office:value-type="string">
            <text:p text:style-name="P1">64</text:p>
          </table:table-cell>
          <table:table-cell table:style-name="Table40.A1" office:value-type="string">
            <text:p text:style-name="P1">8.<text:span text:style-name="T5">o</text:span></text:p>
          </table:table-cell>
          <table:table-cell table:style-name="Table40.A1" office:value-type="string">
            <text:p text:style-name="P2">INF</text:p>
          </table:table-cell>
          <table:table-cell table:style-name="Table40.A1" office:value-type="string">
            <text:p text:style-name="P2">Sim</text:p>
          </table:table-cell>
          <table:table-cell table:style-name="Table40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Conceitos (12h): arquitetura de software e padrões de arquitetura (blackboard, microservices, invocação implícita, arquitetura orientada a serviços, multitier, arquitetura orienta a eventos, plugin, filtros e pipes, MVC.</text:span></text:p>
      <text:p text:style-name="P9"><text:span text:style-name="T7">Norma ISO/IEC/IEEE 42010:2011 (8h).</text:span></text:p>
      <text:p text:style-name="P9"><text:span text:style-name="T7">Análise (avaliação) de arquiteturas de software (12h). </text:span></text:p>
      <text:p text:style-name="P9"><text:span text:style-name="T7">Criação de arquiteturas de software (32h). </text:span></text:p>
      <text:p text:style-name="P11"><text:span text:style-name="T3">Condições mínimas (estar apto a)</text:span></text:p>
      <text:p text:style-name="P9"><text:span text:style-name="T7">(Faz sem orientação). Compreender a documentação de arquitetura de software.</text:span></text:p>
      <text:p text:style-name="P9"><text:span text:style-name="T7">(Faz com orientação). Explicar padrões de arquitetura e ilustrar o uso.</text:span></text:p>
      <text:p text:style-name="P9"><text:span text:style-name="T7">(Faz com orientação). Documentar arquitetura de software.</text:span></text:p>
      <text:p text:style-name="P9"><text:span text:style-name="T7">(Segue instruções). Realizar análise de arquitetura de software.</text:span></text:p>
      <text:p text:style-name="P9"><text:span text:style-name="T7">(Segue instruções). Criar arquitetura de software que se beneficia de padrões de arquitetura.</text:span></text:p>
      <text:p text:style-name="P14"><text:bookmark text:name="_28h4qwu"/><text:span text:style-name="T2">Teste de Software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ext:soft-page-break/>
        <table:table-row table:style-name="Table41.1">
          <table:table-cell table:style-name="Table41.A1" office:value-type="string">
            <text:p text:style-name="P1"><text:span text:style-name="T4">Núcleo</text:span></text:p>
          </table:table-cell>
          <table:table-cell table:style-name="Table41.A1" office:value-type="string">
            <text:p text:style-name="P1"><text:span text:style-name="T4">TEO</text:span></text:p>
          </table:table-cell>
          <table:table-cell table:style-name="Table41.A1" office:value-type="string">
            <text:p text:style-name="P1"><text:span text:style-name="T4">PRA</text:span></text:p>
          </table:table-cell>
          <table:table-cell table:style-name="Table41.A1" office:value-type="string">
            <text:p text:style-name="P1"><text:span text:style-name="T4">TOTAL</text:span></text:p>
          </table:table-cell>
          <table:table-cell table:style-name="Table41.A1" office:value-type="string">
            <text:p text:style-name="P1"><text:span text:style-name="T4">Período</text:span></text:p>
          </table:table-cell>
          <table:table-cell table:style-name="Table41.A1" office:value-type="string">
            <text:p text:style-name="P2"><text:span text:style-name="T4">Unidade</text:span></text:p>
          </table:table-cell>
          <table:table-cell table:style-name="Table41.A1" office:value-type="string">
            <text:p text:style-name="P2"><text:span text:style-name="T4">Obrigatória</text:span></text:p>
          </table:table-cell>
          <table:table-cell table:style-name="Table41.A1" office:value-type="string">
            <text:p text:style-name="P2"><text:span text:style-name="T4">Pré-requisito:</text:span></text:p>
          </table:table-cell>
        </table:table-row>
        <table:table-row table:style-name="Table41.1">
          <table:table-cell table:style-name="Table41.A1" office:value-type="string">
            <text:p text:style-name="P1">NC</text:p>
          </table:table-cell>
          <table:table-cell table:style-name="Table41.A1" office:value-type="string">
            <text:p text:style-name="P1">32</text:p>
          </table:table-cell>
          <table:table-cell table:style-name="Table41.A1" office:value-type="string">
            <text:p text:style-name="P1">32</text:p>
          </table:table-cell>
          <table:table-cell table:style-name="Table41.A1" office:value-type="string">
            <text:p text:style-name="P1">64</text:p>
          </table:table-cell>
          <table:table-cell table:style-name="Table41.A1" office:value-type="string">
            <text:p text:style-name="P1">8.<text:span text:style-name="T5">o</text:span></text:p>
          </table:table-cell>
          <table:table-cell table:style-name="Table41.A1" office:value-type="string">
            <text:p text:style-name="P2">INF</text:p>
          </table:table-cell>
          <table:table-cell table:style-name="Table41.A1" office:value-type="string">
            <text:p text:style-name="P2">Sim</text:p>
          </table:table-cell>
          <table:table-cell table:style-name="Table41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Processo de construção (8h): definições básicas, atividades e documentação. </text:span></text:p>
      <text:p text:style-name="P9"><text:span text:style-name="T7">Processo de Teste de Software (56): definições básicas, técnicas de teste, teste baseado em intuição e experiência do engenheiro de software, atividades do processo, documentação e ferramentas.</text:span></text:p>
      <text:p text:style-name="P11"><text:span text:style-name="T3">Condições mínimas (estar apto a)</text:span></text:p>
      <text:p text:style-name="P9"><text:span text:style-name="T7">(Faz sem orientação). Explicar o teste de software, a relação dessa área de conhecimento com as demais da engenharia de software e a relação com o conceito de sistema.</text:span></text:p>
      <text:p text:style-name="P9"><text:span text:style-name="T7">(Segue instruções). Usar um processo de teste de software.</text:span></text:p>
      <text:p text:style-name="P9"><text:span text:style-name="T7">(Segue instruções). Desenvolver planos de teste para o teste de unidade.</text:span></text:p>
      <text:p text:style-name="P9"><text:span text:style-name="T7">(Faz com orientação). Propor casos de teste segundo algum critério da técnica de teste funcional para o teste de unidade.</text:span></text:p>
      <text:p text:style-name="P9"><text:span text:style-name="T7">(Faz com orientação). Propor casos de teste segundo algum critério da técnica de teste estrutural para o teste de unidade.</text:span></text:p>
      <text:p text:style-name="P9"><text:span text:style-name="T7">(Faz com orientação). Construir código para automação do teste de software.</text:span></text:p>
      <text:p text:style-name="P9"><text:span text:style-name="T7">(Segue instruções). Aplicar teste exploratório no teste de sistema.</text:span></text:p>
      <text:p text:style-name="P9"><text:span text:style-name="T7">(Faz sem orientação). Executar casos de teste.</text:span></text:p>
      <text:p text:style-name="P9"><text:span text:style-name="T7">(Faz sem orientação). Citar e explicar métricas de teste de software.</text:span></text:p>
      <text:p text:style-name="P9"><text:span text:style-name="T7">(Segue instruções). Realizar medições pertinentes a teste de software.</text:span></text:p>
      <text:p text:style-name="P9"><text:span text:style-name="T7">(Faz com orientação). Documentar atividades do teste de software.</text:span></text:p>
      <text:p text:style-name="P9"><text:span text:style-name="T7">(Segue instruções). Identificar e utilizar ferramentas de teste de software. </text:span></text:p>
      <text:p text:style-name="P14"><text:bookmark text:name="_nmf14n"/><text:span text:style-name="T2">Metodologia e Experimentação em Engenharia de Software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ext:soft-page-break/>
        <table:table-row table:style-name="Table42.1">
          <table:table-cell table:style-name="Table42.A1" office:value-type="string">
            <text:p text:style-name="P1"><text:span text:style-name="T4">Núcleo</text:span></text:p>
          </table:table-cell>
          <table:table-cell table:style-name="Table42.A1" office:value-type="string">
            <text:p text:style-name="P2"><text:span text:style-name="T4">Carga horária</text:span></text:p>
          </table:table-cell>
          <table:table-cell table:style-name="Table42.A1" office:value-type="string">
            <text:p text:style-name="P1"><text:span text:style-name="T4">Teórica</text:span></text:p>
          </table:table-cell>
          <table:table-cell table:style-name="Table42.A1" office:value-type="string">
            <text:p text:style-name="P1"><text:span text:style-name="T4">Prática</text:span></text:p>
          </table:table-cell>
          <table:table-cell table:style-name="Table42.A1" office:value-type="string">
            <text:p text:style-name="P1"><text:span text:style-name="T4">Período (fluxo)</text:span></text:p>
          </table:table-cell>
          <table:table-cell table:style-name="Table42.A1" office:value-type="string">
            <text:p text:style-name="P2"><text:span text:style-name="T4">Pré-requisito:</text:span></text:p>
          </table:table-cell>
        </table:table-row>
        <table:table-row table:style-name="Table42.1">
          <table:table-cell table:style-name="Table42.A1" office:value-type="string">
            <text:p text:style-name="P1">NC</text:p>
          </table:table-cell>
          <table:table-cell table:style-name="Table42.A1" office:value-type="string">
            <text:p text:style-name="P2">64</text:p>
          </table:table-cell>
          <table:table-cell table:style-name="Table42.A1" office:value-type="string">
            <text:p text:style-name="P1">48</text:p>
          </table:table-cell>
          <table:table-cell table:style-name="Table42.A1" office:value-type="string">
            <text:p text:style-name="P1">80</text:p>
          </table:table-cell>
          <table:table-cell table:style-name="Table42.A1" office:value-type="string">
            <text:p text:style-name="P1">8.<text:span text:style-name="T5">o</text:span></text:p>
          </table:table-cell>
          <table:table-cell table:style-name="Table42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Metodologia Científica (16h): aplicação de metodologia científica em atividades de Engenharia de Software. </text:span></text:p>
      <text:p text:style-name="P9"><text:span text:style-name="T7">Fundamentos da Engenharia de Software Experimental (16h): contexto da experimentação na Engenharia de Software; principais tipos de experimentos aplicados à Engenharia de Software; estudos primários e secundários; revisão e mapeamento sistemático da literatura. </text:span></text:p>
      <text:p text:style-name="P9"><text:span text:style-name="T7">Realização de Experimentos em Engenharia de Software (32h).</text:span></text:p>
      <text:p text:style-name="P11"><text:span text:style-name="T3">Condições mínimas (estar apto a)</text:span></text:p>
      <text:p text:style-name="P9"><text:span text:style-name="T7">(Faz com orientação). Aplicar princípios científicos da Engenharia de Software Experimental na realização de experimentos com software.</text:span></text:p>
      <text:p text:style-name="P9"><text:span text:style-name="T7">(Segue instruções). Realizar estudo secundário sistemático em Engenharia de Software.</text:span></text:p>
      <text:p text:style-name="P14"><text:bookmark text:name="_37m2jsg"/><text:span text:style-name="T2">Mercado e Economia de Software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ext:soft-page-break/>
        <table:table-row table:style-name="Table43.1">
          <table:table-cell table:style-name="Table43.A1" office:value-type="string">
            <text:p text:style-name="P1"><text:span text:style-name="T4">Núcleo</text:span></text:p>
          </table:table-cell>
          <table:table-cell table:style-name="Table43.A1" office:value-type="string">
            <text:p text:style-name="P2"><text:span text:style-name="T4">Carga horária</text:span></text:p>
          </table:table-cell>
          <table:table-cell table:style-name="Table43.A1" office:value-type="string">
            <text:p text:style-name="P1"><text:span text:style-name="T4">Teórica</text:span></text:p>
          </table:table-cell>
          <table:table-cell table:style-name="Table43.A1" office:value-type="string">
            <text:p text:style-name="P1"><text:span text:style-name="T4">Prática</text:span></text:p>
          </table:table-cell>
          <table:table-cell table:style-name="Table43.A1" office:value-type="string">
            <text:p text:style-name="P1"><text:span text:style-name="T4">Período (fluxo)</text:span></text:p>
          </table:table-cell>
          <table:table-cell table:style-name="Table43.A1" office:value-type="string">
            <text:p text:style-name="P2"><text:span text:style-name="T4">Pré-requisito:</text:span></text:p>
          </table:table-cell>
        </table:table-row>
        <table:table-row table:style-name="Table43.1">
          <table:table-cell table:style-name="Table43.A1" office:value-type="string">
            <text:p text:style-name="P1">NC</text:p>
          </table:table-cell>
          <table:table-cell table:style-name="Table43.A1" office:value-type="string">
            <text:p text:style-name="P2">64</text:p>
          </table:table-cell>
          <table:table-cell table:style-name="Table43.A1" office:value-type="string">
            <text:p text:style-name="P1">48</text:p>
          </table:table-cell>
          <table:table-cell table:style-name="Table43.A1" office:value-type="string">
            <text:p text:style-name="P1">80</text:p>
          </table:table-cell>
          <table:table-cell table:style-name="Table43.A1" office:value-type="string">
            <text:p text:style-name="P1">8.<text:span text:style-name="T5">o</text:span></text:p>
          </table:table-cell>
          <table:table-cell table:style-name="Table43.A1" office:value-type="string">
            <text:p text:style-name="P2">Nenhum</text:p>
          </table:table-cell>
        </table:table-row>
      </table:table>
      <text:p text:style-name="P11"><text:soft-page-break/><text:span text:style-name="T3">Ementa</text:span></text:p>
      <text:p text:style-name="P9"><text:span text:style-name="T7">Modelos de negócio para software (aluguel, serviço, código aberto). </text:span></text:p>
      <text:p text:style-name="P9"><text:span text:style-name="T7">Leis, normas, impostos e legislação brasileira para o mercado local e para a exportação de software. </text:span></text:p>
      <text:p text:style-name="P9"><text:span text:style-name="T7">Programas de incentivo à exportação e à produção de software.</text:span></text:p>
      <text:p text:style-name="P9"><text:span text:style-name="T7">Características e exigências do mercado interno e externo. </text:span></text:p>
      <text:p text:style-name="P9"><text:span text:style-name="T7">Identificação de oportunidades de inovação em software. </text:span></text:p>
      <text:p text:style-name="P9"><text:span text:style-name="T7">Planos de negócio de software para o mercado nacional e global.</text:span></text:p>
      <text:p text:style-name="P9"><text:span text:style-name="T7">Engenharia Econômica. Fornecimento, demanda e produção. Lucro produzido por capital (interest). Análise custo-benefício. Análise breakeven. Retorno de investimento. Avaliação de alternativas. Economia aplicada ao desenvolvimento de software.</text:span></text:p>
      <text:p text:style-name="P11"><text:span text:style-name="T3">Condições mínimas (estar apto a)</text:span></text:p>
      <text:p text:style-name="P9"><text:span text:style-name="T7">(Segue instruções). Explicar a relação entre decisões técnicas e o alinhamento com objetivos de negócio no qual software está inserido.</text:span></text:p>
      <text:p text:style-name="P9"><text:span text:style-name="T7">(Segue instruções). Explicar as principais leis e normas pertinentes à indústria de software no Brasil.</text:span></text:p>
      <text:p text:style-name="P9"><text:span text:style-name="T7">(Segue instruções). Elaborar plano de negócio para software inovador.</text:span></text:p>
      <text:p text:style-name="P14"><text:bookmark text:name="_1mrcu09"/><text:span text:style-name="T2">Prática em Engenharia de Software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ext:soft-page-break/>
        <table:table-row table:style-name="Table44.1">
          <table:table-cell table:style-name="Table44.A1" office:value-type="string">
            <text:p text:style-name="P1"><text:span text:style-name="T4">Núcleo</text:span></text:p>
          </table:table-cell>
          <table:table-cell table:style-name="Table44.A1" office:value-type="string">
            <text:p text:style-name="P2"><text:span text:style-name="T4">Carga horária</text:span></text:p>
          </table:table-cell>
          <table:table-cell table:style-name="Table44.A1" office:value-type="string">
            <text:p text:style-name="P1"><text:span text:style-name="T4">Teórica</text:span></text:p>
          </table:table-cell>
          <table:table-cell table:style-name="Table44.A1" office:value-type="string">
            <text:p text:style-name="P1"><text:span text:style-name="T4">Prática</text:span></text:p>
          </table:table-cell>
          <table:table-cell table:style-name="Table44.A1" office:value-type="string">
            <text:p text:style-name="P1"><text:span text:style-name="T4">Período (fluxo)</text:span></text:p>
          </table:table-cell>
          <table:table-cell table:style-name="Table44.A1" office:value-type="string">
            <text:p text:style-name="P2"><text:span text:style-name="T4">Pré-requisito:</text:span></text:p>
          </table:table-cell>
        </table:table-row>
        <table:table-row table:style-name="Table44.1">
          <table:table-cell table:style-name="Table44.A1" office:value-type="string">
            <text:p text:style-name="P1">NC</text:p>
          </table:table-cell>
          <table:table-cell table:style-name="Table44.A1" office:value-type="string">
            <text:p text:style-name="P2">320</text:p>
          </table:table-cell>
          <table:table-cell table:style-name="Table44.A1" office:value-type="string">
            <text:p text:style-name="P1">0</text:p>
          </table:table-cell>
          <table:table-cell table:style-name="Table44.A1" office:value-type="string">
            <text:p text:style-name="P1">320</text:p>
          </table:table-cell>
          <table:table-cell table:style-name="Table44.A1" office:value-type="string">
            <text:p text:style-name="P1">9.<text:span text:style-name="T5">o</text:span></text:p>
          </table:table-cell>
          <table:table-cell table:style-name="Table44.A1" office:value-type="string">
            <text:p text:style-name="P2">Nenhum</text:p>
          </table:table-cell>
        </table:table-row>
      </table:table>
      <text:p text:style-name="P7"><text:soft-page-break/></text:p>
      <text:p text:style-name="P5"><text:span text:style-name="T7">O egresso do BES passa pela vivência de dois tipos de experiências práticas diferentes em suas essências.</text:span></text:p>
      <text:p text:style-name="P8"/>
      <text:p text:style-name="P5"><text:span text:style-name="T7">O primeiro grupo de experiências é composto pelas experiências promovidas nas atividades práticas realizadas de maneira contínua e integrada desde o início do curso, no contexto das diversas disciplinas teórico-práticas que compõem a grade curricular do BES. </text:span></text:p>
      <text:p text:style-name="P8"/>
      <text:p text:style-name="P5"><text:span text:style-name="T7">O segundo tipo de experiências é proporcionado pela disciplina “Prática em Engenharia de Software”, que envolve a participação integral do aluno em projetos reais de Engenharia de Software realizados em ambiente típico da indústria de software. É importante contrapor esse cenário de “projeto real”, onde todas as competências são exigidas, com o cenário das atividades práticas realizadas dentro do contexto de uma disciplina, normalmente limitado pelo conteúdo da própria disciplina. </text:span></text:p>
      <text:p text:style-name="P8"/>
      <text:p text:style-name="P5"><text:span text:style-name="T7">A Engenharia de Software compreende o uso de processos. Tais processos são claramente explicitados no projeto pedagógico do curso e podem ser classificados em dois grandes tipos: Processos Técnicos de Engenharia de Software e Processos de Gestão de Engenharia de Software. Além disso, o domínio de Tecnologias de Engenharia de Software, aplicadas tanto a processos técnicos quanto a processos de gestão de Engenharia de Software, é uma competência obrigatória para o profissional que trabalha com software. Assim, pode-se considerar que o Engenheiro de Software deve ser capaz de realizar atividades que envolvem três tipos de competências: técnicas, gerenciais e tecnológicas.</text:span></text:p>
      <text:p text:style-name="P8"/>
      <text:p text:style-name="P5"><text:span text:style-name="T7">A disciplina “Prática em Engenharia de Software” fornece o ambiente necessário para o amadurecimento das competências dos estudantes, pela aquisição de conhecimentos e desenvolvimento de habilidades e atitudes como profissional de Engenharia de Software. Esta prática acontece na fase final do currículo, na qual são reforçadas as habilidades, competências e conhecimentos adquiridos ao longo das disciplinas teórico-práticas do curso, em um ambiente que representa de forma realista os cenários que serão experimentados na vida profissional do Engenheiro de Software.</text:span></text:p>
      <text:p text:style-name="P8"/>
      <text:p text:style-name="P5"><text:span text:style-name="T7">O INF possui uma Fábrica de Software (FS/INF) [CUSUMANO]. O termo “Fábrica” indica um comprometimento de longo prazo e de esforços integrados, acima do nível de projetos individuais, para aprimorar todas as operações de obtenção de software [AAEN]. NA FS/INF, os projetos têm como objetivo atender as necessidades de usuários e patrocinadores reais, ou seja, visam a geração de produtos e/ou a prestação de serviços em Engenharia de Software para a sociedade. Dessa forma, os projetos precisam atender, por exemplo, requisitos de qualidade, de escopo e restrições de custo e prazo definidos pelas partes interessadas do projeto em questão. Além disso, a FS/INF também é responsável por garantir os requisitos definidos pelas normas técnicas aplicáveis de Engenharia de Software.</text:span></text:p>
      <text:p text:style-name="P8"/>
      <text:p text:style-name="P5"><text:span text:style-name="T7">Todas as atividades da Prática em Engenharia de Software previstas no BES são realizadas na FS/INF, sob a supervisão direta de docentes do Instituto de Informática. Portanto, a cada semestre letivo, a FS/INF recebe docentes e estudantes que atuarão nos seus projetos. Cabe ressaltar que, embora os projetos e as atividades da FS/INF não estejam limitados pelo calendário acadêmico, existe um compromisso entre a FS/INF e o curso de BES assegurando que o processo de Gestão do Portfólio da Fábrica selecionará os projetos e as atividades que apresentem condições adequadas ao exercício das práticas de Engenharia de Software pelos estudantes como descritas nesse PPC. Desta forma, o estudante terá a oportunidade concreta de integrar teoria e prática, envolvendo-se em situações-problema geradas pela experiência de campo e que exigem atividades de pesquisa, consultorias, debates e adoção de novas condutas. É também uma oportunidade para que o estudante seja avaliado quanto à sua atitude ética e profissional, quanto ao respeito às normas institucionais da FS/INF e quanto à sua relação com os demais envolvidos no projeto, incluindo usuários e patrocinadores.</text:span></text:p>
      <text:p text:style-name="P5"><text:span text:style-name="T7"><text:line-break/>A “Prática em Engenharia de Software” é realizada pelo estudante preferencialmente após ter obtido aprovação nas demais disciplinas do BES. A disciplina é integralizada com 320 horas de atividades relacionadas a projetos da FS/INF, é ofertada a cada semestre letivo e os docentes atuam como preceptores. Neste sentido, o docente é o profissional responsável pela integração teoria-prática ao longo do projeto, ensinando, supervisionando, orientando e conduzindo o aluno na prática efetiva de sua futura profissão. </text:span></text:p>
      <text:p text:style-name="P7"/>
      <text:p text:style-name="P5"><text:span text:style-name="T7">Os estudantes são divididos em três grupos para melhor acompanhamento das atividades. Cada grupo, em um dado instante, realiza um tipo de atividade típica do exercício profissional: processos técnicos, processos de gestão ou domínio de tecnologias. Ao final da disciplina, é garantido que todos os grupos vivenciaram atividades dos três tipos. A avaliação do estudante é formativa, enfatizando o seu acompanhamento durante todo o período letivo, com o intuito de não apenas verificar se o estudante está alcançando os objetivos propostos, mas também informando seus erros e acertos, além de promover o estímulo necessário para continuar os estudos e o seu desenvolvimento. </text:span></text:p>
      <text:p text:style-name="P5"><text:span text:style-name="T7"><text:line-break/>Concluindo, a disciplina “Prática em Engenharia de Software” favorece um ensino baseado na prática, com foco centrado na ética e na postura do profissional de Engenharia de Software perante os desafios que ocorrem quando se trabalha com software, que é um dos artefatos mais complexos que a humanidade produz. Quando o estudante atua em atividades práticas relevantes para a sua futura vida profissional, enfrentando os desafios reais de sua profissão ainda durante sua formação, sua compreensão se torna cada vez mais crítica e comprometida com a sociedade na qual se insere. Portanto, essa disciplina estimula e valoriza as dimensões ética e humanística na formação do Engenheiro de Software, desenvolvendo atitudes e valores orientados para a cidadania e para o desenvolvimento da sociedade.</text:span></text:p>
      <text:p text:style-name="P11"><text:span text:style-name="T3">Ementa</text:span></text:p>
      <text:p text:style-name="P9"><text:span text:style-name="T7">Aplicação do corpo de conhecimento da Engenharia de Software no contexto de projetos realizados em uma Fábrica de Software (320h): emprego de processos de Engenharia de Software em abrangência e profundidade; seleção e utilização de normas, métodos, técnicas e ferramentas de Engenharia de Software para atingir objetivos estabelecidos no projeto; integração e consolidação de conhecimentos e habilidades esperadas do profissional de Engenharia de Software; exercício de práticas e atitudes profissionais embasadas no código de ética e na postura profissional da Engenharia de Software; prática em processos técnicos de Engenharia de Software; prática em Gestão de Engenharia de Software; prática em Tecnologias de Engenharia de Software.</text:span></text:p>
      <text:p text:style-name="P11"><text:bookmark text:name="_46r0co2"/><text:span text:style-name="T3">Condições mínimas (estar apto a)</text:span></text:p>
      <text:p text:style-name="P9"><text:span text:style-name="T7">(Faz sem orientação). Realizar pacotes de trabalho, desenvolvendo produtos ou serviços dentro de um projeto na Fábrica de Software, aplicando as disciplinas que formam o corpo de conhecimento da Engenharia de Software.</text:span></text:p>
      <text:p text:style-name="P9"><text:span text:style-name="T7">(Faz sem orientação). Planejar, realizar e modificar de forma apropriada produtos e serviços pertinentes a processos organizacionais da Engenharia de Software, dentro do contexto da Fábrica de Software.</text:span></text:p>
      <text:p text:style-name="P9"><text:span text:style-name="T7">(Faz sem orientação). Atuar individualmente e nas equipes de trabalho segundo o código de ética e a postura profissional da Engenharia de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re Baskerville1" svg:font-family="'Libre Baskervill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0" meta:object-count="0" meta:page-count="91" meta:paragraph-count="1193" meta:word-count="6936" meta:character-count="48670" meta:non-whitespace-character-count="42749"/>
    <meta:generator>LibreOfficeDev/5.1.0.3$Linux_X86_64 LibreOffice_project/</meta:generator>
  </office:meta>
</office:document-meta>
</file>